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NimbusRomNo9L-Regu" svg:font-family="NimbusRomNo9L-Regu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imbusRomNo9L-Regu1" svg:font-family="NimbusRomNo9L-Regu" style:font-family-generic="system" style:font-pitch="variable"/>
  </office:font-face-decls>
  <office:automatic-styles>
    <style:style style:name="MergeSort" style:family="table">
      <style:table-properties style:width="17.039cm" fo:margin-left="-0.016cm" table:align="left"/>
    </style:style>
    <style:style style:name="MergeSort.A" style:family="table-column">
      <style:table-column-properties style:column-width="3.413cm"/>
    </style:style>
    <style:style style:name="MergeSort.C" style:family="table-column">
      <style:table-column-properties style:column-width="3.387cm"/>
    </style:style>
    <style:style style:name="MergeSort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MergeSort.B1" style:family="table-cell">
      <style:table-cell-properties fo:padding="0.097cm" fo:border-left="0.05pt solid #000000" fo:border-right="none" fo:border-top="0.05pt solid #000000" fo:border-bottom="0.05pt solid #000000"/>
    </style:style>
    <style:style style:name="MergeSort.D1" style:family="table-cell">
      <style:table-cell-properties fo:padding="0.097cm" fo:border="0.05pt solid #000000"/>
    </style:style>
    <style:style style:name="MergeSort.A2" style:family="table-cell">
      <style:table-cell-properties fo:padding="0.097cm" fo:border-left="0.05pt solid #000000" fo:border-right="none" fo:border-top="0.05pt solid #000000" fo:border-bottom="0.05pt solid #000000"/>
    </style:style>
    <style:style style:name="MergeSort.B2" style:family="table-cell">
      <style:table-cell-properties fo:padding="0.097cm" fo:border-left="0.05pt solid #000000" fo:border-right="none" fo:border-top="none" fo:border-bottom="0.05pt solid #000000"/>
    </style:style>
    <style:style style:name="MergeSort.C2" style:family="table-cell">
      <style:table-cell-properties fo:padding="0.097cm" fo:border-left="0.05pt solid #000000" fo:border-right="none" fo:border-top="none" fo:border-bottom="0.05pt solid #000000"/>
    </style:style>
    <style:style style:name="MergeSort.D2" style:family="table-cell">
      <style:table-cell-properties fo:padding="0.097cm" fo:border-left="0.05pt solid #000000" fo:border-right="none" fo:border-top="none" fo:border-bottom="0.05pt solid #000000"/>
    </style:style>
    <style:style style:name="MergeSort.E2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3" style:family="table-cell">
      <style:table-cell-properties fo:padding="0.097cm" fo:border-left="0.05pt solid #000000" fo:border-right="none" fo:border-top="none" fo:border-bottom="0.05pt solid #000000"/>
    </style:style>
    <style:style style:name="MergeSort.B3" style:family="table-cell">
      <style:table-cell-properties fo:padding="0.097cm" fo:border-left="0.05pt solid #000000" fo:border-right="none" fo:border-top="none" fo:border-bottom="0.05pt solid #000000"/>
    </style:style>
    <style:style style:name="MergeSort.C3" style:family="table-cell">
      <style:table-cell-properties fo:padding="0.097cm" fo:border-left="0.05pt solid #000000" fo:border-right="none" fo:border-top="none" fo:border-bottom="0.05pt solid #000000"/>
    </style:style>
    <style:style style:name="MergeSort.D3" style:family="table-cell">
      <style:table-cell-properties fo:padding="0.097cm" fo:border-left="0.05pt solid #000000" fo:border-right="none" fo:border-top="none" fo:border-bottom="0.05pt solid #000000"/>
    </style:style>
    <style:style style:name="MergeSort.E3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4" style:family="table-cell">
      <style:table-cell-properties fo:padding="0.097cm" fo:border-left="0.05pt solid #000000" fo:border-right="none" fo:border-top="none" fo:border-bottom="0.05pt solid #000000"/>
    </style:style>
    <style:style style:name="MergeSort.B4" style:family="table-cell">
      <style:table-cell-properties fo:padding="0.097cm" fo:border-left="0.05pt solid #000000" fo:border-right="none" fo:border-top="none" fo:border-bottom="0.05pt solid #000000"/>
    </style:style>
    <style:style style:name="MergeSort.C4" style:family="table-cell">
      <style:table-cell-properties fo:padding="0.097cm" fo:border-left="0.05pt solid #000000" fo:border-right="none" fo:border-top="none" fo:border-bottom="0.05pt solid #000000"/>
    </style:style>
    <style:style style:name="MergeSort.D4" style:family="table-cell">
      <style:table-cell-properties fo:padding="0.097cm" fo:border-left="0.05pt solid #000000" fo:border-right="none" fo:border-top="none" fo:border-bottom="0.05pt solid #000000"/>
    </style:style>
    <style:style style:name="MergeSort.E4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5" style:family="table-cell">
      <style:table-cell-properties fo:padding="0.097cm" fo:border-left="0.05pt solid #000000" fo:border-right="none" fo:border-top="none" fo:border-bottom="0.05pt solid #000000"/>
    </style:style>
    <style:style style:name="MergeSort.B5" style:family="table-cell">
      <style:table-cell-properties fo:padding="0.097cm" fo:border-left="0.05pt solid #000000" fo:border-right="none" fo:border-top="none" fo:border-bottom="0.05pt solid #000000"/>
    </style:style>
    <style:style style:name="MergeSort.C5" style:family="table-cell">
      <style:table-cell-properties fo:padding="0.097cm" fo:border-left="0.05pt solid #000000" fo:border-right="none" fo:border-top="none" fo:border-bottom="0.05pt solid #000000"/>
    </style:style>
    <style:style style:name="MergeSort.D5" style:family="table-cell">
      <style:table-cell-properties fo:padding="0.097cm" fo:border-left="0.05pt solid #000000" fo:border-right="none" fo:border-top="none" fo:border-bottom="0.05pt solid #000000"/>
    </style:style>
    <style:style style:name="MergeSort.E5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6" style:family="table-cell">
      <style:table-cell-properties fo:padding="0.097cm" fo:border-left="0.05pt solid #000000" fo:border-right="none" fo:border-top="none" fo:border-bottom="0.05pt solid #000000"/>
    </style:style>
    <style:style style:name="MergeSort.B6" style:family="table-cell">
      <style:table-cell-properties fo:padding="0.097cm" fo:border-left="0.05pt solid #000000" fo:border-right="none" fo:border-top="none" fo:border-bottom="0.05pt solid #000000"/>
    </style:style>
    <style:style style:name="MergeSort.C6" style:family="table-cell">
      <style:table-cell-properties fo:padding="0.097cm" fo:border-left="0.05pt solid #000000" fo:border-right="none" fo:border-top="none" fo:border-bottom="0.05pt solid #000000"/>
    </style:style>
    <style:style style:name="MergeSort.D6" style:family="table-cell">
      <style:table-cell-properties fo:padding="0.097cm" fo:border-left="0.05pt solid #000000" fo:border-right="none" fo:border-top="none" fo:border-bottom="0.05pt solid #000000"/>
    </style:style>
    <style:style style:name="MergeSort.E6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7" style:family="table-cell">
      <style:table-cell-properties fo:padding="0.097cm" fo:border-left="0.05pt solid #000000" fo:border-right="none" fo:border-top="none" fo:border-bottom="0.05pt solid #000000"/>
    </style:style>
    <style:style style:name="MergeSort.B7" style:family="table-cell">
      <style:table-cell-properties fo:padding="0.097cm" fo:border-left="0.05pt solid #000000" fo:border-right="none" fo:border-top="none" fo:border-bottom="0.05pt solid #000000"/>
    </style:style>
    <style:style style:name="MergeSort.C7" style:family="table-cell">
      <style:table-cell-properties fo:padding="0.097cm" fo:border-left="0.05pt solid #000000" fo:border-right="none" fo:border-top="none" fo:border-bottom="0.05pt solid #000000"/>
    </style:style>
    <style:style style:name="MergeSort.D7" style:family="table-cell">
      <style:table-cell-properties fo:padding="0.097cm" fo:border-left="0.05pt solid #000000" fo:border-right="none" fo:border-top="none" fo:border-bottom="0.05pt solid #000000"/>
    </style:style>
    <style:style style:name="MergeSort.E7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8" style:family="table-cell">
      <style:table-cell-properties fo:padding="0.097cm" fo:border-left="0.05pt solid #000000" fo:border-right="none" fo:border-top="none" fo:border-bottom="0.05pt solid #000000"/>
    </style:style>
    <style:style style:name="MergeSort.B8" style:family="table-cell">
      <style:table-cell-properties fo:padding="0.097cm" fo:border-left="0.05pt solid #000000" fo:border-right="none" fo:border-top="none" fo:border-bottom="0.05pt solid #000000"/>
    </style:style>
    <style:style style:name="MergeSort.C8" style:family="table-cell">
      <style:table-cell-properties fo:padding="0.097cm" fo:border-left="0.05pt solid #000000" fo:border-right="none" fo:border-top="none" fo:border-bottom="0.05pt solid #000000"/>
    </style:style>
    <style:style style:name="MergeSort.D8" style:family="table-cell">
      <style:table-cell-properties fo:padding="0.097cm" fo:border-left="0.05pt solid #000000" fo:border-right="none" fo:border-top="none" fo:border-bottom="0.05pt solid #000000"/>
    </style:style>
    <style:style style:name="MergeSort.E8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9" style:family="table-cell">
      <style:table-cell-properties fo:padding="0.097cm" fo:border-left="0.05pt solid #000000" fo:border-right="none" fo:border-top="none" fo:border-bottom="0.05pt solid #000000"/>
    </style:style>
    <style:style style:name="MergeSort.B9" style:family="table-cell">
      <style:table-cell-properties fo:padding="0.097cm" fo:border-left="0.05pt solid #000000" fo:border-right="none" fo:border-top="none" fo:border-bottom="0.05pt solid #000000"/>
    </style:style>
    <style:style style:name="MergeSort.C9" style:family="table-cell">
      <style:table-cell-properties fo:padding="0.097cm" fo:border-left="0.05pt solid #000000" fo:border-right="none" fo:border-top="none" fo:border-bottom="0.05pt solid #000000"/>
    </style:style>
    <style:style style:name="MergeSort.D9" style:family="table-cell">
      <style:table-cell-properties fo:padding="0.097cm" fo:border-left="0.05pt solid #000000" fo:border-right="none" fo:border-top="none" fo:border-bottom="0.05pt solid #000000"/>
    </style:style>
    <style:style style:name="MergeSort.E9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0" style:family="table-cell">
      <style:table-cell-properties fo:padding="0.097cm" fo:border-left="0.05pt solid #000000" fo:border-right="none" fo:border-top="none" fo:border-bottom="0.05pt solid #000000"/>
    </style:style>
    <style:style style:name="MergeSort.B10" style:family="table-cell">
      <style:table-cell-properties fo:padding="0.097cm" fo:border-left="0.05pt solid #000000" fo:border-right="none" fo:border-top="none" fo:border-bottom="0.05pt solid #000000"/>
    </style:style>
    <style:style style:name="MergeSort.C10" style:family="table-cell">
      <style:table-cell-properties fo:padding="0.097cm" fo:border-left="0.05pt solid #000000" fo:border-right="none" fo:border-top="none" fo:border-bottom="0.05pt solid #000000"/>
    </style:style>
    <style:style style:name="MergeSort.D10" style:family="table-cell">
      <style:table-cell-properties fo:padding="0.097cm" fo:border-left="0.05pt solid #000000" fo:border-right="none" fo:border-top="none" fo:border-bottom="0.05pt solid #000000"/>
    </style:style>
    <style:style style:name="MergeSort.E10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1" style:family="table-cell">
      <style:table-cell-properties fo:padding="0.097cm" fo:border-left="0.05pt solid #000000" fo:border-right="none" fo:border-top="none" fo:border-bottom="0.05pt solid #000000"/>
    </style:style>
    <style:style style:name="MergeSort.B11" style:family="table-cell">
      <style:table-cell-properties fo:padding="0.097cm" fo:border-left="0.05pt solid #000000" fo:border-right="none" fo:border-top="none" fo:border-bottom="0.05pt solid #000000"/>
    </style:style>
    <style:style style:name="MergeSort.C11" style:family="table-cell">
      <style:table-cell-properties fo:padding="0.097cm" fo:border-left="0.05pt solid #000000" fo:border-right="none" fo:border-top="none" fo:border-bottom="0.05pt solid #000000"/>
    </style:style>
    <style:style style:name="MergeSort.D11" style:family="table-cell">
      <style:table-cell-properties fo:padding="0.097cm" fo:border-left="0.05pt solid #000000" fo:border-right="none" fo:border-top="none" fo:border-bottom="0.05pt solid #000000"/>
    </style:style>
    <style:style style:name="MergeSort.E11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2" style:family="table-cell">
      <style:table-cell-properties fo:padding="0.097cm" fo:border-left="0.05pt solid #000000" fo:border-right="none" fo:border-top="none" fo:border-bottom="0.05pt solid #000000"/>
    </style:style>
    <style:style style:name="MergeSort.B12" style:family="table-cell">
      <style:table-cell-properties fo:padding="0.097cm" fo:border-left="0.05pt solid #000000" fo:border-right="none" fo:border-top="none" fo:border-bottom="0.05pt solid #000000"/>
    </style:style>
    <style:style style:name="MergeSort.C12" style:family="table-cell">
      <style:table-cell-properties fo:padding="0.097cm" fo:border-left="0.05pt solid #000000" fo:border-right="none" fo:border-top="none" fo:border-bottom="0.05pt solid #000000"/>
    </style:style>
    <style:style style:name="MergeSort.D12" style:family="table-cell">
      <style:table-cell-properties fo:padding="0.097cm" fo:border-left="0.05pt solid #000000" fo:border-right="none" fo:border-top="none" fo:border-bottom="0.05pt solid #000000"/>
    </style:style>
    <style:style style:name="MergeSort.E12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3" style:family="table-cell">
      <style:table-cell-properties fo:padding="0.097cm" fo:border-left="0.05pt solid #000000" fo:border-right="none" fo:border-top="none" fo:border-bottom="0.05pt solid #000000"/>
    </style:style>
    <style:style style:name="MergeSort.B13" style:family="table-cell">
      <style:table-cell-properties fo:padding="0.097cm" fo:border-left="0.05pt solid #000000" fo:border-right="none" fo:border-top="none" fo:border-bottom="0.05pt solid #000000"/>
    </style:style>
    <style:style style:name="MergeSort.C13" style:family="table-cell">
      <style:table-cell-properties fo:padding="0.097cm" fo:border-left="0.05pt solid #000000" fo:border-right="none" fo:border-top="none" fo:border-bottom="0.05pt solid #000000"/>
    </style:style>
    <style:style style:name="MergeSort.D13" style:family="table-cell">
      <style:table-cell-properties fo:padding="0.097cm" fo:border-left="0.05pt solid #000000" fo:border-right="none" fo:border-top="none" fo:border-bottom="0.05pt solid #000000"/>
    </style:style>
    <style:style style:name="MergeSort.E13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4" style:family="table-cell">
      <style:table-cell-properties fo:padding="0.097cm" fo:border-left="0.05pt solid #000000" fo:border-right="none" fo:border-top="none" fo:border-bottom="0.05pt solid #000000"/>
    </style:style>
    <style:style style:name="MergeSort.B14" style:family="table-cell">
      <style:table-cell-properties fo:padding="0.097cm" fo:border-left="0.05pt solid #000000" fo:border-right="none" fo:border-top="none" fo:border-bottom="0.05pt solid #000000"/>
    </style:style>
    <style:style style:name="MergeSort.C14" style:family="table-cell">
      <style:table-cell-properties fo:padding="0.097cm" fo:border-left="0.05pt solid #000000" fo:border-right="none" fo:border-top="none" fo:border-bottom="0.05pt solid #000000"/>
    </style:style>
    <style:style style:name="MergeSort.D14" style:family="table-cell">
      <style:table-cell-properties fo:padding="0.097cm" fo:border-left="0.05pt solid #000000" fo:border-right="none" fo:border-top="none" fo:border-bottom="0.05pt solid #000000"/>
    </style:style>
    <style:style style:name="MergeSort.E14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5" style:family="table-cell">
      <style:table-cell-properties fo:padding="0.097cm" fo:border-left="0.05pt solid #000000" fo:border-right="none" fo:border-top="none" fo:border-bottom="0.05pt solid #000000"/>
    </style:style>
    <style:style style:name="MergeSort.B15" style:family="table-cell">
      <style:table-cell-properties fo:padding="0.097cm" fo:border-left="0.05pt solid #000000" fo:border-right="none" fo:border-top="none" fo:border-bottom="0.05pt solid #000000"/>
    </style:style>
    <style:style style:name="MergeSort.C15" style:family="table-cell">
      <style:table-cell-properties fo:padding="0.097cm" fo:border-left="0.05pt solid #000000" fo:border-right="none" fo:border-top="none" fo:border-bottom="0.05pt solid #000000"/>
    </style:style>
    <style:style style:name="MergeSort.D15" style:family="table-cell">
      <style:table-cell-properties fo:padding="0.097cm" fo:border-left="0.05pt solid #000000" fo:border-right="none" fo:border-top="none" fo:border-bottom="0.05pt solid #000000"/>
    </style:style>
    <style:style style:name="MergeSort.E15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6" style:family="table-cell">
      <style:table-cell-properties fo:padding="0.097cm" fo:border-left="0.05pt solid #000000" fo:border-right="none" fo:border-top="none" fo:border-bottom="0.05pt solid #000000"/>
    </style:style>
    <style:style style:name="MergeSort.B16" style:family="table-cell">
      <style:table-cell-properties fo:padding="0.097cm" fo:border-left="0.05pt solid #000000" fo:border-right="none" fo:border-top="none" fo:border-bottom="0.05pt solid #000000"/>
    </style:style>
    <style:style style:name="MergeSort.C16" style:family="table-cell">
      <style:table-cell-properties fo:padding="0.097cm" fo:border-left="0.05pt solid #000000" fo:border-right="none" fo:border-top="none" fo:border-bottom="0.05pt solid #000000"/>
    </style:style>
    <style:style style:name="MergeSort.D16" style:family="table-cell">
      <style:table-cell-properties fo:padding="0.097cm" fo:border-left="0.05pt solid #000000" fo:border-right="none" fo:border-top="none" fo:border-bottom="0.05pt solid #000000"/>
    </style:style>
    <style:style style:name="MergeSort.E16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7" style:family="table-cell">
      <style:table-cell-properties fo:padding="0.097cm" fo:border-left="0.05pt solid #000000" fo:border-right="none" fo:border-top="none" fo:border-bottom="0.05pt solid #000000"/>
    </style:style>
    <style:style style:name="MergeSort.B17" style:family="table-cell">
      <style:table-cell-properties fo:padding="0.097cm" fo:border-left="0.05pt solid #000000" fo:border-right="none" fo:border-top="none" fo:border-bottom="0.05pt solid #000000"/>
    </style:style>
    <style:style style:name="MergeSort.C17" style:family="table-cell">
      <style:table-cell-properties fo:padding="0.097cm" fo:border-left="0.05pt solid #000000" fo:border-right="none" fo:border-top="none" fo:border-bottom="0.05pt solid #000000"/>
    </style:style>
    <style:style style:name="MergeSort.D17" style:family="table-cell">
      <style:table-cell-properties fo:padding="0.097cm" fo:border-left="0.05pt solid #000000" fo:border-right="none" fo:border-top="none" fo:border-bottom="0.05pt solid #000000"/>
    </style:style>
    <style:style style:name="MergeSort.E17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8" style:family="table-cell">
      <style:table-cell-properties fo:padding="0.097cm" fo:border-left="0.05pt solid #000000" fo:border-right="none" fo:border-top="none" fo:border-bottom="0.05pt solid #000000"/>
    </style:style>
    <style:style style:name="MergeSort.B18" style:family="table-cell">
      <style:table-cell-properties fo:padding="0.097cm" fo:border-left="0.05pt solid #000000" fo:border-right="none" fo:border-top="none" fo:border-bottom="0.05pt solid #000000"/>
    </style:style>
    <style:style style:name="MergeSort.C18" style:family="table-cell">
      <style:table-cell-properties fo:padding="0.097cm" fo:border-left="0.05pt solid #000000" fo:border-right="none" fo:border-top="none" fo:border-bottom="0.05pt solid #000000"/>
    </style:style>
    <style:style style:name="MergeSort.D18" style:family="table-cell">
      <style:table-cell-properties fo:padding="0.097cm" fo:border-left="0.05pt solid #000000" fo:border-right="none" fo:border-top="none" fo:border-bottom="0.05pt solid #000000"/>
    </style:style>
    <style:style style:name="MergeSort.E18" style:family="table-cell">
      <style:table-cell-properties fo:padding="0.097cm" fo:border-left="0.05pt solid #000000" fo:border-right="0.05pt solid #000000" fo:border-top="none" fo:border-bottom="0.05pt solid #000000"/>
    </style:style>
    <style:style style:name="MergeSort.A19" style:family="table-cell">
      <style:table-cell-properties fo:padding="0.097cm" fo:border-left="0.05pt solid #000000" fo:border-right="none" fo:border-top="none" fo:border-bottom="0.05pt solid #000000"/>
    </style:style>
    <style:style style:name="MergeSort.B19" style:family="table-cell">
      <style:table-cell-properties fo:padding="0.097cm" fo:border-left="0.05pt solid #000000" fo:border-right="none" fo:border-top="none" fo:border-bottom="0.05pt solid #000000"/>
    </style:style>
    <style:style style:name="MergeSort.C19" style:family="table-cell">
      <style:table-cell-properties fo:padding="0.097cm" fo:border-left="0.05pt solid #000000" fo:border-right="none" fo:border-top="none" fo:border-bottom="0.05pt solid #000000"/>
    </style:style>
    <style:style style:name="MergeSort.D19" style:family="table-cell">
      <style:table-cell-properties fo:padding="0.097cm" fo:border-left="0.05pt solid #000000" fo:border-right="none" fo:border-top="none" fo:border-bottom="0.05pt solid #000000"/>
    </style:style>
    <style:style style:name="MergeSort.E19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" style:family="table">
      <style:table-properties style:width="17.039cm" fo:margin-left="-0.016cm" table:align="left"/>
    </style:style>
    <style:style style:name="Lentelė1.A" style:family="table-column">
      <style:table-column-properties style:column-width="3.413cm"/>
    </style:style>
    <style:style style:name="Lentelė1.B" style:family="table-column">
      <style:table-column-properties style:column-width="3.651cm"/>
    </style:style>
    <style:style style:name="Lentelė1.C" style:family="table-column">
      <style:table-column-properties style:column-width="3.149cm"/>
    </style:style>
    <style:style style:name="Lentelė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Lentelė1.B1" style:family="table-cell">
      <style:table-cell-properties fo:padding="0.097cm" fo:border-left="0.05pt solid #000000" fo:border-right="none" fo:border-top="0.05pt solid #000000" fo:border-bottom="0.05pt solid #000000"/>
    </style:style>
    <style:style style:name="Lentelė1.D1" style:family="table-cell">
      <style:table-cell-properties fo:padding="0.097cm" fo:border="0.05pt solid #000000"/>
    </style:style>
    <style:style style:name="Lentelė1.A2" style:family="table-cell">
      <style:table-cell-properties fo:padding="0.097cm" fo:border-left="0.05pt solid #000000" fo:border-right="none" fo:border-top="0.05pt solid #000000" fo:border-bottom="0.05pt solid #000000"/>
    </style:style>
    <style:style style:name="Lentelė1.B2" style:family="table-cell">
      <style:table-cell-properties fo:padding="0.097cm" fo:border-left="0.05pt solid #000000" fo:border-right="none" fo:border-top="none" fo:border-bottom="0.05pt solid #000000"/>
    </style:style>
    <style:style style:name="Lentelė1.C2" style:family="table-cell">
      <style:table-cell-properties fo:padding="0.097cm" fo:border-left="0.05pt solid #000000" fo:border-right="none" fo:border-top="none" fo:border-bottom="0.05pt solid #000000"/>
    </style:style>
    <style:style style:name="Lentelė1.D2" style:family="table-cell">
      <style:table-cell-properties fo:padding="0.097cm" fo:border-left="0.05pt solid #000000" fo:border-right="none" fo:border-top="none" fo:border-bottom="0.05pt solid #000000"/>
    </style:style>
    <style:style style:name="Lentelė1.E2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3" style:family="table-cell">
      <style:table-cell-properties fo:padding="0.097cm" fo:border-left="0.05pt solid #000000" fo:border-right="none" fo:border-top="none" fo:border-bottom="0.05pt solid #000000"/>
    </style:style>
    <style:style style:name="Lentelė1.B3" style:family="table-cell">
      <style:table-cell-properties fo:padding="0.097cm" fo:border-left="0.05pt solid #000000" fo:border-right="none" fo:border-top="none" fo:border-bottom="0.05pt solid #000000"/>
    </style:style>
    <style:style style:name="Lentelė1.C3" style:family="table-cell">
      <style:table-cell-properties fo:padding="0.097cm" fo:border-left="0.05pt solid #000000" fo:border-right="none" fo:border-top="none" fo:border-bottom="0.05pt solid #000000"/>
    </style:style>
    <style:style style:name="Lentelė1.D3" style:family="table-cell">
      <style:table-cell-properties fo:padding="0.097cm" fo:border-left="0.05pt solid #000000" fo:border-right="none" fo:border-top="none" fo:border-bottom="0.05pt solid #000000"/>
    </style:style>
    <style:style style:name="Lentelė1.E3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4" style:family="table-cell">
      <style:table-cell-properties fo:padding="0.097cm" fo:border-left="0.05pt solid #000000" fo:border-right="none" fo:border-top="none" fo:border-bottom="0.05pt solid #000000"/>
    </style:style>
    <style:style style:name="Lentelė1.B4" style:family="table-cell">
      <style:table-cell-properties fo:padding="0.097cm" fo:border-left="0.05pt solid #000000" fo:border-right="none" fo:border-top="none" fo:border-bottom="0.05pt solid #000000"/>
    </style:style>
    <style:style style:name="Lentelė1.C4" style:family="table-cell">
      <style:table-cell-properties fo:padding="0.097cm" fo:border-left="0.05pt solid #000000" fo:border-right="none" fo:border-top="none" fo:border-bottom="0.05pt solid #000000"/>
    </style:style>
    <style:style style:name="Lentelė1.D4" style:family="table-cell">
      <style:table-cell-properties fo:padding="0.097cm" fo:border-left="0.05pt solid #000000" fo:border-right="none" fo:border-top="none" fo:border-bottom="0.05pt solid #000000"/>
    </style:style>
    <style:style style:name="Lentelė1.E4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5" style:family="table-cell">
      <style:table-cell-properties fo:padding="0.097cm" fo:border-left="0.05pt solid #000000" fo:border-right="none" fo:border-top="none" fo:border-bottom="0.05pt solid #000000"/>
    </style:style>
    <style:style style:name="Lentelė1.B5" style:family="table-cell">
      <style:table-cell-properties fo:padding="0.097cm" fo:border-left="0.05pt solid #000000" fo:border-right="none" fo:border-top="none" fo:border-bottom="0.05pt solid #000000"/>
    </style:style>
    <style:style style:name="Lentelė1.C5" style:family="table-cell">
      <style:table-cell-properties fo:padding="0.097cm" fo:border-left="0.05pt solid #000000" fo:border-right="none" fo:border-top="none" fo:border-bottom="0.05pt solid #000000"/>
    </style:style>
    <style:style style:name="Lentelė1.D5" style:family="table-cell">
      <style:table-cell-properties fo:padding="0.097cm" fo:border-left="0.05pt solid #000000" fo:border-right="none" fo:border-top="none" fo:border-bottom="0.05pt solid #000000"/>
    </style:style>
    <style:style style:name="Lentelė1.E5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6" style:family="table-cell">
      <style:table-cell-properties fo:padding="0.097cm" fo:border-left="0.05pt solid #000000" fo:border-right="none" fo:border-top="none" fo:border-bottom="0.05pt solid #000000"/>
    </style:style>
    <style:style style:name="Lentelė1.B6" style:family="table-cell">
      <style:table-cell-properties fo:padding="0.097cm" fo:border-left="0.05pt solid #000000" fo:border-right="none" fo:border-top="none" fo:border-bottom="0.05pt solid #000000"/>
    </style:style>
    <style:style style:name="Lentelė1.C6" style:family="table-cell">
      <style:table-cell-properties fo:padding="0.097cm" fo:border-left="0.05pt solid #000000" fo:border-right="none" fo:border-top="none" fo:border-bottom="0.05pt solid #000000"/>
    </style:style>
    <style:style style:name="Lentelė1.D6" style:family="table-cell">
      <style:table-cell-properties fo:padding="0.097cm" fo:border-left="0.05pt solid #000000" fo:border-right="none" fo:border-top="none" fo:border-bottom="0.05pt solid #000000"/>
    </style:style>
    <style:style style:name="Lentelė1.E6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7" style:family="table-cell">
      <style:table-cell-properties fo:padding="0.097cm" fo:border-left="0.05pt solid #000000" fo:border-right="none" fo:border-top="none" fo:border-bottom="0.05pt solid #000000"/>
    </style:style>
    <style:style style:name="Lentelė1.B7" style:family="table-cell">
      <style:table-cell-properties fo:padding="0.097cm" fo:border-left="0.05pt solid #000000" fo:border-right="none" fo:border-top="none" fo:border-bottom="0.05pt solid #000000"/>
    </style:style>
    <style:style style:name="Lentelė1.C7" style:family="table-cell">
      <style:table-cell-properties fo:padding="0.097cm" fo:border-left="0.05pt solid #000000" fo:border-right="none" fo:border-top="none" fo:border-bottom="0.05pt solid #000000"/>
    </style:style>
    <style:style style:name="Lentelė1.D7" style:family="table-cell">
      <style:table-cell-properties fo:padding="0.097cm" fo:border-left="0.05pt solid #000000" fo:border-right="none" fo:border-top="none" fo:border-bottom="0.05pt solid #000000"/>
    </style:style>
    <style:style style:name="Lentelė1.E7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8" style:family="table-cell">
      <style:table-cell-properties fo:padding="0.097cm" fo:border-left="0.05pt solid #000000" fo:border-right="none" fo:border-top="none" fo:border-bottom="0.05pt solid #000000"/>
    </style:style>
    <style:style style:name="Lentelė1.B8" style:family="table-cell">
      <style:table-cell-properties fo:padding="0.097cm" fo:border-left="0.05pt solid #000000" fo:border-right="none" fo:border-top="none" fo:border-bottom="0.05pt solid #000000"/>
    </style:style>
    <style:style style:name="Lentelė1.C8" style:family="table-cell">
      <style:table-cell-properties fo:padding="0.097cm" fo:border-left="0.05pt solid #000000" fo:border-right="none" fo:border-top="none" fo:border-bottom="0.05pt solid #000000"/>
    </style:style>
    <style:style style:name="Lentelė1.D8" style:family="table-cell">
      <style:table-cell-properties fo:padding="0.097cm" fo:border-left="0.05pt solid #000000" fo:border-right="none" fo:border-top="none" fo:border-bottom="0.05pt solid #000000"/>
    </style:style>
    <style:style style:name="Lentelė1.E8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9" style:family="table-cell">
      <style:table-cell-properties fo:padding="0.097cm" fo:border-left="0.05pt solid #000000" fo:border-right="none" fo:border-top="none" fo:border-bottom="0.05pt solid #000000"/>
    </style:style>
    <style:style style:name="Lentelė1.B9" style:family="table-cell">
      <style:table-cell-properties fo:padding="0.097cm" fo:border-left="0.05pt solid #000000" fo:border-right="none" fo:border-top="none" fo:border-bottom="0.05pt solid #000000"/>
    </style:style>
    <style:style style:name="Lentelė1.C9" style:family="table-cell">
      <style:table-cell-properties fo:padding="0.097cm" fo:border-left="0.05pt solid #000000" fo:border-right="none" fo:border-top="none" fo:border-bottom="0.05pt solid #000000"/>
    </style:style>
    <style:style style:name="Lentelė1.D9" style:family="table-cell">
      <style:table-cell-properties fo:padding="0.097cm" fo:border-left="0.05pt solid #000000" fo:border-right="none" fo:border-top="none" fo:border-bottom="0.05pt solid #000000"/>
    </style:style>
    <style:style style:name="Lentelė1.E9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0" style:family="table-cell">
      <style:table-cell-properties fo:padding="0.097cm" fo:border-left="0.05pt solid #000000" fo:border-right="none" fo:border-top="none" fo:border-bottom="0.05pt solid #000000"/>
    </style:style>
    <style:style style:name="Lentelė1.B10" style:family="table-cell">
      <style:table-cell-properties fo:padding="0.097cm" fo:border-left="0.05pt solid #000000" fo:border-right="none" fo:border-top="none" fo:border-bottom="0.05pt solid #000000"/>
    </style:style>
    <style:style style:name="Lentelė1.C10" style:family="table-cell">
      <style:table-cell-properties fo:padding="0.097cm" fo:border-left="0.05pt solid #000000" fo:border-right="none" fo:border-top="none" fo:border-bottom="0.05pt solid #000000"/>
    </style:style>
    <style:style style:name="Lentelė1.D10" style:family="table-cell">
      <style:table-cell-properties fo:padding="0.097cm" fo:border-left="0.05pt solid #000000" fo:border-right="none" fo:border-top="none" fo:border-bottom="0.05pt solid #000000"/>
    </style:style>
    <style:style style:name="Lentelė1.E10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1" style:family="table-cell">
      <style:table-cell-properties fo:padding="0.097cm" fo:border-left="0.05pt solid #000000" fo:border-right="none" fo:border-top="none" fo:border-bottom="0.05pt solid #000000"/>
    </style:style>
    <style:style style:name="Lentelė1.B11" style:family="table-cell">
      <style:table-cell-properties fo:padding="0.097cm" fo:border-left="0.05pt solid #000000" fo:border-right="none" fo:border-top="none" fo:border-bottom="0.05pt solid #000000"/>
    </style:style>
    <style:style style:name="Lentelė1.C11" style:family="table-cell">
      <style:table-cell-properties fo:padding="0.097cm" fo:border-left="0.05pt solid #000000" fo:border-right="none" fo:border-top="none" fo:border-bottom="0.05pt solid #000000"/>
    </style:style>
    <style:style style:name="Lentelė1.D11" style:family="table-cell">
      <style:table-cell-properties fo:padding="0.097cm" fo:border-left="0.05pt solid #000000" fo:border-right="none" fo:border-top="none" fo:border-bottom="0.05pt solid #000000"/>
    </style:style>
    <style:style style:name="Lentelė1.E11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2" style:family="table-cell">
      <style:table-cell-properties fo:padding="0.097cm" fo:border-left="0.05pt solid #000000" fo:border-right="none" fo:border-top="none" fo:border-bottom="0.05pt solid #000000"/>
    </style:style>
    <style:style style:name="Lentelė1.B12" style:family="table-cell">
      <style:table-cell-properties fo:padding="0.097cm" fo:border-left="0.05pt solid #000000" fo:border-right="none" fo:border-top="none" fo:border-bottom="0.05pt solid #000000"/>
    </style:style>
    <style:style style:name="Lentelė1.C12" style:family="table-cell">
      <style:table-cell-properties fo:padding="0.097cm" fo:border-left="0.05pt solid #000000" fo:border-right="none" fo:border-top="none" fo:border-bottom="0.05pt solid #000000"/>
    </style:style>
    <style:style style:name="Lentelė1.D12" style:family="table-cell">
      <style:table-cell-properties fo:padding="0.097cm" fo:border-left="0.05pt solid #000000" fo:border-right="none" fo:border-top="none" fo:border-bottom="0.05pt solid #000000"/>
    </style:style>
    <style:style style:name="Lentelė1.E12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3" style:family="table-cell">
      <style:table-cell-properties fo:padding="0.097cm" fo:border-left="0.05pt solid #000000" fo:border-right="none" fo:border-top="none" fo:border-bottom="0.05pt solid #000000"/>
    </style:style>
    <style:style style:name="Lentelė1.B13" style:family="table-cell">
      <style:table-cell-properties fo:padding="0.097cm" fo:border-left="0.05pt solid #000000" fo:border-right="none" fo:border-top="none" fo:border-bottom="0.05pt solid #000000"/>
    </style:style>
    <style:style style:name="Lentelė1.C13" style:family="table-cell">
      <style:table-cell-properties fo:padding="0.097cm" fo:border-left="0.05pt solid #000000" fo:border-right="none" fo:border-top="none" fo:border-bottom="0.05pt solid #000000"/>
    </style:style>
    <style:style style:name="Lentelė1.D13" style:family="table-cell">
      <style:table-cell-properties fo:padding="0.097cm" fo:border-left="0.05pt solid #000000" fo:border-right="none" fo:border-top="none" fo:border-bottom="0.05pt solid #000000"/>
    </style:style>
    <style:style style:name="Lentelė1.E13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4" style:family="table-cell">
      <style:table-cell-properties fo:padding="0.097cm" fo:border-left="0.05pt solid #000000" fo:border-right="none" fo:border-top="none" fo:border-bottom="0.05pt solid #000000"/>
    </style:style>
    <style:style style:name="Lentelė1.B14" style:family="table-cell">
      <style:table-cell-properties fo:padding="0.097cm" fo:border-left="0.05pt solid #000000" fo:border-right="none" fo:border-top="none" fo:border-bottom="0.05pt solid #000000"/>
    </style:style>
    <style:style style:name="Lentelė1.C14" style:family="table-cell">
      <style:table-cell-properties fo:padding="0.097cm" fo:border-left="0.05pt solid #000000" fo:border-right="none" fo:border-top="none" fo:border-bottom="0.05pt solid #000000"/>
    </style:style>
    <style:style style:name="Lentelė1.D14" style:family="table-cell">
      <style:table-cell-properties fo:padding="0.097cm" fo:border-left="0.05pt solid #000000" fo:border-right="none" fo:border-top="none" fo:border-bottom="0.05pt solid #000000"/>
    </style:style>
    <style:style style:name="Lentelė1.E14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5" style:family="table-cell">
      <style:table-cell-properties fo:padding="0.097cm" fo:border-left="0.05pt solid #000000" fo:border-right="none" fo:border-top="none" fo:border-bottom="0.05pt solid #000000"/>
    </style:style>
    <style:style style:name="Lentelė1.B15" style:family="table-cell">
      <style:table-cell-properties fo:padding="0.097cm" fo:border-left="0.05pt solid #000000" fo:border-right="none" fo:border-top="none" fo:border-bottom="0.05pt solid #000000"/>
    </style:style>
    <style:style style:name="Lentelė1.C15" style:family="table-cell">
      <style:table-cell-properties fo:padding="0.097cm" fo:border-left="0.05pt solid #000000" fo:border-right="none" fo:border-top="none" fo:border-bottom="0.05pt solid #000000"/>
    </style:style>
    <style:style style:name="Lentelė1.D15" style:family="table-cell">
      <style:table-cell-properties fo:padding="0.097cm" fo:border-left="0.05pt solid #000000" fo:border-right="none" fo:border-top="none" fo:border-bottom="0.05pt solid #000000"/>
    </style:style>
    <style:style style:name="Lentelė1.E15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6" style:family="table-cell">
      <style:table-cell-properties fo:padding="0.097cm" fo:border-left="0.05pt solid #000000" fo:border-right="none" fo:border-top="none" fo:border-bottom="0.05pt solid #000000"/>
    </style:style>
    <style:style style:name="Lentelė1.B16" style:family="table-cell">
      <style:table-cell-properties fo:padding="0.097cm" fo:border-left="0.05pt solid #000000" fo:border-right="none" fo:border-top="none" fo:border-bottom="0.05pt solid #000000"/>
    </style:style>
    <style:style style:name="Lentelė1.C16" style:family="table-cell">
      <style:table-cell-properties fo:padding="0.097cm" fo:border-left="0.05pt solid #000000" fo:border-right="none" fo:border-top="none" fo:border-bottom="0.05pt solid #000000"/>
    </style:style>
    <style:style style:name="Lentelė1.D16" style:family="table-cell">
      <style:table-cell-properties fo:padding="0.097cm" fo:border-left="0.05pt solid #000000" fo:border-right="none" fo:border-top="none" fo:border-bottom="0.05pt solid #000000"/>
    </style:style>
    <style:style style:name="Lentelė1.E16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7" style:family="table-cell">
      <style:table-cell-properties fo:padding="0.097cm" fo:border-left="0.05pt solid #000000" fo:border-right="none" fo:border-top="none" fo:border-bottom="0.05pt solid #000000"/>
    </style:style>
    <style:style style:name="Lentelė1.B17" style:family="table-cell">
      <style:table-cell-properties fo:padding="0.097cm" fo:border-left="0.05pt solid #000000" fo:border-right="none" fo:border-top="none" fo:border-bottom="0.05pt solid #000000"/>
    </style:style>
    <style:style style:name="Lentelė1.C17" style:family="table-cell">
      <style:table-cell-properties fo:padding="0.097cm" fo:border-left="0.05pt solid #000000" fo:border-right="none" fo:border-top="none" fo:border-bottom="0.05pt solid #000000"/>
    </style:style>
    <style:style style:name="Lentelė1.D17" style:family="table-cell">
      <style:table-cell-properties fo:padding="0.097cm" fo:border-left="0.05pt solid #000000" fo:border-right="none" fo:border-top="none" fo:border-bottom="0.05pt solid #000000"/>
    </style:style>
    <style:style style:name="Lentelė1.E17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8" style:family="table-cell">
      <style:table-cell-properties fo:padding="0.097cm" fo:border-left="0.05pt solid #000000" fo:border-right="none" fo:border-top="none" fo:border-bottom="0.05pt solid #000000"/>
    </style:style>
    <style:style style:name="Lentelė1.B18" style:family="table-cell">
      <style:table-cell-properties fo:padding="0.097cm" fo:border-left="0.05pt solid #000000" fo:border-right="none" fo:border-top="none" fo:border-bottom="0.05pt solid #000000"/>
    </style:style>
    <style:style style:name="Lentelė1.C18" style:family="table-cell">
      <style:table-cell-properties fo:padding="0.097cm" fo:border-left="0.05pt solid #000000" fo:border-right="none" fo:border-top="none" fo:border-bottom="0.05pt solid #000000"/>
    </style:style>
    <style:style style:name="Lentelė1.D18" style:family="table-cell">
      <style:table-cell-properties fo:padding="0.097cm" fo:border-left="0.05pt solid #000000" fo:border-right="none" fo:border-top="none" fo:border-bottom="0.05pt solid #000000"/>
    </style:style>
    <style:style style:name="Lentelė1.E18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1.A19" style:family="table-cell">
      <style:table-cell-properties fo:padding="0.097cm" fo:border-left="0.05pt solid #000000" fo:border-right="none" fo:border-top="none" fo:border-bottom="0.05pt solid #000000"/>
    </style:style>
    <style:style style:name="Lentelė1.B19" style:family="table-cell">
      <style:table-cell-properties fo:padding="0.097cm" fo:border-left="0.05pt solid #000000" fo:border-right="none" fo:border-top="none" fo:border-bottom="0.05pt solid #000000"/>
    </style:style>
    <style:style style:name="Lentelė1.C19" style:family="table-cell">
      <style:table-cell-properties fo:padding="0.097cm" fo:border-left="0.05pt solid #000000" fo:border-right="none" fo:border-top="none" fo:border-bottom="0.05pt solid #000000"/>
    </style:style>
    <style:style style:name="Lentelė1.D19" style:family="table-cell">
      <style:table-cell-properties fo:padding="0.097cm" fo:border-left="0.05pt solid #000000" fo:border-right="none" fo:border-top="none" fo:border-bottom="0.05pt solid #000000"/>
    </style:style>
    <style:style style:name="Lentelė1.E19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" style:family="table">
      <style:table-properties style:width="17.039cm" fo:margin-left="-0.016cm" table:align="left"/>
    </style:style>
    <style:style style:name="Lentelė2.A" style:family="table-column">
      <style:table-column-properties style:column-width="3.413cm"/>
    </style:style>
    <style:style style:name="Lentelė2.B" style:family="table-column">
      <style:table-column-properties style:column-width="3.651cm"/>
    </style:style>
    <style:style style:name="Lentelė2.C" style:family="table-column">
      <style:table-column-properties style:column-width="3.149cm"/>
    </style:style>
    <style:style style:name="Lentelė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Lentelė2.B1" style:family="table-cell">
      <style:table-cell-properties fo:padding="0.097cm" fo:border-left="0.05pt solid #000000" fo:border-right="none" fo:border-top="0.05pt solid #000000" fo:border-bottom="0.05pt solid #000000"/>
    </style:style>
    <style:style style:name="Lentelė2.D1" style:family="table-cell">
      <style:table-cell-properties fo:padding="0.097cm" fo:border="0.05pt solid #000000"/>
    </style:style>
    <style:style style:name="Lentelė2.A2" style:family="table-cell">
      <style:table-cell-properties fo:padding="0.097cm" fo:border-left="0.05pt solid #000000" fo:border-right="none" fo:border-top="0.05pt solid #000000" fo:border-bottom="0.05pt solid #000000"/>
    </style:style>
    <style:style style:name="Lentelė2.B2" style:family="table-cell">
      <style:table-cell-properties fo:padding="0.097cm" fo:border-left="0.05pt solid #000000" fo:border-right="none" fo:border-top="none" fo:border-bottom="0.05pt solid #000000"/>
    </style:style>
    <style:style style:name="Lentelė2.C2" style:family="table-cell">
      <style:table-cell-properties fo:padding="0.097cm" fo:border-left="0.05pt solid #000000" fo:border-right="none" fo:border-top="none" fo:border-bottom="0.05pt solid #000000"/>
    </style:style>
    <style:style style:name="Lentelė2.D2" style:family="table-cell">
      <style:table-cell-properties fo:padding="0.097cm" fo:border-left="0.05pt solid #000000" fo:border-right="none" fo:border-top="none" fo:border-bottom="0.05pt solid #000000"/>
    </style:style>
    <style:style style:name="Lentelė2.E2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3" style:family="table-cell">
      <style:table-cell-properties fo:padding="0.097cm" fo:border-left="0.05pt solid #000000" fo:border-right="none" fo:border-top="none" fo:border-bottom="0.05pt solid #000000"/>
    </style:style>
    <style:style style:name="Lentelė2.B3" style:family="table-cell">
      <style:table-cell-properties fo:padding="0.097cm" fo:border-left="0.05pt solid #000000" fo:border-right="none" fo:border-top="none" fo:border-bottom="0.05pt solid #000000"/>
    </style:style>
    <style:style style:name="Lentelė2.C3" style:family="table-cell">
      <style:table-cell-properties fo:padding="0.097cm" fo:border-left="0.05pt solid #000000" fo:border-right="none" fo:border-top="none" fo:border-bottom="0.05pt solid #000000"/>
    </style:style>
    <style:style style:name="Lentelė2.D3" style:family="table-cell">
      <style:table-cell-properties fo:padding="0.097cm" fo:border-left="0.05pt solid #000000" fo:border-right="none" fo:border-top="none" fo:border-bottom="0.05pt solid #000000"/>
    </style:style>
    <style:style style:name="Lentelė2.E3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4" style:family="table-cell">
      <style:table-cell-properties fo:padding="0.097cm" fo:border-left="0.05pt solid #000000" fo:border-right="none" fo:border-top="none" fo:border-bottom="0.05pt solid #000000"/>
    </style:style>
    <style:style style:name="Lentelė2.B4" style:family="table-cell">
      <style:table-cell-properties fo:padding="0.097cm" fo:border-left="0.05pt solid #000000" fo:border-right="none" fo:border-top="none" fo:border-bottom="0.05pt solid #000000"/>
    </style:style>
    <style:style style:name="Lentelė2.C4" style:family="table-cell">
      <style:table-cell-properties fo:padding="0.097cm" fo:border-left="0.05pt solid #000000" fo:border-right="none" fo:border-top="none" fo:border-bottom="0.05pt solid #000000"/>
    </style:style>
    <style:style style:name="Lentelė2.D4" style:family="table-cell">
      <style:table-cell-properties fo:padding="0.097cm" fo:border-left="0.05pt solid #000000" fo:border-right="none" fo:border-top="none" fo:border-bottom="0.05pt solid #000000"/>
    </style:style>
    <style:style style:name="Lentelė2.E4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5" style:family="table-cell">
      <style:table-cell-properties fo:padding="0.097cm" fo:border-left="0.05pt solid #000000" fo:border-right="none" fo:border-top="none" fo:border-bottom="0.05pt solid #000000"/>
    </style:style>
    <style:style style:name="Lentelė2.B5" style:family="table-cell">
      <style:table-cell-properties fo:padding="0.097cm" fo:border-left="0.05pt solid #000000" fo:border-right="none" fo:border-top="none" fo:border-bottom="0.05pt solid #000000"/>
    </style:style>
    <style:style style:name="Lentelė2.C5" style:family="table-cell">
      <style:table-cell-properties fo:padding="0.097cm" fo:border-left="0.05pt solid #000000" fo:border-right="none" fo:border-top="none" fo:border-bottom="0.05pt solid #000000"/>
    </style:style>
    <style:style style:name="Lentelė2.D5" style:family="table-cell">
      <style:table-cell-properties fo:padding="0.097cm" fo:border-left="0.05pt solid #000000" fo:border-right="none" fo:border-top="none" fo:border-bottom="0.05pt solid #000000"/>
    </style:style>
    <style:style style:name="Lentelė2.E5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6" style:family="table-cell">
      <style:table-cell-properties fo:padding="0.097cm" fo:border-left="0.05pt solid #000000" fo:border-right="none" fo:border-top="none" fo:border-bottom="0.05pt solid #000000"/>
    </style:style>
    <style:style style:name="Lentelė2.B6" style:family="table-cell">
      <style:table-cell-properties fo:padding="0.097cm" fo:border-left="0.05pt solid #000000" fo:border-right="none" fo:border-top="none" fo:border-bottom="0.05pt solid #000000"/>
    </style:style>
    <style:style style:name="Lentelė2.C6" style:family="table-cell">
      <style:table-cell-properties fo:padding="0.097cm" fo:border-left="0.05pt solid #000000" fo:border-right="none" fo:border-top="none" fo:border-bottom="0.05pt solid #000000"/>
    </style:style>
    <style:style style:name="Lentelė2.D6" style:family="table-cell">
      <style:table-cell-properties fo:padding="0.097cm" fo:border-left="0.05pt solid #000000" fo:border-right="none" fo:border-top="none" fo:border-bottom="0.05pt solid #000000"/>
    </style:style>
    <style:style style:name="Lentelė2.E6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7" style:family="table-cell">
      <style:table-cell-properties fo:padding="0.097cm" fo:border-left="0.05pt solid #000000" fo:border-right="none" fo:border-top="none" fo:border-bottom="0.05pt solid #000000"/>
    </style:style>
    <style:style style:name="Lentelė2.B7" style:family="table-cell">
      <style:table-cell-properties fo:padding="0.097cm" fo:border-left="0.05pt solid #000000" fo:border-right="none" fo:border-top="none" fo:border-bottom="0.05pt solid #000000"/>
    </style:style>
    <style:style style:name="Lentelė2.C7" style:family="table-cell">
      <style:table-cell-properties fo:padding="0.097cm" fo:border-left="0.05pt solid #000000" fo:border-right="none" fo:border-top="none" fo:border-bottom="0.05pt solid #000000"/>
    </style:style>
    <style:style style:name="Lentelė2.D7" style:family="table-cell">
      <style:table-cell-properties fo:padding="0.097cm" fo:border-left="0.05pt solid #000000" fo:border-right="none" fo:border-top="none" fo:border-bottom="0.05pt solid #000000"/>
    </style:style>
    <style:style style:name="Lentelė2.E7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8" style:family="table-cell">
      <style:table-cell-properties fo:padding="0.097cm" fo:border-left="0.05pt solid #000000" fo:border-right="none" fo:border-top="none" fo:border-bottom="0.05pt solid #000000"/>
    </style:style>
    <style:style style:name="Lentelė2.B8" style:family="table-cell">
      <style:table-cell-properties fo:padding="0.097cm" fo:border-left="0.05pt solid #000000" fo:border-right="none" fo:border-top="none" fo:border-bottom="0.05pt solid #000000"/>
    </style:style>
    <style:style style:name="Lentelė2.C8" style:family="table-cell">
      <style:table-cell-properties fo:padding="0.097cm" fo:border-left="0.05pt solid #000000" fo:border-right="none" fo:border-top="none" fo:border-bottom="0.05pt solid #000000"/>
    </style:style>
    <style:style style:name="Lentelė2.D8" style:family="table-cell">
      <style:table-cell-properties fo:padding="0.097cm" fo:border-left="0.05pt solid #000000" fo:border-right="none" fo:border-top="none" fo:border-bottom="0.05pt solid #000000"/>
    </style:style>
    <style:style style:name="Lentelė2.E8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9" style:family="table-cell">
      <style:table-cell-properties fo:padding="0.097cm" fo:border-left="0.05pt solid #000000" fo:border-right="none" fo:border-top="none" fo:border-bottom="0.05pt solid #000000"/>
    </style:style>
    <style:style style:name="Lentelė2.B9" style:family="table-cell">
      <style:table-cell-properties fo:padding="0.097cm" fo:border-left="0.05pt solid #000000" fo:border-right="none" fo:border-top="none" fo:border-bottom="0.05pt solid #000000"/>
    </style:style>
    <style:style style:name="Lentelė2.C9" style:family="table-cell">
      <style:table-cell-properties fo:padding="0.097cm" fo:border-left="0.05pt solid #000000" fo:border-right="none" fo:border-top="none" fo:border-bottom="0.05pt solid #000000"/>
    </style:style>
    <style:style style:name="Lentelė2.D9" style:family="table-cell">
      <style:table-cell-properties fo:padding="0.097cm" fo:border-left="0.05pt solid #000000" fo:border-right="none" fo:border-top="none" fo:border-bottom="0.05pt solid #000000"/>
    </style:style>
    <style:style style:name="Lentelė2.E9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0" style:family="table-cell">
      <style:table-cell-properties fo:padding="0.097cm" fo:border-left="0.05pt solid #000000" fo:border-right="none" fo:border-top="none" fo:border-bottom="0.05pt solid #000000"/>
    </style:style>
    <style:style style:name="Lentelė2.B10" style:family="table-cell">
      <style:table-cell-properties fo:padding="0.097cm" fo:border-left="0.05pt solid #000000" fo:border-right="none" fo:border-top="none" fo:border-bottom="0.05pt solid #000000"/>
    </style:style>
    <style:style style:name="Lentelė2.C10" style:family="table-cell">
      <style:table-cell-properties fo:padding="0.097cm" fo:border-left="0.05pt solid #000000" fo:border-right="none" fo:border-top="none" fo:border-bottom="0.05pt solid #000000"/>
    </style:style>
    <style:style style:name="Lentelė2.D10" style:family="table-cell">
      <style:table-cell-properties fo:padding="0.097cm" fo:border-left="0.05pt solid #000000" fo:border-right="none" fo:border-top="none" fo:border-bottom="0.05pt solid #000000"/>
    </style:style>
    <style:style style:name="Lentelė2.E10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1" style:family="table-cell">
      <style:table-cell-properties fo:padding="0.097cm" fo:border-left="0.05pt solid #000000" fo:border-right="none" fo:border-top="none" fo:border-bottom="0.05pt solid #000000"/>
    </style:style>
    <style:style style:name="Lentelė2.B11" style:family="table-cell">
      <style:table-cell-properties fo:padding="0.097cm" fo:border-left="0.05pt solid #000000" fo:border-right="none" fo:border-top="none" fo:border-bottom="0.05pt solid #000000"/>
    </style:style>
    <style:style style:name="Lentelė2.C11" style:family="table-cell">
      <style:table-cell-properties fo:padding="0.097cm" fo:border-left="0.05pt solid #000000" fo:border-right="none" fo:border-top="none" fo:border-bottom="0.05pt solid #000000"/>
    </style:style>
    <style:style style:name="Lentelė2.D11" style:family="table-cell">
      <style:table-cell-properties fo:padding="0.097cm" fo:border-left="0.05pt solid #000000" fo:border-right="none" fo:border-top="none" fo:border-bottom="0.05pt solid #000000"/>
    </style:style>
    <style:style style:name="Lentelė2.E11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2" style:family="table-cell">
      <style:table-cell-properties fo:padding="0.097cm" fo:border-left="0.05pt solid #000000" fo:border-right="none" fo:border-top="none" fo:border-bottom="0.05pt solid #000000"/>
    </style:style>
    <style:style style:name="Lentelė2.B12" style:family="table-cell">
      <style:table-cell-properties fo:padding="0.097cm" fo:border-left="0.05pt solid #000000" fo:border-right="none" fo:border-top="none" fo:border-bottom="0.05pt solid #000000"/>
    </style:style>
    <style:style style:name="Lentelė2.C12" style:family="table-cell">
      <style:table-cell-properties fo:padding="0.097cm" fo:border-left="0.05pt solid #000000" fo:border-right="none" fo:border-top="none" fo:border-bottom="0.05pt solid #000000"/>
    </style:style>
    <style:style style:name="Lentelė2.D12" style:family="table-cell">
      <style:table-cell-properties fo:padding="0.097cm" fo:border-left="0.05pt solid #000000" fo:border-right="none" fo:border-top="none" fo:border-bottom="0.05pt solid #000000"/>
    </style:style>
    <style:style style:name="Lentelė2.E12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3" style:family="table-cell">
      <style:table-cell-properties fo:padding="0.097cm" fo:border-left="0.05pt solid #000000" fo:border-right="none" fo:border-top="none" fo:border-bottom="0.05pt solid #000000"/>
    </style:style>
    <style:style style:name="Lentelė2.B13" style:family="table-cell">
      <style:table-cell-properties fo:padding="0.097cm" fo:border-left="0.05pt solid #000000" fo:border-right="none" fo:border-top="none" fo:border-bottom="0.05pt solid #000000"/>
    </style:style>
    <style:style style:name="Lentelė2.C13" style:family="table-cell">
      <style:table-cell-properties fo:padding="0.097cm" fo:border-left="0.05pt solid #000000" fo:border-right="none" fo:border-top="none" fo:border-bottom="0.05pt solid #000000"/>
    </style:style>
    <style:style style:name="Lentelė2.D13" style:family="table-cell">
      <style:table-cell-properties fo:padding="0.097cm" fo:border-left="0.05pt solid #000000" fo:border-right="none" fo:border-top="none" fo:border-bottom="0.05pt solid #000000"/>
    </style:style>
    <style:style style:name="Lentelė2.E13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4" style:family="table-cell">
      <style:table-cell-properties fo:padding="0.097cm" fo:border-left="0.05pt solid #000000" fo:border-right="none" fo:border-top="none" fo:border-bottom="0.05pt solid #000000"/>
    </style:style>
    <style:style style:name="Lentelė2.B14" style:family="table-cell">
      <style:table-cell-properties fo:padding="0.097cm" fo:border-left="0.05pt solid #000000" fo:border-right="none" fo:border-top="none" fo:border-bottom="0.05pt solid #000000"/>
    </style:style>
    <style:style style:name="Lentelė2.C14" style:family="table-cell">
      <style:table-cell-properties fo:padding="0.097cm" fo:border-left="0.05pt solid #000000" fo:border-right="none" fo:border-top="none" fo:border-bottom="0.05pt solid #000000"/>
    </style:style>
    <style:style style:name="Lentelė2.D14" style:family="table-cell">
      <style:table-cell-properties fo:padding="0.097cm" fo:border-left="0.05pt solid #000000" fo:border-right="none" fo:border-top="none" fo:border-bottom="0.05pt solid #000000"/>
    </style:style>
    <style:style style:name="Lentelė2.E14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5" style:family="table-cell">
      <style:table-cell-properties fo:padding="0.097cm" fo:border-left="0.05pt solid #000000" fo:border-right="none" fo:border-top="none" fo:border-bottom="0.05pt solid #000000"/>
    </style:style>
    <style:style style:name="Lentelė2.B15" style:family="table-cell">
      <style:table-cell-properties fo:padding="0.097cm" fo:border-left="0.05pt solid #000000" fo:border-right="none" fo:border-top="none" fo:border-bottom="0.05pt solid #000000"/>
    </style:style>
    <style:style style:name="Lentelė2.C15" style:family="table-cell">
      <style:table-cell-properties fo:padding="0.097cm" fo:border-left="0.05pt solid #000000" fo:border-right="none" fo:border-top="none" fo:border-bottom="0.05pt solid #000000"/>
    </style:style>
    <style:style style:name="Lentelė2.D15" style:family="table-cell">
      <style:table-cell-properties fo:padding="0.097cm" fo:border-left="0.05pt solid #000000" fo:border-right="none" fo:border-top="none" fo:border-bottom="0.05pt solid #000000"/>
    </style:style>
    <style:style style:name="Lentelė2.E15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6" style:family="table-cell">
      <style:table-cell-properties fo:padding="0.097cm" fo:border-left="0.05pt solid #000000" fo:border-right="none" fo:border-top="none" fo:border-bottom="0.05pt solid #000000"/>
    </style:style>
    <style:style style:name="Lentelė2.B16" style:family="table-cell">
      <style:table-cell-properties fo:padding="0.097cm" fo:border-left="0.05pt solid #000000" fo:border-right="none" fo:border-top="none" fo:border-bottom="0.05pt solid #000000"/>
    </style:style>
    <style:style style:name="Lentelė2.C16" style:family="table-cell">
      <style:table-cell-properties fo:padding="0.097cm" fo:border-left="0.05pt solid #000000" fo:border-right="none" fo:border-top="none" fo:border-bottom="0.05pt solid #000000"/>
    </style:style>
    <style:style style:name="Lentelė2.D16" style:family="table-cell">
      <style:table-cell-properties fo:padding="0.097cm" fo:border-left="0.05pt solid #000000" fo:border-right="none" fo:border-top="none" fo:border-bottom="0.05pt solid #000000"/>
    </style:style>
    <style:style style:name="Lentelė2.E16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7" style:family="table-cell">
      <style:table-cell-properties fo:padding="0.097cm" fo:border-left="0.05pt solid #000000" fo:border-right="none" fo:border-top="none" fo:border-bottom="0.05pt solid #000000"/>
    </style:style>
    <style:style style:name="Lentelė2.B17" style:family="table-cell">
      <style:table-cell-properties fo:padding="0.097cm" fo:border-left="0.05pt solid #000000" fo:border-right="none" fo:border-top="none" fo:border-bottom="0.05pt solid #000000"/>
    </style:style>
    <style:style style:name="Lentelė2.C17" style:family="table-cell">
      <style:table-cell-properties fo:padding="0.097cm" fo:border-left="0.05pt solid #000000" fo:border-right="none" fo:border-top="none" fo:border-bottom="0.05pt solid #000000"/>
    </style:style>
    <style:style style:name="Lentelė2.D17" style:family="table-cell">
      <style:table-cell-properties fo:padding="0.097cm" fo:border-left="0.05pt solid #000000" fo:border-right="none" fo:border-top="none" fo:border-bottom="0.05pt solid #000000"/>
    </style:style>
    <style:style style:name="Lentelė2.E17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8" style:family="table-cell">
      <style:table-cell-properties fo:padding="0.097cm" fo:border-left="0.05pt solid #000000" fo:border-right="none" fo:border-top="none" fo:border-bottom="0.05pt solid #000000"/>
    </style:style>
    <style:style style:name="Lentelė2.B18" style:family="table-cell">
      <style:table-cell-properties fo:padding="0.097cm" fo:border-left="0.05pt solid #000000" fo:border-right="none" fo:border-top="none" fo:border-bottom="0.05pt solid #000000"/>
    </style:style>
    <style:style style:name="Lentelė2.C18" style:family="table-cell">
      <style:table-cell-properties fo:padding="0.097cm" fo:border-left="0.05pt solid #000000" fo:border-right="none" fo:border-top="none" fo:border-bottom="0.05pt solid #000000"/>
    </style:style>
    <style:style style:name="Lentelė2.D18" style:family="table-cell">
      <style:table-cell-properties fo:padding="0.097cm" fo:border-left="0.05pt solid #000000" fo:border-right="none" fo:border-top="none" fo:border-bottom="0.05pt solid #000000"/>
    </style:style>
    <style:style style:name="Lentelė2.E18" style:family="table-cell">
      <style:table-cell-properties fo:padding="0.097cm" fo:border-left="0.05pt solid #000000" fo:border-right="0.05pt solid #000000" fo:border-top="none" fo:border-bottom="0.05pt solid #000000"/>
    </style:style>
    <style:style style:name="Lentelė2.A19" style:family="table-cell">
      <style:table-cell-properties fo:padding="0.097cm" fo:border-left="0.05pt solid #000000" fo:border-right="none" fo:border-top="none" fo:border-bottom="0.05pt solid #000000"/>
    </style:style>
    <style:style style:name="Lentelė2.B19" style:family="table-cell">
      <style:table-cell-properties fo:padding="0.097cm" fo:border-left="0.05pt solid #000000" fo:border-right="none" fo:border-top="none" fo:border-bottom="0.05pt solid #000000"/>
    </style:style>
    <style:style style:name="Lentelė2.C19" style:family="table-cell">
      <style:table-cell-properties fo:padding="0.097cm" fo:border-left="0.05pt solid #000000" fo:border-right="none" fo:border-top="none" fo:border-bottom="0.05pt solid #000000"/>
    </style:style>
    <style:style style:name="Lentelė2.D19" style:family="table-cell">
      <style:table-cell-properties fo:padding="0.097cm" fo:border-left="0.05pt solid #000000" fo:border-right="none" fo:border-top="none" fo:border-bottom="0.05pt solid #000000"/>
    </style:style>
    <style:style style:name="Lentelė2.E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7pt" style:font-name-asian="Monospace" style:font-size-asian="7pt" style:font-name-complex="Monospace" style:font-size-complex="7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7pt" style:font-size-asian="7pt" style:font-size-complex="7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weight="bold" style:font-weight-asian="bold" style:font-weight-complex="bold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weight="normal" style:font-weight-asian="normal" style:font-weight-complex="normal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7pt" style:font-size-asian="7pt" style:font-size-complex="7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7pt" fo:font-weight="normal" style:font-size-asian="7pt" style:font-weight-asian="normal" style:font-size-complex="7pt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Monospace" fo:font-size="7pt" fo:font-weight="normal" style:font-name-asian="Monospace" style:font-size-asian="7pt" style:font-weight-asian="normal" style:font-name-complex="Monospace" style:font-size-complex="7pt" style:font-weight-complex="normal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Monospace" fo:font-size="7pt" fo:font-weight="bold" style:font-name-asian="Monospace" style:font-size-asian="7pt" style:font-weight-asian="bold" style:font-name-complex="Monospace" style:font-size-complex="7pt" style:font-weight-complex="bold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fo:font-weight="normal" style:font-weight-asian="normal" style:font-weight-complex="normal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fo:font-weight="bold" style:font-weight-asian="bold" style:font-weight-complex="bold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Monospace" fo:font-size="10pt" fo:font-weight="bold" style:font-size-asian="8.75pt" style:font-weight-asian="bold" style:font-size-complex="10pt" style:font-weight-complex="bold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Monospace" fo:font-size="7pt" fo:font-weight="normal" style:font-size-asian="7pt" style:font-weight-asian="normal" style:font-size-complex="7pt" style:font-weight-complex="normal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</style:style>
    <style:style style:name="P16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Monospace" fo:font-size="10pt" style:font-size-asian="10pt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Monospace" fo:font-size="10pt" fo:font-weight="bold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  <style:background-image/>
      </style:paragraph-properties>
      <style:text-properties style:font-name="Monospace" fo:font-size="7pt" fo:font-weight="normal" style:font-size-asian="7pt" style:font-weight-asian="normal" style:font-size-complex="7pt" style:font-weight-complex="normal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</style:style>
    <style:style style:name="P22" style:family="paragraph" style:parent-style-name="Standard" style:list-style-name="L1">
      <style:paragraph-properties fo:text-align="start" style:justify-single-word="false" fo:background-color="transparent" style:text-autospace="none">
        <style:background-image/>
      </style:paragraph-properties>
      <style:text-properties style:font-name="Monospace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font-name="Monospace" fo:font-size="10pt" style:font-size-asian="8.75pt" style:font-size-complex="10pt"/>
    </style:style>
    <style:style style:name="P24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font-name="Monospace" fo:font-size="10pt" fo:font-weight="bold" style:font-size-asian="8.75pt" style:font-weight-asian="bold" style:font-size-complex="10pt" style:font-weight-complex="bold"/>
    </style:style>
    <style:style style:name="P25" style:family="paragraph" style:parent-style-name="Standard" style:list-style-name="L1">
      <style:paragraph-properties fo:margin-left="0.053cm" fo:margin-right="0cm" fo:text-align="start" style:justify-single-word="false" fo:text-indent="-0.635cm" style:auto-text-indent="false" fo:background-color="transparent" style:text-autospace="none">
        <style:tab-stops/>
        <style:background-image/>
      </style:paragraph-properties>
      <style:text-properties style:font-name="Monospace" fo:font-weight="bold" style:font-weight-asian="bold" style:font-weight-complex="bold"/>
    </style:style>
    <style:style style:name="P26" style:family="paragraph" style:parent-style-name="Standard" style:list-style-name="L1">
      <style:paragraph-properties fo:margin-left="0.053cm" fo:margin-right="0cm" fo:text-align="start" style:justify-single-word="false" fo:text-indent="-0.635cm" style:auto-text-indent="false" fo:background-color="transparent" style:text-autospace="none">
        <style:tab-stops/>
        <style:background-image/>
      </style:paragraph-properties>
      <style:text-properties style:font-name="Monospace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left="0.053cm" fo:margin-right="0cm" fo:text-align="start" style:justify-single-word="false" fo:text-indent="-0.079cm" style:auto-text-indent="false" fo:background-color="transparent" style:text-autospace="none">
        <style:tab-stops/>
        <style:background-image/>
      </style:paragraph-properties>
      <style:text-properties style:font-name="Monospace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.053cm" fo:margin-right="0cm" fo:text-align="start" style:justify-single-word="false" fo:text-indent="-0.079cm" style:auto-text-indent="false" fo:background-color="transparent" style:text-autospace="none">
        <style:tab-stops/>
        <style:background-image/>
      </style:paragraph-properties>
      <style:text-properties style:font-name="Monospace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.053cm" fo:margin-right="0cm" fo:text-align="start" style:justify-single-word="false" fo:text-indent="-0.079cm" style:auto-text-indent="false" fo:background-color="transparent" style:text-autospace="none">
        <style:tab-stops/>
        <style:background-image/>
      </style:paragraph-properties>
      <style:text-properties style:font-name="Monospace" fo:font-size="10pt" fo:font-weight="bold" style:font-size-asian="8.75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end" style:justify-single-word="false"/>
    </style:style>
    <style:style style:name="T1" style:family="text">
      <style:text-properties fo:color="#cda869"/>
    </style:style>
    <style:style style:name="T2" style:family="text">
      <style:text-properties fo:color="#cda869" style:font-name="Monospace" style:font-name-asian="Monospace" style:font-name-complex="Monospace"/>
    </style:style>
    <style:style style:name="T3" style:family="text">
      <style:text-properties fo:color="#f8f8f8"/>
    </style:style>
    <style:style style:name="T4" style:family="text">
      <style:text-properties fo:color="#f8f8f8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f8f8f8" style:font-name="Monospace" style:font-name-asian="Monospace" style:font-name-complex="Monospace"/>
    </style:style>
    <style:style style:name="T6" style:family="text">
      <style:text-properties fo:color="#f8f8f8" style:font-name-asian="Monospace" style:font-name-complex="Monospace"/>
    </style:style>
    <style:style style:name="T7" style:family="text">
      <style:text-properties fo:color="#9b703f"/>
    </style:style>
    <style:style style:name="T8" style:family="text">
      <style:text-properties fo:color="#cf6a4c"/>
    </style:style>
    <style:style style:name="T9" style:family="text">
      <style:text-properties fo:color="#cf6a4c" style:font-name="Monospace" style:font-name-asian="Monospace" style:font-name-complex="Monospace"/>
    </style:style>
    <style:style style:name="T10" style:family="text">
      <style:text-properties fo:color="#cf6a4c" style:font-name-asian="Monospace" style:font-name-complex="Monospace"/>
    </style:style>
    <style:style style:name="T11" style:family="text">
      <style:text-properties fo:color="#8f9d6a"/>
    </style:style>
    <style:style style:name="T1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4" style:family="text">
      <style:text-properties style:font-name="Monospace" style:font-name-asian="Monospace" style:font-size-asian="10pt" style:font-name-complex="NimbusRomNo9L-Regu1"/>
    </style:style>
    <style:style style:name="T15" style:family="text">
      <style:text-properties style:font-name="Monospace" style:font-name-asian="Monospace" style:font-name-complex="Monospace"/>
    </style:style>
    <style:style style:name="T16" style:family="text">
      <style:text-properties fo:color="#000000"/>
    </style:style>
    <style:style style:name="T17" style:family="text">
      <style:text-properties fo:color="#00000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8" style:family="text">
      <style:text-properties fo:color="#000000" style:font-name="Monospace" style:font-name-asian="Monospace" style:font-name-complex="Monospace"/>
    </style:style>
    <style:style style:name="T19" style:family="text">
      <style:text-properties fo:color="#000000" fo:font-size="12pt" style:font-name-asian="Monospace" style:font-size-asian="12pt" style:font-name-complex="NimbusRomNo9L-Regu1" style:font-size-complex="12pt"/>
    </style:style>
    <style:style style:name="T20" style:family="text">
      <style:text-properties fo:color="#000000" fo:font-size="12pt" style:font-name-asian="Monospace" style:font-size-asian="10.5pt" style:font-name-complex="NimbusRomNo9L-Regu1" style:font-size-complex="12pt"/>
    </style:style>
    <style:style style:name="T21" style:family="text">
      <style:text-properties fo:color="#000000" fo:font-weight="normal" style:font-name-asian="Monospace" style:font-weight-asian="normal" style:font-name-complex="NimbusRomNo9L-Regu1" style:font-weight-complex="normal"/>
    </style:style>
    <style:style style:name="T22" style:family="text">
      <style:text-properties fo:color="#000000" style:font-name-asian="Monospace" style:font-name-complex="NimbusRomNo9L-Regu1"/>
    </style:style>
    <style:style style:name="T23" style:family="text">
      <style:text-properties fo:color="#000000" style:font-name="Monospace" fo:font-size="10pt" fo:font-weight="normal" style:font-name-asian="Monospace" style:font-size-asian="8.75pt" style:font-weight-asian="normal" style:font-name-complex="NimbusRomNo9L-Regu1" style:font-size-complex="10pt" style:font-weight-complex="normal"/>
    </style:style>
    <style:style style:name="T24" style:family="text">
      <style:text-properties fo:color="#000000" style:font-name="Monospace" fo:font-size="10pt" style:font-name-asian="Monospace" style:font-size-asian="8.75pt" style:font-name-complex="NimbusRomNo9L-Regu1" style:font-size-complex="10pt"/>
    </style:style>
    <style:style style:name="T25" style:family="text">
      <style:text-properties fo:color="#000000" style:font-name="Monospace" style:font-name-asian="Monospace" style:font-name-complex="NimbusRomNo9L-Regu1"/>
    </style:style>
    <style:style style:name="T26" style:family="text">
      <style:text-properties fo:color="#000000" style:font-name="Monospace" fo:font-weight="bold" style:font-name-asian="Monospace" style:font-size-asian="8.75pt" style:font-weight-asian="bold" style:font-name-complex="NimbusRomNo9L-Regu1" style:font-weight-complex="bold"/>
    </style:style>
    <style:style style:name="T27" style:family="text">
      <style:text-properties fo:color="#000000" fo:font-size="7pt" style:font-size-asian="7pt" style:font-size-complex="7pt"/>
    </style:style>
    <style:style style:name="T28" style:family="text">
      <style:text-properties style:text-underline-style="solid" style:text-underline-width="auto" style:text-underline-color="font-color" style:font-name-complex="NimbusRomNo9L-Regu1"/>
    </style:style>
    <style:style style:name="T29" style:family="text">
      <style:text-properties style:font-name="Monospace" style:font-name-asian="Monospace" style:font-name-complex="NimbusRomNo9L-Regu1"/>
    </style:style>
    <style:style style:name="T30" style:family="text">
      <style:text-properties style:font-name-complex="NimbusRomNo9L-Regu1"/>
    </style:style>
    <style:style style:name="T31" style:family="text">
      <style:text-properties fo:color="#5f5a60"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name-asian="Monospace" style:font-name-complex="NimbusRomNo9L-Regu1"/>
    </style:style>
    <style:style style:name="T34" style:family="text">
      <style:text-properties style:font-name-asian="Monospace" style:font-name-complex="Monospace"/>
    </style:style>
    <style:style style:name="T35" style:family="text">
      <style:text-properties fo:font-size="7pt" style:font-size-asian="7pt" style:font-size-complex="7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5860813" text:style-name="L1">
        <text:list-header>
          <text:p text:style-name="P16"><text:span text:style-name="T17"/></text:p>
          <text:p text:style-name="P16"><text:span text:style-name="T17">Užduotis</text:span></text:p>
          <text:p text:style-name="P17"><text:span text:style-name="T28">Rikiavimo uždavinys</text:span><text:span text:style-name="T30">. </text:span><text:span text:style-name="T21">Palyginkite tris rūšiavimo algoritmus, kai rūšiavimas atliekamas masyve ir dinaminiame sąraše. Algoritmai:</text:span></text:p>
          <text:p text:style-name="P22"><text:span text:style-name="T21">a) Rūšiavimas „suliejimu“.</text:span></text:p>
          <text:p text:style-name="P22"><text:span text:style-name="T21">b) Greitasis rūšiavimas „Quick sort“.</text:span></text:p>
          <text:p text:style-name="P22"><text:span text:style-name="T21">c) Rūšiavimo algoritmas „Bucket sort“.</text:span></text:p>
          <text:p text:style-name="P25"><text:span text:style-name="T19">Realizavimas</text:span></text:p>
          <text:p text:style-name="P26"><text:span text:style-name="T22">Laboratorinio darbo programos realizuotos python programavimo kalbą naudojant Aptana Studio 3 programinę aplinką</text:span></text:p>
          <text:p text:style-name="P26"><text:span text:style-name="T22">Laboratorinio darbo metu rūšiuojama atsitiktinė sveikų skaičių imtis nuo -2.500.000.000 iki 2.500.000.000</text:span></text:p>
        </text:list-header>
      </text:list>
      <text:p text:style-name="P29"><text:span text:style-name="T22"><text:tab/></text:span><text:span text:style-name="T20">Rūšiavimo algoritmų tyrimas</text:span></text:p>
      <text:p text:style-name="P19"><text:span text:style-name="T18"/></text:p>
      <text:p text:style-name="P29"><text:span text:style-name="T22">Rūšiavimas „suliejimu“</text:span></text:p>
      <text:p text:style-name="P27"><text:span text:style-name="T22">Šis rikiavimo metodas remiasi „Skaldyk ir valdyk“ paradigma. Metodas – rekursinis. Algoritmo viekimo tvarka: </text:span></text:p>
      <text:p text:style-name="P27"><text:span text:style-name="T22"><text:tab/><text:tab/>*Visa duomenų imtis, turinti n elementų, padalinama į dvi imtis, <text:tab/>kuriuose yra n/2 elementų.</text:span></text:p>
      <text:p text:style-name="P27"><text:span text:style-name="T22"><text:tab/><text:tab/>*Šios dvi imtys rikiuojamos rekursyviai naudojant rikiavimą suliejimu.</text:span></text:p>
      <text:p text:style-name="P27"><text:span text:style-name="T22"><text:tab/><text:tab/>*Sulieti dvi surikiuotas imtis tam, kad gauti surikiuotą atsakymą. </text:span></text:p>
      <text:p text:style-name="P23"><text:span text:style-name="T21">Imtis rekursyviai dalinama, ir tada suliejant šios imtys yra rikiuojamos. Teoriškai šio algoritmo sudėtingumas yra:<text:line-break/></text:span><text:span text:style-name="T21"><draw:frame draw:style-name="fr1" draw:name="Objektas1" text:anchor-type="as-char" svg:y="-0.386cm" svg:width="2.685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3"><text:span text:style-name="T21">n – rikiuojamų elementų kiekis.</text:span></text:p>
      <text:p text:style-name="P24"><text:span text:style-name="T22">Rūšiavimas „suliejimu“ masyve</text:span></text:p>
      <text:p text:style-name="P21"><text:span text:style-name="T23">Dešinėje pažymėta, kiek kartų vykdomos eilutės. Skaičiavimo algoritme skaičiuosime tik tas eilutes, kurios yra susijusios su algoritmu.</text:span></text:p>
      <text:p text:style-name="P12"><text:span text:style-name="T12">L1_1_1.py</text:span></text:p>
      <text:p text:style-name="P14">import os</text:p>
      <text:p text:style-name="P14">import struct</text:p>
      <text:p text:style-name="P14">import time</text:p>
      <text:p text:style-name="P14"/>
      <text:p text:style-name="P14">const = 0;</text:p>
      <text:p text:style-name="P14"/>
      <text:p text:style-name="P14">def rusiuoti(f, w, offset):</text:p>
      <text:p text:style-name="P14"><text:s text:c="4"/>global const</text:p>
      <text:p text:style-name="P14"><text:s text:c="4"/>if offset[0] == offset[1]:</text:p>
      <text:p text:style-name="P14"><text:s text:c="8"/>const += 1</text:p>
      <text:p text:style-name="P14"><text:s text:c="8"/>return offset</text:p>
      <text:p text:style-name="P14"><text:s text:c="4"/>if offset[0] + 1 == offset[1]:</text:p>
      <text:p text:style-name="P14"><text:s text:c="8"/>of1_f = of1_t = offset[0]</text:p>
      <text:p text:style-name="P14"><text:s text:c="8"/>of2_f = of2_t = offset[1]</text:p>
      <text:p text:style-name="P14"><text:s text:c="8"/>const += 2</text:p>
      <text:p text:style-name="P14"><text:s text:c="4"/>else:</text:p>
      <text:p text:style-name="P14"><text:s text:c="8"/>of1_f = offset[0]</text:p>
      <text:p text:style-name="P14"><text:s text:c="8"/>of1_t = (offset[0] + offset[1]) / 2</text:p>
      <text:p text:style-name="P14"><text:s text:c="8"/>const += 2</text:p>
      <text:p text:style-name="P14"><text:s text:c="8"/>if of1_t + 1 &gt; offset[1]:</text:p>
      <text:p text:style-name="P14"><text:s text:c="12"/>of2_f = offset[1]</text:p>
      <text:p text:style-name="P14"><text:s text:c="12"/>const += 1</text:p>
      <text:p text:style-name="P14"><text:s text:c="8"/>else:</text:p>
      <text:p text:style-name="P14"><text:s text:c="12"/>of2_f = of1_t + 1</text:p>
      <text:p text:style-name="P14"><text:s text:c="12"/>const += 1</text:p>
      <text:p text:style-name="P14"><text:s text:c="8"/>of2_t = offset[1]</text:p>
      <text:p text:style-name="P14"><text:s text:c="8"/>const += 1</text:p>
      <text:p text:style-name="P14"><text:s text:c="4"/>return sujungti(f, w, rusiuoti(f, w, [of1_f, of1_t]), rusiuoti(f, w, [of2_f, of2_t]))</text:p>
      <text:p text:style-name="P14"/>
      <text:p text:style-name="P14">def sujungti(f, w, left, right):</text:p>
      <text:p text:style-name="P14"><text:s text:c="4"/>global const</text:p>
      <text:p text:style-name="P14"><text:s text:c="4"/>test_list = []</text:p>
      <text:p text:style-name="P14"><text:s text:c="4"/>begin = left[0]</text:p>
      <text:p text:style-name="P14"><text:s text:c="4"/>i = j = 0</text:p>
      <text:p text:style-name="P14"><text:s text:c="4"/>const += 3</text:p>
      <text:p text:style-name="P14"><text:s text:c="4"/>while i &lt; (left[1] - left[0] + 1) and j &lt; (right[1] - right[0] + 1):</text:p>
      <text:p text:style-name="P14"><text:s text:c="8"/>var_i = imti(f, (left[0]*4)+i*4)</text:p>
      <text:p text:style-name="P14"><text:s text:c="8"/>var_j = imti(f, (right[0]*4)+j*4)</text:p>
      <text:p text:style-name="P14"><text:s text:c="8"/>const += 2</text:p>
      <text:p text:style-name="P14"><text:s text:c="8"/>if var_i &lt; var_j:</text:p>
      <text:p text:style-name="P14"><text:soft-page-break/><text:s text:c="12"/>var_bin = imti_b(f, (left[0]*4)+i*4)</text:p>
      <text:p text:style-name="P14"><text:s text:c="12"/>deti(w, begin*4, var_bin)</text:p>
      <text:p text:style-name="P14"><text:s text:c="12"/>begin += 1</text:p>
      <text:p text:style-name="P14"><text:s text:c="12"/>i += 1</text:p>
      <text:p text:style-name="P14"><text:s text:c="12"/>const += 4</text:p>
      <text:p text:style-name="P14"><text:s text:c="8"/>else:</text:p>
      <text:p text:style-name="P14"><text:s text:c="12"/>var_bin = imti_b(f, (right[0]*4)+j*4)</text:p>
      <text:p text:style-name="P14"><text:s text:c="12"/>deti(w, begin*4, var_bin)</text:p>
      <text:p text:style-name="P14"><text:s text:c="12"/>begin += 1</text:p>
      <text:p text:style-name="P14"><text:s text:c="12"/>j += 1</text:p>
      <text:p text:style-name="P14"><text:s text:c="12"/>const += 4</text:p>
      <text:p text:style-name="P14"><text:s text:c="4"/>for tt in xrange(left[0] + i, left[1] + 1):</text:p>
      <text:p text:style-name="P14"><text:s text:c="8"/>var = imti_b(f, tt*4)</text:p>
      <text:p text:style-name="P14"><text:s text:c="8"/>deti(w, begin*4, var)</text:p>
      <text:p text:style-name="P14"><text:s text:c="8"/>begin += 1</text:p>
      <text:p text:style-name="P14"><text:s text:c="8"/>const += 3</text:p>
      <text:p text:style-name="P14"><text:s text:c="4"/>for tt in xrange(right[0] + j, right[1] + 1):</text:p>
      <text:p text:style-name="P14"><text:s text:c="8"/>var = imti_b(f, tt*4)</text:p>
      <text:p text:style-name="P14"><text:s text:c="8"/>deti(w, begin*4, var)</text:p>
      <text:p text:style-name="P14"><text:s text:c="8"/>begin += 1</text:p>
      <text:p text:style-name="P14"><text:s text:c="8"/>const += 3</text:p>
      <text:p text:style-name="P14"><text:s text:c="4"/>for tt in xrange(left[0], right[1] + 1):</text:p>
      <text:p text:style-name="P14"><text:s text:c="8"/>var = imti_b(w, tt*4)</text:p>
      <text:p text:style-name="P14"><text:s text:c="8"/>deti(f, tt*4, var)</text:p>
      <text:p text:style-name="P14"><text:s text:c="8"/>const += 2</text:p>
      <text:p text:style-name="P14"><text:s text:c="4"/>return [left[0], right[1]]</text:p>
      <text:p text:style-name="P14"/>
      <text:p text:style-name="P14">def rik(failo_pav, rez_failo_pav="Laikinas"):</text:p>
      <text:p text:style-name="P14"><text:s text:c="4"/>global const</text:p>
      <text:p text:style-name="P14"><text:s text:c="4"/>f = open(failo_pav, 'r+b')</text:p>
      <text:p text:style-name="P14"><text:s text:c="4"/>open(rez_failo_pav, 'w').close()</text:p>
      <text:p text:style-name="P14"><text:s text:c="4"/>w = open(rez_failo_pav, 'r+b')</text:p>
      <text:p text:style-name="P14"><text:s text:c="4"/>w.truncate()</text:p>
      <text:p text:style-name="P14"><text:s text:c="4"/>length = os.path.getsize(failo_pav)</text:p>
      <text:p text:style-name="P14"><text:s text:c="4"/>#failo_isvedimas(f, length)</text:p>
      <text:p text:style-name="P14"><text:s text:c="4"/>time1 = time.time()</text:p>
      <text:p text:style-name="P14"><text:s text:c="4"/>rusiuoti(f, w, [0, length/4 - 1])</text:p>
      <text:p text:style-name="P14"><text:s text:c="4"/>time2 = time.time()</text:p>
      <text:p text:style-name="P14"><text:s text:c="4"/>#print "-----ISRIKIUOTAS-----"</text:p>
      <text:p text:style-name="P14"><text:s text:c="4"/>skirtumas = time2 - time1</text:p>
      <text:p text:style-name="P14"><text:s text:c="4"/>#failo_isvedimas(f, length)</text:p>
      <text:p text:style-name="P14"><text:s text:c="4"/>print "Bendras uztruktas laikas sekundemis: %(time)s" %{'time': skirtumas}</text:p>
      <text:p text:style-name="P14"><text:s text:c="4"/>const += 13</text:p>
      <text:p text:style-name="P14"><text:s text:c="4"/>print "Eiluciu kiekis: %(const)s" %{'const': const}</text:p>
      <text:p text:style-name="P14"><text:s text:c="4"/></text:p>
      <text:p text:style-name="P14">def script(parent):</text:p>
      <text:p text:style-name="P14"><text:s text:c="4"/>global const</text:p>
      <text:p text:style-name="P14"><text:s text:c="4"/>for x in xrange(1, 18):</text:p>
      <text:p text:style-name="P14"><text:s text:c="8"/>const = 0</text:p>
      <text:p text:style-name="P14"><text:s text:c="8"/>file_name = "T%(test)s" %{'test': x}</text:p>
      <text:p text:style-name="P14"><text:s text:c="8"/>print file_name</text:p>
      <text:p text:style-name="P14"><text:s text:c="8"/>rik(parent+file_name)</text:p>
      <text:p text:style-name="P14"><text:s text:c="4"/></text:p>
      <text:p text:style-name="P14">def imti(f, i):</text:p>
      <text:p text:style-name="P14"><text:s text:c="4"/>global const</text:p>
      <text:p text:style-name="P14"><text:s text:c="4"/>f.seek(i)</text:p>
      <text:p text:style-name="P14"><text:s text:c="4"/>var = struct.unpack('i', f.read(4))[0]</text:p>
      <text:p text:style-name="P14"><text:s text:c="4"/>const += 2</text:p>
      <text:p text:style-name="P14"><text:s text:c="4"/>return var</text:p>
      <text:p text:style-name="P14"/>
      <text:p text:style-name="P14">def imti_b(f, i):</text:p>
      <text:p text:style-name="P14"><text:s text:c="4"/>global const</text:p>
      <text:p text:style-name="P14"><text:s text:c="4"/>f.seek(i)</text:p>
      <text:p text:style-name="P14"><text:s text:c="4"/>var = f.read(4)</text:p>
      <text:p text:style-name="P14"><text:s text:c="4"/>const += 2</text:p>
      <text:p text:style-name="P14"><text:s text:c="4"/>return var</text:p>
      <text:p text:style-name="P14"/>
      <text:p text:style-name="P14">def deti(f, i, r):</text:p>
      <text:p text:style-name="P14"><text:s text:c="4"/>global const</text:p>
      <text:p text:style-name="P14"><text:s text:c="4"/>f.seek(i)</text:p>
      <text:p text:style-name="P14"><text:s text:c="4"/>f.write(r)</text:p>
      <text:p text:style-name="P14"><text:s text:c="4"/>const += 2</text:p>
      <text:p text:style-name="P14"><text:s text:c="4"/></text:p>
      <text:p text:style-name="P14">def failo_isvedimas(f, length):</text:p>
      <text:p text:style-name="P14"><text:s text:c="4"/>global const</text:p>
      <text:p text:style-name="P14"><text:s text:c="4"/>for j in xrange(0, length, 4):</text:p>
      <text:p text:style-name="P14"><text:s text:c="8"/>print imti(f, j)</text:p>
      <text:p text:style-name="P14"><text:s text:c="8"/>const += 1</text:p>
      <text:p text:style-name="P6"><text:span text:style-name="T12">--Algoritmo sudėtingumo skaičiavimas--</text:span></text:p>
      <text:p text:style-name="P13"><text:span text:style-name="T14">Rūšiavimas „suliejimu“ sąraše</text:span></text:p>
      <text:p text:style-name="P5"><text:span text:style-name="T13">L1_1_2.py</text:span></text:p>
      <text:p text:style-name="P7"><text:soft-page-break/><text:span text:style-name="T15">import os</text:span></text:p>
      <text:p text:style-name="P7"><text:span text:style-name="T15">import struct</text:span></text:p>
      <text:p text:style-name="P7"><text:span text:style-name="T15">import time</text:span></text:p>
      <text:p text:style-name="P7"><text:span text:style-name="T15"/></text:p>
      <text:p text:style-name="P7"><text:span text:style-name="T15">const = 0</text:span></text:p>
      <text:p text:style-name="P7"><text:span text:style-name="T15"/></text:p>
      <text:p text:style-name="P7"><text:span text:style-name="T15">def rusiuoti(f, w, offset):</text:span></text:p>
      <text:p text:style-name="P7"><text:span text:style-name="T15"><text:s text:c="4"/>global const</text:span></text:p>
      <text:p text:style-name="P7"><text:span text:style-name="T15"><text:s text:c="4"/>if offset[0] == offset[1]:</text:span></text:p>
      <text:p text:style-name="P7"><text:span text:style-name="T15"><text:s text:c="8"/>const += 1</text:span></text:p>
      <text:p text:style-name="P7"><text:span text:style-name="T15"><text:s text:c="8"/>return offset</text:span></text:p>
      <text:p text:style-name="P7"><text:span text:style-name="T15"><text:s text:c="4"/>if offset[0] + 1 == offset[1]:</text:span></text:p>
      <text:p text:style-name="P7"><text:span text:style-name="T15"><text:s text:c="8"/>of1_f = of1_t = offset[0]</text:span></text:p>
      <text:p text:style-name="P7"><text:span text:style-name="T15"><text:s text:c="8"/>of2_f = of2_t = offset[1]</text:span></text:p>
      <text:p text:style-name="P7"><text:span text:style-name="T15"><text:s text:c="8"/>const += 2</text:span></text:p>
      <text:p text:style-name="P7"><text:span text:style-name="T15"><text:s text:c="4"/>else:</text:span></text:p>
      <text:p text:style-name="P7"><text:span text:style-name="T15"><text:s text:c="8"/>of1_f = offset[0]</text:span></text:p>
      <text:p text:style-name="P7"><text:span text:style-name="T15"><text:s text:c="8"/>of1_t = (offset[0] + offset[1]) / 2</text:span></text:p>
      <text:p text:style-name="P7"><text:span text:style-name="T15"><text:s text:c="8"/>const += 2</text:span></text:p>
      <text:p text:style-name="P7"><text:span text:style-name="T15"><text:s text:c="8"/>if of1_t + 1 &gt; offset[1]:</text:span></text:p>
      <text:p text:style-name="P7"><text:span text:style-name="T15"><text:s text:c="12"/>of2_f = offset[1]</text:span></text:p>
      <text:p text:style-name="P7"><text:span text:style-name="T15"><text:s text:c="12"/>const += 1</text:span></text:p>
      <text:p text:style-name="P7"><text:span text:style-name="T15"><text:s text:c="8"/>else:</text:span></text:p>
      <text:p text:style-name="P7"><text:span text:style-name="T15"><text:s text:c="12"/>of2_f = of1_t + 1</text:span></text:p>
      <text:p text:style-name="P7"><text:span text:style-name="T15"><text:s text:c="12"/>const += 1</text:span></text:p>
      <text:p text:style-name="P7"><text:span text:style-name="T15"><text:s text:c="8"/>of2_t = offset[1]</text:span></text:p>
      <text:p text:style-name="P7"><text:span text:style-name="T15"><text:s text:c="8"/>const += 1</text:span></text:p>
      <text:p text:style-name="P7"><text:span text:style-name="T15"><text:s text:c="4"/>return sujungti(f, w, rusiuoti(f, w, [of1_f, of1_t]), rusiuoti(f, w, [of2_f, of2_t]))</text:span></text:p>
      <text:p text:style-name="P7"><text:span text:style-name="T15"/></text:p>
      <text:p text:style-name="P7"><text:span text:style-name="T15">def sujungti(f, w, left, right):</text:span></text:p>
      <text:p text:style-name="P7"><text:span text:style-name="T15"><text:s text:c="4"/>global const</text:span></text:p>
      <text:p text:style-name="P7"><text:span text:style-name="T15"><text:s text:c="4"/>test_list = []</text:span></text:p>
      <text:p text:style-name="P7"><text:span text:style-name="T15"><text:s text:c="4"/>begin = left[0]</text:span></text:p>
      <text:p text:style-name="P7"><text:span text:style-name="T15"><text:s text:c="4"/>i = j = 0</text:span></text:p>
      <text:p text:style-name="P7"><text:span text:style-name="T15"><text:s text:c="4"/>const += 3</text:span></text:p>
      <text:p text:style-name="P7"><text:span text:style-name="T15"><text:s text:c="4"/>while i &lt; (left[1] - left[0] + 1) and j &lt; (right[1] - right[0] + 1):</text:span></text:p>
      <text:p text:style-name="P7"><text:span text:style-name="T15"><text:s text:c="8"/>var_i = imti_list(f, (left[0]*4)+i*4)</text:span></text:p>
      <text:p text:style-name="P7"><text:span text:style-name="T15"><text:s text:c="8"/>var_j = imti_list(f, (right[0]*4)+j*4)</text:span></text:p>
      <text:p text:style-name="P7"><text:span text:style-name="T15"><text:s text:c="8"/>const += 2</text:span></text:p>
      <text:p text:style-name="P7"><text:span text:style-name="T15"><text:s text:c="8"/>if var_i &lt; var_j:</text:span></text:p>
      <text:p text:style-name="P7"><text:span text:style-name="T15"><text:s text:c="12"/>var_bin = imti_list_b(f, (left[0]*4)+i*4)</text:span></text:p>
      <text:p text:style-name="P7"><text:span text:style-name="T15"><text:s text:c="12"/>deti_list(w, begin*4, var_bin)</text:span></text:p>
      <text:p text:style-name="P7"><text:span text:style-name="T15"><text:s text:c="12"/>begin += 1</text:span></text:p>
      <text:p text:style-name="P7"><text:span text:style-name="T15"><text:s text:c="12"/>i += 1</text:span></text:p>
      <text:p text:style-name="P7"><text:span text:style-name="T15"><text:s text:c="12"/>const += 4</text:span></text:p>
      <text:p text:style-name="P7"><text:span text:style-name="T15"><text:s text:c="8"/>else:</text:span></text:p>
      <text:p text:style-name="P7"><text:span text:style-name="T15"><text:s text:c="12"/>var_bin = imti_list_b(f, (right[0]*4)+j*4)</text:span></text:p>
      <text:p text:style-name="P7"><text:span text:style-name="T15"><text:s text:c="12"/>deti_list(w, begin*4, var_bin)</text:span></text:p>
      <text:p text:style-name="P7"><text:span text:style-name="T15"><text:s text:c="12"/>begin += 1</text:span></text:p>
      <text:p text:style-name="P7"><text:span text:style-name="T15"><text:s text:c="12"/>j += 1</text:span></text:p>
      <text:p text:style-name="P7"><text:span text:style-name="T15"><text:s text:c="12"/>const += 4</text:span></text:p>
      <text:p text:style-name="P7"><text:span text:style-name="T15"><text:s text:c="4"/>for tt in xrange(left[0] + i, left[1] + 1):</text:span></text:p>
      <text:p text:style-name="P7"><text:span text:style-name="T15"><text:s text:c="8"/>var = imti_list_b(f, tt*4)</text:span></text:p>
      <text:p text:style-name="P7"><text:span text:style-name="T15"><text:s text:c="8"/>deti_list(w, begin*4, var)</text:span></text:p>
      <text:p text:style-name="P7"><text:span text:style-name="T15"><text:s text:c="8"/>begin += 1</text:span></text:p>
      <text:p text:style-name="P7"><text:span text:style-name="T15"><text:s text:c="8"/>const += 3</text:span></text:p>
      <text:p text:style-name="P7"><text:span text:style-name="T15"><text:s text:c="4"/>for tt in xrange(right[0] + j, right[1] + 1):</text:span></text:p>
      <text:p text:style-name="P7"><text:span text:style-name="T15"><text:s text:c="8"/>var = imti_list_b(f, tt*4)</text:span></text:p>
      <text:p text:style-name="P7"><text:span text:style-name="T15"><text:s text:c="8"/>deti_list(w, begin*4, var)</text:span></text:p>
      <text:p text:style-name="P7"><text:span text:style-name="T15"><text:s text:c="8"/>begin += 1</text:span></text:p>
      <text:p text:style-name="P7"><text:span text:style-name="T15"><text:s text:c="8"/>const += 3</text:span></text:p>
      <text:p text:style-name="P7"><text:span text:style-name="T15"><text:s text:c="4"/>for tt in xrange(left[0], right[1] + 1):</text:span></text:p>
      <text:p text:style-name="P7"><text:span text:style-name="T15"><text:s text:c="8"/>var = imti_list_b(w, tt*4)</text:span></text:p>
      <text:p text:style-name="P7"><text:span text:style-name="T15"><text:s text:c="8"/>deti_list(f, tt*4, var)</text:span></text:p>
      <text:p text:style-name="P7"><text:span text:style-name="T15"><text:s text:c="8"/>const += 2</text:span></text:p>
      <text:p text:style-name="P7"><text:span text:style-name="T15"><text:s text:c="4"/>return [left[0], right[1]]</text:span></text:p>
      <text:p text:style-name="P7"><text:span text:style-name="T15"/></text:p>
      <text:p text:style-name="P7"><text:span text:style-name="T15">def rik(failo_pav, rez_failo_pav="Laikinas"):</text:span></text:p>
      <text:p text:style-name="P7"><text:span text:style-name="T15"><text:s text:c="4"/>global const</text:span></text:p>
      <text:p text:style-name="P7"><text:span text:style-name="T15"><text:s text:c="4"/>f = open(failo_pav, 'r+b')</text:span></text:p>
      <text:p text:style-name="P7"><text:span text:style-name="T15"><text:s text:c="4"/>open(rez_failo_pav, 'w').close()</text:span></text:p>
      <text:p text:style-name="P7"><text:span text:style-name="T15"><text:s text:c="4"/>w = open(rez_failo_pav, 'r+b')</text:span></text:p>
      <text:p text:style-name="P7"><text:span text:style-name="T15"><text:s text:c="4"/>w.truncate()</text:span></text:p>
      <text:p text:style-name="P7"><text:span text:style-name="T15"><text:s text:c="4"/>length = os.path.getsize(failo_pav)</text:span></text:p>
      <text:p text:style-name="P7"><text:span text:style-name="T15"><text:s text:c="4"/>#failo_isvedimas_list(f)</text:span></text:p>
      <text:p text:style-name="P7"><text:span text:style-name="T15"><text:s text:c="4"/>time1 = time.time()</text:span></text:p>
      <text:p text:style-name="P7"><text:span text:style-name="T15"><text:s text:c="4"/>rusiuoti(f, w, [0, length/4 - 1])</text:span></text:p>
      <text:p text:style-name="P7"><text:span text:style-name="T15"><text:s text:c="4"/>time2 = time.time()</text:span></text:p>
      <text:p text:style-name="P7"><text:span text:style-name="T15"><text:s text:c="4"/>skirtumas = time2 - time1</text:span></text:p>
      <text:p text:style-name="P7"><text:span text:style-name="T15"><text:s text:c="4"/>#print "-----ISRIKIUOTAS-----"</text:span></text:p>
      <text:p text:style-name="P7"><text:span text:style-name="T15"><text:s text:c="4"/>#failo_isvedimas_list(f)</text:span></text:p>
      <text:p text:style-name="P7"><text:span text:style-name="T15"><text:s text:c="4"/>print "Bendras uztruktas laikas sekundemis: %(time)s" %{'time': skirtumas}</text:span></text:p>
      <text:p text:style-name="P7"><text:soft-page-break/><text:span text:style-name="T15"><text:s text:c="4"/>const += 13</text:span></text:p>
      <text:p text:style-name="P7"><text:span text:style-name="T15"><text:s text:c="4"/>print "Eiluciu kiekis: %(const)s" %{'const': const}</text:span></text:p>
      <text:p text:style-name="P7"><text:span text:style-name="T15"><text:s text:c="4"/></text:span></text:p>
      <text:p text:style-name="P7"><text:span text:style-name="T15">def script(parent):</text:span></text:p>
      <text:p text:style-name="P7"><text:span text:style-name="T15"><text:s text:c="4"/>global const</text:span></text:p>
      <text:p text:style-name="P7"><text:span text:style-name="T15"><text:s text:c="4"/>for x in xrange(1, 18):</text:span></text:p>
      <text:p text:style-name="P7"><text:span text:style-name="T15"><text:s text:c="8"/>const = 0</text:span></text:p>
      <text:p text:style-name="P7"><text:span text:style-name="T15"><text:s text:c="8"/>file_name = "T%(test)s" %{'test': x}</text:span></text:p>
      <text:p text:style-name="P7"><text:span text:style-name="T15"><text:s text:c="8"/>print file_name</text:span></text:p>
      <text:p text:style-name="P7"><text:span text:style-name="T15"><text:s text:c="8"/>rik(parent+file_name)</text:span></text:p>
      <text:p text:style-name="P7"><text:span text:style-name="T15"><text:s text:c="4"/></text:span></text:p>
      <text:p text:style-name="P7"><text:span text:style-name="T15">def pereiti(f, j):</text:span></text:p>
      <text:p text:style-name="P7"><text:span text:style-name="T15"><text:s text:c="4"/>global const</text:span></text:p>
      <text:p text:style-name="P7"><text:span text:style-name="T15"><text:s text:c="4"/>i = f.tell()</text:span></text:p>
      <text:p text:style-name="P7"><text:span text:style-name="T15"><text:s text:c="4"/>const += 1</text:span></text:p>
      <text:p text:style-name="P7"><text:span text:style-name="T15"><text:s text:c="4"/>if i &lt; j:</text:span></text:p>
      <text:p text:style-name="P7"><text:span text:style-name="T15"><text:s text:c="8"/>for x in xrange(i+4, j+4, 4):</text:span></text:p>
      <text:p text:style-name="P7"><text:span text:style-name="T15"><text:s text:c="12"/>f.seek(x)</text:span></text:p>
      <text:p text:style-name="P7"><text:span text:style-name="T15"><text:s text:c="12"/>const += 1</text:span></text:p>
      <text:p text:style-name="P7"><text:span text:style-name="T15"><text:s text:c="4"/>if i &gt; j:</text:span></text:p>
      <text:p text:style-name="P7"><text:span text:style-name="T15"><text:s text:c="8"/>for x in xrange(i-4, j-4, -4):</text:span></text:p>
      <text:p text:style-name="P7"><text:span text:style-name="T15"><text:s text:c="12"/>f.seek(x)</text:span></text:p>
      <text:p text:style-name="P7"><text:span text:style-name="T15"><text:s text:c="12"/>const += 1</text:span></text:p>
      <text:p text:style-name="P7"><text:span text:style-name="T15"><text:s text:c="4"/>if i == j:</text:span></text:p>
      <text:p text:style-name="P7"><text:span text:style-name="T15"><text:s text:c="8"/>pass</text:span></text:p>
      <text:p text:style-name="P7"><text:span text:style-name="T15"><text:s text:c="4"/>const += 1</text:span></text:p>
      <text:p text:style-name="P7"><text:span text:style-name="T15"><text:s text:c="8"/></text:span></text:p>
      <text:p text:style-name="P7"><text:span text:style-name="T15">def imti_list(f, j):</text:span></text:p>
      <text:p text:style-name="P7"><text:span text:style-name="T15"><text:s text:c="4"/>global const</text:span></text:p>
      <text:p text:style-name="P7"><text:span text:style-name="T15"><text:s text:c="4"/>pereiti(f, j)</text:span></text:p>
      <text:p text:style-name="P7"><text:span text:style-name="T15"><text:s text:c="4"/>val = f.read(4)</text:span></text:p>
      <text:p text:style-name="P7"><text:span text:style-name="T15"><text:s text:c="4"/>const += 2</text:span></text:p>
      <text:p text:style-name="P7"><text:span text:style-name="T15"><text:s text:c="4"/>if val == '':</text:span></text:p>
      <text:p text:style-name="P7"><text:span text:style-name="T15"><text:s text:c="8"/>const += 1</text:span></text:p>
      <text:p text:style-name="P7"><text:span text:style-name="T15"><text:s text:c="8"/>return ''</text:span></text:p>
      <text:p text:style-name="P7"><text:span text:style-name="T15"><text:s text:c="4"/>else:</text:span></text:p>
      <text:p text:style-name="P7"><text:span text:style-name="T15"><text:s text:c="8"/>const += 1</text:span></text:p>
      <text:p text:style-name="P7"><text:span text:style-name="T15"><text:s text:c="8"/>return struct.unpack('i', val)[0]</text:span></text:p>
      <text:p text:style-name="P7"><text:span text:style-name="T15"/></text:p>
      <text:p text:style-name="P7"><text:span text:style-name="T15">def imti_list_b(f, j):</text:span></text:p>
      <text:p text:style-name="P7"><text:span text:style-name="T15"><text:s text:c="4"/>global const</text:span></text:p>
      <text:p text:style-name="P7"><text:span text:style-name="T15"><text:s text:c="4"/>pereiti(f, j)</text:span></text:p>
      <text:p text:style-name="P7"><text:span text:style-name="T15"><text:s text:c="4"/>const += 2</text:span></text:p>
      <text:p text:style-name="P7"><text:span text:style-name="T15"><text:s text:c="4"/>return f.read(4)</text:span></text:p>
      <text:p text:style-name="P7"><text:span text:style-name="T15"/></text:p>
      <text:p text:style-name="P7"><text:span text:style-name="T15">def deti_list(f, j, r):</text:span></text:p>
      <text:p text:style-name="P7"><text:span text:style-name="T15"><text:s text:c="4"/>global const</text:span></text:p>
      <text:p text:style-name="P7"><text:span text:style-name="T15"><text:s text:c="4"/>pereiti(f, j)</text:span></text:p>
      <text:p text:style-name="P7"><text:span text:style-name="T15"><text:s text:c="4"/>f.write(r)</text:span></text:p>
      <text:p text:style-name="P7"><text:span text:style-name="T15"><text:s text:c="4"/>const += 2</text:span></text:p>
      <text:p text:style-name="P7"><text:span text:style-name="T15"><text:s text:c="4"/></text:span></text:p>
      <text:p text:style-name="P7"><text:span text:style-name="T15">def failo_isvedimas_list(f):</text:span></text:p>
      <text:p text:style-name="P7"><text:span text:style-name="T15"><text:s text:c="4"/>global const</text:span></text:p>
      <text:p text:style-name="P7"><text:span text:style-name="T15"><text:s text:c="4"/>value = 0</text:span></text:p>
      <text:p text:style-name="P7"><text:span text:style-name="T15"><text:s text:c="4"/>f.seek(0)</text:span></text:p>
      <text:p text:style-name="P7"><text:span text:style-name="T15"><text:s text:c="4"/>offset = 0</text:span></text:p>
      <text:p text:style-name="P7"><text:span text:style-name="T15"><text:s text:c="4"/>const += 3</text:span></text:p>
      <text:p text:style-name="P7"><text:span text:style-name="T15"><text:s text:c="4"/>while value != '':</text:span></text:p>
      <text:p text:style-name="P7"><text:span text:style-name="T15"><text:s text:c="8"/>value = imti_list(f, offset)</text:span></text:p>
      <text:p text:style-name="P7"><text:span text:style-name="T15"><text:s text:c="8"/>const += 1</text:span></text:p>
      <text:p text:style-name="P7"><text:span text:style-name="T15"><text:s text:c="8"/>if value == '':</text:span></text:p>
      <text:p text:style-name="P7"><text:span text:style-name="T15"><text:s text:c="12"/>const += 1</text:span></text:p>
      <text:p text:style-name="P7"><text:span text:style-name="T15"><text:s text:c="12"/>break</text:span></text:p>
      <text:p text:style-name="P7"><text:span text:style-name="T15"><text:s text:c="8"/>print (value)</text:span></text:p>
      <text:p text:style-name="P7"><text:span text:style-name="T15"><text:s text:c="8"/>offset += 4</text:span></text:p>
      <text:p text:style-name="P7"><text:span text:style-name="T15"><text:s text:c="8"/>const += 2</text:span></text:p>
      <text:p text:style-name="P5"><text:span text:style-name="T12"/></text:p>
      <text:p text:style-name="P4"><text:span text:style-name="T12">Algoritmo ekspermentinis tyrimas</text:span></text:p>
      <text:p text:style-name="P6"><text:span text:style-name="T12">Algoritmas testuojamas rikiuojant sveikuosius skaičius. Buvo sugeneruota daug atsitiktinių skaičių, nurodant failo dydį.<text:line-break/>Rikiuojant buvo skaičiuojama rikiavimo trukmė, palyginamas rikiavimas masyve ir sąraše. Duomenų imtis 200 iki 100.000.</text:span></text:p>
      <text:p text:style-name="P6"><text:span text:style-name="T12"/></text:p>
      <text:p text:style-name="P6"><text:span text:style-name="T12">Atlikus tyrimą – gauti tokie rezultatai:</text:span></text:p>
      <table:table table:name="MergeSort" table:style-name="MergeSort">
        <table:table-column table:style-name="MergeSort.A" table:number-columns-repeated="2"/>
        <table:table-column table:style-name="MergeSort.C"/>
        <table:table-column table:style-name="MergeSort.A" table:number-columns-repeated="2"/>
        <table:table-row>
          <table:table-cell table:style-name="MergeSort.A1" table:number-rows-spanned="2" office:value-type="string">
            <text:p text:style-name="P31">Elementų sk.</text:p>
          </table:table-cell>
          <table:table-cell table:style-name="MergeSort.B1" table:number-columns-spanned="2" office:value-type="string">
            <text:p text:style-name="P31">Masyvas</text:p>
          </table:table-cell>
          <table:covered-table-cell/>
          <table:table-cell table:style-name="MergeSort.D1" table:number-columns-spanned="2" office:value-type="string">
            <text:p text:style-name="P31">Sąrašas</text:p>
          </table:table-cell>
          <table:covered-table-cell/>
        </table:table-row>
        <table:table-row>
          <table:covered-table-cell/>
          <table:table-cell table:style-name="MergeSort.B2" office:value-type="string">
            <text:p text:style-name="P31">Trukmė (s)</text:p>
          </table:table-cell>
          <table:table-cell table:style-name="MergeSort.C19" office:value-type="string">
            <text:p text:style-name="P31">Operacijų sk.</text:p>
          </table:table-cell>
          <table:table-cell table:style-name="MergeSort.D2" office:value-type="string">
            <text:p text:style-name="P31">Trukmė (s)</text:p>
          </table:table-cell>
          <table:table-cell table:style-name="MergeSort.E2" office:value-type="string">
            <text:p text:style-name="P31">Operacijų sk.</text:p>
          </table:table-cell>
        </table:table-row>
        <text:soft-page-break/>
        <table:table-row>
          <table:table-cell table:style-name="MergeSort.A19" office:value-type="string">
            <text:p text:style-name="P30">200</text:p>
          </table:table-cell>
          <table:table-cell table:style-name="MergeSort.B3" office:value-type="string">
            <text:p text:style-name="P32">0.0280029773712</text:p>
          </table:table-cell>
          <table:table-cell table:style-name="MergeSort.C19" office:value-type="string">
            <text:p text:style-name="P32">30480</text:p>
          </table:table-cell>
          <table:table-cell table:style-name="MergeSort.D3" office:value-type="string">
            <text:p text:style-name="P32">0.046942949295</text:p>
          </table:table-cell>
          <table:table-cell table:style-name="MergeSort.E3" office:value-type="string">
            <text:p text:style-name="P32">136834</text:p>
          </table:table-cell>
        </table:table-row>
        <table:table-row>
          <table:table-cell table:style-name="MergeSort.A19" office:value-type="string">
            <text:p text:style-name="P30">400</text:p>
          </table:table-cell>
          <table:table-cell table:style-name="MergeSort.B4" office:value-type="string">
            <text:p text:style-name="P32">0.0377688407898</text:p>
          </table:table-cell>
          <table:table-cell table:style-name="MergeSort.C19" office:value-type="string">
            <text:p text:style-name="P32">68968</text:p>
          </table:table-cell>
          <table:table-cell table:style-name="MergeSort.D4" office:value-type="string">
            <text:p text:style-name="P32">0.138601064682</text:p>
          </table:table-cell>
          <table:table-cell table:style-name="MergeSort.E4" office:value-type="string">
            <text:p text:style-name="P32">447930</text:p>
          </table:table-cell>
        </table:table-row>
        <table:table-row>
          <table:table-cell table:style-name="MergeSort.A19" office:value-type="string">
            <text:p text:style-name="P30">600</text:p>
          </table:table-cell>
          <table:table-cell table:style-name="MergeSort.B5" office:value-type="string">
            <text:p text:style-name="P32">0.0606980323792</text:p>
          </table:table-cell>
          <table:table-cell table:style-name="MergeSort.C19" office:value-type="string">
            <text:p text:style-name="P32">110389</text:p>
          </table:table-cell>
          <table:table-cell table:style-name="MergeSort.D5" office:value-type="string">
            <text:p text:style-name="P32">0.27435708046</text:p>
          </table:table-cell>
          <table:table-cell table:style-name="MergeSort.E5" office:value-type="string">
            <text:p text:style-name="P32">905297</text:p>
          </table:table-cell>
        </table:table-row>
        <table:table-row>
          <table:table-cell table:style-name="MergeSort.A19" office:value-type="string">
            <text:p text:style-name="P30">800</text:p>
          </table:table-cell>
          <table:table-cell table:style-name="MergeSort.B6" office:value-type="string">
            <text:p text:style-name="P32">0.0848579406738</text:p>
          </table:table-cell>
          <table:table-cell table:style-name="MergeSort.C19" office:value-type="string">
            <text:p text:style-name="P32">153902</text:p>
          </table:table-cell>
          <table:table-cell table:style-name="MergeSort.D6" office:value-type="string">
            <text:p text:style-name="P32">0.463610172272</text:p>
          </table:table-cell>
          <table:table-cell table:style-name="MergeSort.E6" office:value-type="string">
            <text:p text:style-name="P32">1533798</text:p>
          </table:table-cell>
        </table:table-row>
        <table:table-row>
          <table:table-cell table:style-name="MergeSort.A19" office:value-type="string">
            <text:p text:style-name="P30">1.000</text:p>
          </table:table-cell>
          <table:table-cell table:style-name="MergeSort.B7" office:value-type="string">
            <text:p text:style-name="P32">0.108127832413</text:p>
          </table:table-cell>
          <table:table-cell table:style-name="MergeSort.C19" office:value-type="string">
            <text:p text:style-name="P32">197436</text:p>
          </table:table-cell>
          <table:table-cell table:style-name="MergeSort.D7" office:value-type="string">
            <text:p text:style-name="P32">0.703898906708</text:p>
          </table:table-cell>
          <table:table-cell table:style-name="MergeSort.E7" office:value-type="string">
            <text:p text:style-name="P32">2346424</text:p>
          </table:table-cell>
        </table:table-row>
        <table:table-row>
          <table:table-cell table:style-name="MergeSort.A19" office:value-type="string">
            <text:p text:style-name="P30">1.200</text:p>
          </table:table-cell>
          <table:table-cell table:style-name="MergeSort.B8" office:value-type="string">
            <text:p text:style-name="P32">0.134846925735</text:p>
          </table:table-cell>
          <table:table-cell table:style-name="MergeSort.C19" office:value-type="string">
            <text:p text:style-name="P32">244737</text:p>
          </table:table-cell>
          <table:table-cell table:style-name="MergeSort.D8" office:value-type="string">
            <text:p text:style-name="P32">0.982892990112</text:p>
          </table:table-cell>
          <table:table-cell table:style-name="MergeSort.E8" office:value-type="string">
            <text:p text:style-name="P32">3315345</text:p>
          </table:table-cell>
        </table:table-row>
        <table:table-row>
          <table:table-cell table:style-name="MergeSort.A19" office:value-type="string">
            <text:p text:style-name="P30">1.400</text:p>
          </table:table-cell>
          <table:table-cell table:style-name="MergeSort.B9" office:value-type="string">
            <text:p text:style-name="P32">0.161478042603</text:p>
          </table:table-cell>
          <table:table-cell table:style-name="MergeSort.C19" office:value-type="string">
            <text:p text:style-name="P32">292258</text:p>
          </table:table-cell>
          <table:table-cell table:style-name="MergeSort.D9" office:value-type="string">
            <text:p text:style-name="P32">1.29967403412</text:p>
          </table:table-cell>
          <table:table-cell table:style-name="MergeSort.E9" office:value-type="string">
            <text:p text:style-name="P32">4461120</text:p>
          </table:table-cell>
        </table:table-row>
        <table:table-row>
          <table:table-cell table:style-name="MergeSort.A19" office:value-type="string">
            <text:p text:style-name="P30">1.600</text:p>
          </table:table-cell>
          <table:table-cell table:style-name="MergeSort.B10" office:value-type="string">
            <text:p text:style-name="P32">0.186622142792</text:p>
          </table:table-cell>
          <table:table-cell table:style-name="MergeSort.C19" office:value-type="string">
            <text:p text:style-name="P32">339798</text:p>
          </table:table-cell>
          <table:table-cell table:style-name="MergeSort.D10" office:value-type="string">
            <text:p text:style-name="P32">1.65995502472</text:p>
          </table:table-cell>
          <table:table-cell table:style-name="MergeSort.E10" office:value-type="string">
            <text:p text:style-name="P32">5710916</text:p>
          </table:table-cell>
        </table:table-row>
        <table:table-row>
          <table:table-cell table:style-name="MergeSort.A19" office:value-type="string">
            <text:p text:style-name="P30">1.800</text:p>
          </table:table-cell>
          <table:table-cell table:style-name="MergeSort.B11" office:value-type="string">
            <text:p text:style-name="P32">0.214425086975</text:p>
          </table:table-cell>
          <table:table-cell table:style-name="MergeSort.C19" office:value-type="string">
            <text:p text:style-name="P32">387430</text:p>
          </table:table-cell>
          <table:table-cell table:style-name="MergeSort.D11" office:value-type="string">
            <text:p text:style-name="P32">2.09401583672</text:p>
          </table:table-cell>
          <table:table-cell table:style-name="MergeSort.E11" office:value-type="string">
            <text:p text:style-name="P32">7260512</text:p>
          </table:table-cell>
        </table:table-row>
        <table:table-row>
          <table:table-cell table:style-name="MergeSort.A12" office:value-type="string">
            <text:p text:style-name="P30">2.000</text:p>
          </table:table-cell>
          <table:table-cell table:style-name="MergeSort.B12" office:value-type="string">
            <text:p text:style-name="P32">0.240694046021</text:p>
          </table:table-cell>
          <table:table-cell table:style-name="MergeSort.C12" office:value-type="string">
            <text:p text:style-name="P32">435230</text:p>
          </table:table-cell>
          <table:table-cell table:style-name="MergeSort.D12" office:value-type="string">
            <text:p text:style-name="P32">2.50607204437</text:p>
          </table:table-cell>
          <table:table-cell table:style-name="MergeSort.E12" office:value-type="string">
            <text:p text:style-name="P32">8734050</text:p>
          </table:table-cell>
        </table:table-row>
        <table:table-row>
          <table:table-cell table:style-name="MergeSort.A13" office:value-type="string">
            <text:p text:style-name="P30">3.000</text:p>
          </table:table-cell>
          <table:table-cell table:style-name="MergeSort.B13" office:value-type="string">
            <text:p text:style-name="P32">0.383118152618</text:p>
          </table:table-cell>
          <table:table-cell table:style-name="MergeSort.C13" office:value-type="string">
            <text:p text:style-name="P32">692010</text:p>
          </table:table-cell>
          <table:table-cell table:style-name="MergeSort.D13" office:value-type="string">
            <text:p text:style-name="P32">5.43825507164</text:p>
          </table:table-cell>
          <table:table-cell table:style-name="MergeSort.E13" office:value-type="string">
            <text:p text:style-name="P32">18988868</text:p>
          </table:table-cell>
        </table:table-row>
        <table:table-row>
          <table:table-cell table:style-name="MergeSort.A14" office:value-type="string">
            <text:p text:style-name="P30">5.000</text:p>
          </table:table-cell>
          <table:table-cell table:style-name="MergeSort.B14" office:value-type="string">
            <text:p text:style-name="P32">0.683442831039</text:p>
          </table:table-cell>
          <table:table-cell table:style-name="MergeSort.C14" office:value-type="string">
            <text:p text:style-name="P32">1226696</text:p>
          </table:table-cell>
          <table:table-cell table:style-name="MergeSort.D14" office:value-type="string">
            <text:p text:style-name="P32">14.874557972</text:p>
          </table:table-cell>
          <table:table-cell table:style-name="MergeSort.E14" office:value-type="string">
            <text:p text:style-name="P32">52323344</text:p>
          </table:table-cell>
        </table:table-row>
        <table:table-row>
          <table:table-cell table:style-name="MergeSort.A15" office:value-type="string">
            <text:p text:style-name="P30">10.000</text:p>
          </table:table-cell>
          <table:table-cell table:style-name="MergeSort.B15" office:value-type="string">
            <text:p text:style-name="P32">1.47425580025</text:p>
          </table:table-cell>
          <table:table-cell table:style-name="MergeSort.C15" office:value-type="string">
            <text:p text:style-name="P32">2651839</text:p>
          </table:table-cell>
          <table:table-cell table:style-name="MergeSort.D15" office:value-type="string">
            <text:p text:style-name="P32">57.7681789398</text:p>
          </table:table-cell>
          <table:table-cell table:style-name="MergeSort.E15" office:value-type="string">
            <text:p text:style-name="P32">204461345</text:p>
          </table:table-cell>
        </table:table-row>
        <table:table-row>
          <table:table-cell table:style-name="MergeSort.A16" office:value-type="string">
            <text:p text:style-name="P30">20.000</text:p>
          </table:table-cell>
          <table:table-cell table:style-name="MergeSort.B16" office:value-type="string">
            <text:p text:style-name="P32">3.17960715294</text:p>
          </table:table-cell>
          <table:table-cell table:style-name="MergeSort.C16" office:value-type="string">
            <text:p text:style-name="P32">5703938</text:p>
          </table:table-cell>
          <table:table-cell table:style-name="MergeSort.D16" office:value-type="string">
            <text:p text:style-name="P32">228.491272926</text:p>
          </table:table-cell>
          <table:table-cell table:style-name="MergeSort.E16" office:value-type="string">
            <text:p text:style-name="P32">809978924</text:p>
          </table:table-cell>
        </table:table-row>
        <table:table-row>
          <table:table-cell table:style-name="MergeSort.A17" office:value-type="string">
            <text:p text:style-name="P30">30.000</text:p>
          </table:table-cell>
          <table:table-cell table:style-name="MergeSort.B17" office:value-type="string">
            <text:p text:style-name="P32">5.03977489471</text:p>
          </table:table-cell>
          <table:table-cell table:style-name="MergeSort.C17" office:value-type="string">
            <text:p text:style-name="P32">8886143</text:p>
          </table:table-cell>
          <table:table-cell table:style-name="MergeSort.D17" office:value-type="string">
            <text:p text:style-name="P32">507.873284101</text:p>
          </table:table-cell>
          <table:table-cell table:style-name="MergeSort.E17" office:value-type="string">
            <text:p text:style-name="P32">1814532217</text:p>
          </table:table-cell>
        </table:table-row>
        <table:table-row>
          <table:table-cell table:style-name="MergeSort.A18" office:value-type="string">
            <text:p text:style-name="P30">50.000</text:p>
          </table:table-cell>
          <table:table-cell table:style-name="MergeSort.B18" office:value-type="string">
            <text:p text:style-name="P32">8.82009005547</text:p>
          </table:table-cell>
          <table:table-cell table:style-name="MergeSort.C18" office:value-type="string">
            <text:p text:style-name="P32">15590694</text:p>
          </table:table-cell>
          <table:table-cell table:style-name="MergeSort.D18" office:value-type="string">
            <text:p text:style-name="P32">1403.47742891</text:p>
          </table:table-cell>
          <table:table-cell table:style-name="MergeSort.E18" office:value-type="string">
            <text:p text:style-name="P32">5024689734</text:p>
          </table:table-cell>
        </table:table-row>
        <table:table-row>
          <table:table-cell table:style-name="MergeSort.A19" office:value-type="string">
            <text:p text:style-name="P30">100.000</text:p>
          </table:table-cell>
          <table:table-cell table:style-name="MergeSort.B19" office:value-type="string">
            <text:p text:style-name="P32">18.7796959877</text:p>
          </table:table-cell>
          <table:table-cell table:style-name="MergeSort.C19" office:value-type="string">
            <text:p text:style-name="P32">33181753</text:p>
          </table:table-cell>
          <table:table-cell table:style-name="MergeSort.D19" office:value-type="string">
            <text:p text:style-name="P32">5600.19350195</text:p>
          </table:table-cell>
          <table:table-cell table:style-name="MergeSort.E19" office:value-type="string">
            <text:p text:style-name="P32">20036545219</text:p>
          </table:table-cell>
        </table:table-row>
      </table:table>
      <text:p text:style-name="P6"><text:span text:style-name="T12"/></text:p>
      <text:p text:style-name="P1"><text:span text:style-name="T4"/></text:p>
      <text:p text:style-name="P29"><text:span text:style-name="T22">Greitasis rūšiavimas „Quick Sort“</text:span></text:p>
      <text:p text:style-name="P27"><text:span text:style-name="T22">Šis rikiavimo metodas remiasi „Skaldyk ir valdyk“ paradigma. Metodas – rekursinis. Algoritmo viekimo tvarka: </text:span></text:p>
      <text:p text:style-name="P27"><text:span text:style-name="T22"><text:tab/><text:tab/>*Pertvarkomas masyvas į du kitus masyvus taip, kad tam tikras pasirinktas <text:tab/>elementas būtų didesnis arba lygus už iš vieno masyvų visus elementus, o <text:tab/>už kito masyvo elementus jis būtų mažesnis arba lygus. Elementas <text:tab/>įvardintas kaip tam tikras elementas yra paskaičiuojamas pačioje <text:tab/>pertvarkymo pusėje</text:span></text:p>
      <text:p text:style-name="P27"><text:span text:style-name="T22"><text:tab/><text:tab/>*Surikiuojami tie du masyvai rekursyviniais kvietimais į rikiavimo <text:tab/>funkciją</text:span></text:p>
      <text:p text:style-name="P27"><text:span text:style-name="T22"><text:tab/><text:tab/>*Kadangi masyvai jau yra surikiuoti ir vienoje vietoje, taigi nėra reikalo <text:s/><text:tab/>juos sujungti. Visas masyvas surikiuotas</text:span></text:p>
      <text:p text:style-name="P23"><text:span text:style-name="T21"><text:s/>Teoriškai šio algoritmo sudėtingumas yra:<text:line-break/></text:span><text:span text:style-name="T21"><draw:frame draw:style-name="fr1" draw:name="Objektas2" text:anchor-type="as-char" svg:y="-0.437cm" svg:width="2.411cm" svg:height="0.559cm" draw:z-index="1"><draw:object xlink:href="./Object 2" xlink:type="simple" xlink:show="embed" xlink:actuate="onLoad"/><draw:image xlink:href="./ObjectReplacements/Object 2" xlink:type="simple" xlink:show="embed" xlink:actuate="onLoad"/><svg:desc>formulė</svg:desc></draw:frame></text:span></text:p>
      <text:p text:style-name="P23"><text:span text:style-name="T21">n – rikiuojamų elementų kiekis.</text:span></text:p>
      <text:p text:style-name="P24"><text:span text:style-name="T22">Rūšiavimas „QuickSort“ masyve</text:span></text:p>
      <text:p text:style-name="P15"><text:span text:style-name="T23">Dešinėje pažymėta, kiek kartų vykdomos eilutės. Skaičiavimo algoritme skaičiuosime tik tas eilutes, kurios yra susijusios su algoritmu.</text:span></text:p>
      <text:p text:style-name="P20"><text:span text:style-name="T24">L1_2_1.py</text:span></text:p>
      <text:p text:style-name="P9">import os</text:p>
      <text:p text:style-name="P2">import struct</text:p>
      <text:p text:style-name="P2">import time</text:p>
      <text:p text:style-name="P2">const = 0</text:p>
      <text:p text:style-name="P2"/>
      <text:p text:style-name="P2">def dalinti ( kaire, desine, f):</text:p>
      <text:p text:style-name="P2"><text:s text:c="4"/>global const</text:p>
      <text:p text:style-name="P2"><text:s text:c="4"/>t = indeksas = kaire</text:p>
      <text:p text:style-name="P2"><text:s text:c="4"/>var_kaire = imti(f, kaire)</text:p>
      <text:p text:style-name="P2"><text:s text:c="4"/>const += 2</text:p>
      <text:p text:style-name="P2"><text:s text:c="4"/>for j in xrange( kaire + 4, desine + 4, 4):</text:p>
      <text:p text:style-name="P2"><text:soft-page-break/><text:s text:c="8"/>var_j = imti(f, j)</text:p>
      <text:p text:style-name="P2"><text:s text:c="8"/>const += 1</text:p>
      <text:p text:style-name="P2"><text:s text:c="8"/>if var_j &lt; var_kaire:</text:p>
      <text:p text:style-name="P2"><text:s text:c="12"/>indeksas += 4</text:p>
      <text:p text:style-name="P2"><text:s text:c="12"/>sukeisti(f, indeksas, j)</text:p>
      <text:p text:style-name="P2"><text:s text:c="12"/>const += 2</text:p>
      <text:p text:style-name="P2"><text:s text:c="4"/>sukeisti(f, kaire, indeksas)</text:p>
      <text:p text:style-name="P2"><text:s text:c="4"/>const += 1</text:p>
      <text:p text:style-name="P2"><text:s text:c="4"/>return indeksas</text:p>
      <text:p text:style-name="P2"/>
      <text:p text:style-name="P2">def rusiuoti( kaire, desine, failas):</text:p>
      <text:p text:style-name="P2"><text:s text:c="4"/>global const</text:p>
      <text:p text:style-name="P2"><text:s text:c="4"/>if kaire &lt; desine :</text:p>
      <text:p text:style-name="P2"><text:s text:c="8"/>indeksas = dalinti( kaire, desine, failas)</text:p>
      <text:p text:style-name="P2"><text:s text:c="8"/>rusiuoti(kaire, indeksas-4, failas)</text:p>
      <text:p text:style-name="P2"><text:s text:c="8"/>rusiuoti(indeksas+4, desine, failas)</text:p>
      <text:p text:style-name="P2"><text:s text:c="8"/>const += 3</text:p>
      <text:p text:style-name="P2"/>
      <text:p text:style-name="P2">def rik(failo_pav):</text:p>
      <text:p text:style-name="P2"><text:s text:c="4"/>global const</text:p>
      <text:p text:style-name="P2"><text:s text:c="4"/>f = open(failo_pav, 'r+b')</text:p>
      <text:p text:style-name="P2"><text:s text:c="4"/>length = os.path.getsize(failo_pav)</text:p>
      <text:p text:style-name="P2"><text:s text:c="4"/><text:span text:style-name="T32">#failo_isvedimas(f, length)</text:span></text:p>
      <text:p text:style-name="P2"><text:s text:c="4"/>time1 = time.time()</text:p>
      <text:p text:style-name="P2"><text:s text:c="4"/>rusiuoti (0, length-4 ,f)</text:p>
      <text:p text:style-name="P2"><text:s text:c="4"/>time2 = time.time()</text:p>
      <text:p text:style-name="P2"><text:s text:c="4"/>skirtumas = time2 - time1</text:p>
      <text:p text:style-name="P2"><text:s text:c="4"/><text:span text:style-name="T32">#print "-----ISRIKIUOTAS-----"</text:span></text:p>
      <text:p text:style-name="P2"><text:s text:c="4"/><text:span text:style-name="T32">#failo_isvedimas(f, length)</text:span></text:p>
      <text:p text:style-name="P2"><text:s text:c="4"/>print "Bendras uztruktas laikas sekundemis: %(time)s" %{'time': skirtumas}</text:p>
      <text:p text:style-name="P2"><text:s text:c="4"/>const += 10</text:p>
      <text:p text:style-name="P2"><text:s text:c="4"/>print "Eiluciu kiekis: %(const)s" %{'const': const}</text:p>
      <text:p text:style-name="P2"><text:s text:c="4"/></text:p>
      <text:p text:style-name="P2">def script(parent):</text:p>
      <text:p text:style-name="P2"><text:s text:c="4"/>global const</text:p>
      <text:p text:style-name="P2"><text:s text:c="4"/>for x in xrange(1, 18):</text:p>
      <text:p text:style-name="P2"><text:s text:c="8"/>const = 0</text:p>
      <text:p text:style-name="P2"><text:s text:c="8"/>file_name = "T%(test)s" %{'test': x}</text:p>
      <text:p text:style-name="P2"><text:s text:c="8"/>print file_name</text:p>
      <text:p text:style-name="P2"><text:s text:c="8"/>rik(parent+file_name)</text:p>
      <text:p text:style-name="P2"><text:s text:c="4"/></text:p>
      <text:p text:style-name="P2">def imti(f, i):</text:p>
      <text:p text:style-name="P2"><text:s text:c="4"/>global const</text:p>
      <text:p text:style-name="P2"><text:s text:c="4"/>f.seek(i)</text:p>
      <text:p text:style-name="P2"><text:s text:c="4"/>var = struct.unpack('i', f.read(4))[0]</text:p>
      <text:p text:style-name="P2"><text:s text:c="4"/>const += 3</text:p>
      <text:p text:style-name="P2"><text:s text:c="4"/>return var</text:p>
      <text:p text:style-name="P2"/>
      <text:p text:style-name="P2">def imti_b(f, i):</text:p>
      <text:p text:style-name="P2"><text:s text:c="4"/>global const</text:p>
      <text:p text:style-name="P2"><text:s text:c="4"/>f.seek(i)</text:p>
      <text:p text:style-name="P2"><text:s text:c="4"/>var = f.read(4)</text:p>
      <text:p text:style-name="P2"><text:s text:c="4"/>const += 3</text:p>
      <text:p text:style-name="P2"><text:s text:c="4"/>return var</text:p>
      <text:p text:style-name="P2"/>
      <text:p text:style-name="P2">def deti(f, i, r):</text:p>
      <text:p text:style-name="P2"><text:s text:c="4"/>global const</text:p>
      <text:p text:style-name="P2"><text:s text:c="4"/>f.seek(i)</text:p>
      <text:p text:style-name="P2"><text:s text:c="4"/>f.write(r)</text:p>
      <text:p text:style-name="P2"><text:s text:c="4"/>const += 2</text:p>
      <text:p text:style-name="P2"><text:s text:c="4"/></text:p>
      <text:p text:style-name="P2">def sukeisti(f, i, j):</text:p>
      <text:p text:style-name="P2"><text:s text:c="4"/>global const</text:p>
      <text:p text:style-name="P2"><text:s text:c="4"/>f.seek(i)</text:p>
      <text:p text:style-name="P2"><text:s text:c="4"/>var_a = f.read(4)</text:p>
      <text:p text:style-name="P2"><text:s text:c="4"/>f.seek(j)</text:p>
      <text:p text:style-name="P2"><text:s text:c="4"/>var_b = f.read(4)</text:p>
      <text:p text:style-name="P2"><text:s text:c="4"/>f.seek(i)</text:p>
      <text:p text:style-name="P2"><text:s text:c="4"/>f.write(var_b)</text:p>
      <text:p text:style-name="P2"><text:s text:c="4"/>f.seek(j)</text:p>
      <text:p text:style-name="P2"><text:s text:c="4"/>f.write(var_a)</text:p>
      <text:p text:style-name="P2"><text:s text:c="4"/>const += 8</text:p>
      <text:p text:style-name="P2"><text:s text:c="4"/></text:p>
      <text:p text:style-name="P2">def failo_isvedimas(f, length):</text:p>
      <text:p text:style-name="P2"><text:s text:c="4"/>global const</text:p>
      <text:p text:style-name="P2"><text:s text:c="4"/>for j in xrange(0, length, 4):</text:p>
      <text:p text:style-name="P2"><text:s text:c="8"/>print imti(f, j)</text:p>
      <text:p text:style-name="P7"><text:span text:style-name="T15"><text:s text:c="8"/>const += </text:span><text:span text:style-name="T15">1</text:span></text:p>
      <text:p text:style-name="P18"><text:span text:style-name="T22">Rūšiavimas „QuickSort“ sąraše</text:span></text:p>
      <text:p text:style-name="P18"><text:span text:style-name="T22">L1_2_2.py</text:span></text:p>
      <text:p text:style-name="P10">import os</text:p>
      <text:p text:style-name="P2"><text:soft-page-break/>import struct</text:p>
      <text:p text:style-name="P2">import time</text:p>
      <text:p text:style-name="P2">const = 0</text:p>
      <text:p text:style-name="P2"/>
      <text:p text:style-name="P2">def dalinti ( kaire, desine, f):</text:p>
      <text:p text:style-name="P2"><text:s text:c="4"/>global const</text:p>
      <text:p text:style-name="P2"><text:s text:c="4"/>t = indeksas = kaire</text:p>
      <text:p text:style-name="P2"><text:s text:c="4"/>var_kaire = imti_list(f, kaire)</text:p>
      <text:p text:style-name="P2"><text:s text:c="4"/>const += 2</text:p>
      <text:p text:style-name="P2"><text:s text:c="4"/>for j in xrange( kaire + 4, desine + 4, 4):</text:p>
      <text:p text:style-name="P2"><text:s text:c="8"/>var_j = imti_list(f, j)</text:p>
      <text:p text:style-name="P2"><text:s text:c="8"/>const += 1</text:p>
      <text:p text:style-name="P2"><text:s text:c="8"/>if var_j &lt; var_kaire:</text:p>
      <text:p text:style-name="P2"><text:s text:c="12"/>indeksas += 4</text:p>
      <text:p text:style-name="P2"><text:s text:c="12"/>sukeisti_list(f, indeksas, j)</text:p>
      <text:p text:style-name="P2"><text:s text:c="12"/>const += 2</text:p>
      <text:p text:style-name="P2"><text:s text:c="4"/>sukeisti_list(f, kaire, indeksas)</text:p>
      <text:p text:style-name="P2"><text:s text:c="4"/>const += 1</text:p>
      <text:p text:style-name="P2"><text:s text:c="4"/>return indeksas</text:p>
      <text:p text:style-name="P2"/>
      <text:p text:style-name="P2">def rusiuoti( kaire, desine, failas):</text:p>
      <text:p text:style-name="P2"><text:s text:c="4"/>global const</text:p>
      <text:p text:style-name="P2"><text:s text:c="4"/>if kaire &lt; desine :</text:p>
      <text:p text:style-name="P2"><text:s text:c="8"/>indeksas = dalinti( kaire, desine, failas)</text:p>
      <text:p text:style-name="P2"><text:s text:c="8"/>rusiuoti(kaire, indeksas-4, failas)</text:p>
      <text:p text:style-name="P2"><text:s text:c="8"/>rusiuoti(indeksas+4, desine, failas)</text:p>
      <text:p text:style-name="P2"><text:s text:c="8"/>const += 3</text:p>
      <text:p text:style-name="P2"/>
      <text:p text:style-name="P2">def rik(failo_pav):</text:p>
      <text:p text:style-name="P2"><text:s text:c="4"/>global const</text:p>
      <text:p text:style-name="P2"><text:s text:c="4"/>f = open(failo_pav, 'r+b')</text:p>
      <text:p text:style-name="P2"><text:s text:c="4"/>length = os.path.getsize(failo_pav)</text:p>
      <text:p text:style-name="P2"><text:s text:c="4"/><text:span text:style-name="T32">#failo_isvedimas_list(f)</text:span></text:p>
      <text:p text:style-name="P2"><text:s text:c="4"/>time1 = time.time()</text:p>
      <text:p text:style-name="P2"><text:s text:c="4"/>rusiuoti (0, length-4 ,f)</text:p>
      <text:p text:style-name="P2"><text:s text:c="4"/>time2 = time.time()</text:p>
      <text:p text:style-name="P2"><text:s text:c="4"/>skirtumas = time2 - time1</text:p>
      <text:p text:style-name="P2"><text:s text:c="4"/><text:span text:style-name="T32">#print "-----ISRIKIUOTAS-----"</text:span></text:p>
      <text:p text:style-name="P2"><text:s text:c="4"/><text:span text:style-name="T32">#failo_isvedimas_list(f)</text:span></text:p>
      <text:p text:style-name="P2"><text:s text:c="4"/>print "Bendras uztruktas laikas sekundemis: %(time)s" %{'time': skirtumas}</text:p>
      <text:p text:style-name="P2"><text:s text:c="4"/>const += 10</text:p>
      <text:p text:style-name="P2"><text:s text:c="4"/>print "Eiluciu kiekis: %(const)s" %{'const': const}</text:p>
      <text:p text:style-name="P2"><text:s text:c="4"/></text:p>
      <text:p text:style-name="P2">def script(parent):</text:p>
      <text:p text:style-name="P2"><text:s text:c="4"/>global const</text:p>
      <text:p text:style-name="P2"><text:s text:c="4"/>for x in xrange(1, 18):</text:p>
      <text:p text:style-name="P2"><text:s text:c="8"/>const = 0</text:p>
      <text:p text:style-name="P2"><text:s text:c="8"/>file_name = "T%(test)s" %{'test': x}</text:p>
      <text:p text:style-name="P2"><text:s text:c="8"/>print file_name</text:p>
      <text:p text:style-name="P2"><text:s text:c="8"/>rik(parent+file_name)</text:p>
      <text:p text:style-name="P2"><text:s text:c="4"/></text:p>
      <text:p text:style-name="P2">def pereiti(f, j):</text:p>
      <text:p text:style-name="P2"><text:s text:c="4"/>global const</text:p>
      <text:p text:style-name="P2"><text:s text:c="4"/>i = f.tell()</text:p>
      <text:p text:style-name="P2"><text:s text:c="4"/>const += 1</text:p>
      <text:p text:style-name="P2"><text:s text:c="4"/>if i &lt; j:</text:p>
      <text:p text:style-name="P2"><text:s text:c="8"/>for x in xrange(i+4, j+4, 4):</text:p>
      <text:p text:style-name="P2"><text:s text:c="12"/>f.seek(x)</text:p>
      <text:p text:style-name="P2"><text:s text:c="12"/>const += 1</text:p>
      <text:p text:style-name="P2"><text:s text:c="4"/>if i &gt; j:</text:p>
      <text:p text:style-name="P2"><text:s text:c="8"/>for x in xrange(i-4, j-4, -4):</text:p>
      <text:p text:style-name="P2"><text:s text:c="12"/>f.seek(x)</text:p>
      <text:p text:style-name="P2"><text:s text:c="12"/>const += 1</text:p>
      <text:p text:style-name="P2"><text:s text:c="4"/>if i == j:</text:p>
      <text:p text:style-name="P2"><text:s text:c="8"/>pass</text:p>
      <text:p text:style-name="P2"><text:s text:c="4"/>const += 1</text:p>
      <text:p text:style-name="P2"><text:s text:c="8"/></text:p>
      <text:p text:style-name="P2">def imti_list(f, j):</text:p>
      <text:p text:style-name="P2"><text:s text:c="4"/>global const</text:p>
      <text:p text:style-name="P2"><text:s text:c="4"/>pereiti(f, j)</text:p>
      <text:p text:style-name="P2"><text:s text:c="4"/>val = f.read(4)</text:p>
      <text:p text:style-name="P2"><text:s text:c="4"/>const += 2</text:p>
      <text:p text:style-name="P2"><text:s text:c="4"/>if val == '':</text:p>
      <text:p text:style-name="P2"><text:s text:c="8"/>const += 1</text:p>
      <text:p text:style-name="P2"><text:s text:c="8"/>return ''</text:p>
      <text:p text:style-name="P2"><text:s text:c="4"/>else:</text:p>
      <text:p text:style-name="P2"><text:s text:c="8"/>const += 1</text:p>
      <text:p text:style-name="P2"><text:s text:c="8"/>return struct.unpack('i', val)[0]</text:p>
      <text:p text:style-name="P2"/>
      <text:p text:style-name="P2">def imti_list_b(f, j):</text:p>
      <text:p text:style-name="P2"><text:s text:c="4"/>global const</text:p>
      <text:p text:style-name="P2"><text:s text:c="4"/>pereiti(f, j)</text:p>
      <text:p text:style-name="P2"><text:soft-page-break/><text:s text:c="4"/>const += 2</text:p>
      <text:p text:style-name="P2"><text:s text:c="4"/>return f.read(4)</text:p>
      <text:p text:style-name="P2"/>
      <text:p text:style-name="P2">def deti_list(f, j, r):</text:p>
      <text:p text:style-name="P2"><text:s text:c="4"/>global const</text:p>
      <text:p text:style-name="P2"><text:s text:c="4"/>pereiti(f, j)</text:p>
      <text:p text:style-name="P2"><text:s text:c="4"/>f.write(r)</text:p>
      <text:p text:style-name="P2"><text:s text:c="4"/>const += 2</text:p>
      <text:p text:style-name="P2"><text:s text:c="4"/></text:p>
      <text:p text:style-name="P2">def failo_isvedimas_list(f):</text:p>
      <text:p text:style-name="P2"><text:s text:c="4"/>global const</text:p>
      <text:p text:style-name="P2"><text:s text:c="4"/>value = 0</text:p>
      <text:p text:style-name="P2"><text:s text:c="4"/>f.seek(0)</text:p>
      <text:p text:style-name="P2"><text:s text:c="4"/>offset = 0</text:p>
      <text:p text:style-name="P2"><text:s text:c="4"/>const += 3</text:p>
      <text:p text:style-name="P2"><text:s text:c="4"/>while value != '':</text:p>
      <text:p text:style-name="P2"><text:s text:c="8"/>value = imti_list(f, offset)</text:p>
      <text:p text:style-name="P2"><text:s text:c="8"/>const += 1</text:p>
      <text:p text:style-name="P2"><text:s text:c="8"/>if value == '':</text:p>
      <text:p text:style-name="P2"><text:s text:c="12"/>const += 1</text:p>
      <text:p text:style-name="P2"><text:s text:c="12"/>break</text:p>
      <text:p text:style-name="P2"><text:s text:c="8"/>print (value)</text:p>
      <text:p text:style-name="P2"><text:s text:c="8"/>offset += 4</text:p>
      <text:p text:style-name="P2"><text:s text:c="8"/>const += 2</text:p>
      <text:p text:style-name="P2"><text:s text:c="8"/></text:p>
      <text:p text:style-name="P2">def sukeisti_list(f, i, j):</text:p>
      <text:p text:style-name="P2"><text:s text:c="4"/>global const</text:p>
      <text:p text:style-name="P2"><text:s text:c="4"/>var_a = imti_list_b(f, i)</text:p>
      <text:p text:style-name="P2"><text:s text:c="4"/>var_b = imti_list_b(f, j)</text:p>
      <text:p text:style-name="P2"><text:s text:c="4"/>deti_list(f, i, var_b)</text:p>
      <text:p text:style-name="P2"><text:s text:c="4"/>deti_list(f, j, var_a)</text:p>
      <text:p text:style-name="P3"><text:span text:style-name="T34"><text:s text:c="4"/>const += </text:span><text:span text:style-name="T34">4</text:span></text:p>
      <text:p text:style-name="P4"><text:span text:style-name="T12">Algoritmo ekspermentinis tyrimas</text:span></text:p>
      <text:p text:style-name="P11"><text:span text:style-name="T12">Algoritmas testuojamas rikiuojant sveikuosius skaičius. Buvo sugeneruota daug atsitiktinių skaičių, nurodant failo dydį.<text:line-break/>Rikiuojant buvo skaičiuojama rikiavimo trukmė, palyginamas rikiavimas masyve ir sąraše. Duomenų imtis 200 iki 100.000.</text:span></text:p>
      <text:p text:style-name="P15"><text:span text:style-name="T23"/></text:p>
      <table:table table:name="Lentelė1" table:style-name="Lentelė1">
        <table:table-column table:style-name="Lentelė1.A"/>
        <table:table-column table:style-name="Lentelė1.B"/>
        <table:table-column table:style-name="Lentelė1.C"/>
        <table:table-column table:style-name="Lentelė1.A" table:number-columns-repeated="2"/>
        <table:table-row>
          <table:table-cell table:style-name="Lentelė1.A1" table:number-rows-spanned="2" office:value-type="string">
            <text:p text:style-name="P31">Elementų sk.</text:p>
          </table:table-cell>
          <table:table-cell table:style-name="Lentelė1.B1" table:number-columns-spanned="2" office:value-type="string">
            <text:p text:style-name="P31">Masyvas</text:p>
          </table:table-cell>
          <table:covered-table-cell/>
          <table:table-cell table:style-name="Lentelė1.D1" table:number-columns-spanned="2" office:value-type="string">
            <text:p text:style-name="P31">Sąrašas</text:p>
          </table:table-cell>
          <table:covered-table-cell/>
        </table:table-row>
        <table:table-row>
          <table:covered-table-cell/>
          <table:table-cell table:style-name="Lentelė1.B2" office:value-type="string">
            <text:p text:style-name="P31">Trukmė (s)</text:p>
          </table:table-cell>
          <table:table-cell table:style-name="Lentelė1.C19" office:value-type="string">
            <text:p text:style-name="P31">Operacijų sk.</text:p>
          </table:table-cell>
          <table:table-cell table:style-name="Lentelė1.D2" office:value-type="string">
            <text:p text:style-name="P31">Trukmė (s)</text:p>
          </table:table-cell>
          <table:table-cell table:style-name="Lentelė1.E2" office:value-type="string">
            <text:p text:style-name="P31">Operacijų sk.</text:p>
          </table:table-cell>
        </table:table-row>
        <table:table-row>
          <table:table-cell table:style-name="Lentelė1.A19" office:value-type="string">
            <text:p text:style-name="P30">200</text:p>
          </table:table-cell>
          <table:table-cell table:style-name="Lentelė1.B3" office:value-type="string">
            <text:p text:style-name="P32">0.00722980499268</text:p>
          </table:table-cell>
          <table:table-cell table:style-name="Lentelė1.C19" office:value-type="string">
            <text:p text:style-name="P32">16607</text:p>
          </table:table-cell>
          <table:table-cell table:style-name="Lentelė1.D3" office:value-type="string">
            <text:p text:style-name="P32">0.0264909267426</text:p>
          </table:table-cell>
          <table:table-cell table:style-name="Lentelė1.E3" office:value-type="string">
            <text:p text:style-name="P32">77174</text:p>
          </table:table-cell>
        </table:table-row>
        <table:table-row>
          <table:table-cell table:style-name="Lentelė1.A19" office:value-type="string">
            <text:p text:style-name="P30">400</text:p>
          </table:table-cell>
          <table:table-cell table:style-name="Lentelė1.B4" office:value-type="string">
            <text:p text:style-name="P32">0.0161151885986</text:p>
          </table:table-cell>
          <table:table-cell table:style-name="Lentelė1.C19" office:value-type="string">
            <text:p text:style-name="P32">33653</text:p>
          </table:table-cell>
          <table:table-cell table:style-name="Lentelė1.D4" office:value-type="string">
            <text:p text:style-name="P32">0.0766530036926</text:p>
          </table:table-cell>
          <table:table-cell table:style-name="Lentelė1.E4" office:value-type="string">
            <text:p text:style-name="P32">233878</text:p>
          </table:table-cell>
        </table:table-row>
        <table:table-row>
          <table:table-cell table:style-name="Lentelė1.A19" office:value-type="string">
            <text:p text:style-name="P30">600</text:p>
          </table:table-cell>
          <table:table-cell table:style-name="Lentelė1.B5" office:value-type="string">
            <text:p text:style-name="P32">0.0260949134827</text:p>
          </table:table-cell>
          <table:table-cell table:style-name="Lentelė1.C19" office:value-type="string">
            <text:p text:style-name="P32">55203</text:p>
          </table:table-cell>
          <table:table-cell table:style-name="Lentelė1.D5" office:value-type="string">
            <text:p text:style-name="P32">0.140232086182</text:p>
          </table:table-cell>
          <table:table-cell table:style-name="Lentelė1.E5" office:value-type="string">
            <text:p text:style-name="P32">458394</text:p>
          </table:table-cell>
        </table:table-row>
        <table:table-row>
          <table:table-cell table:style-name="Lentelė1.A19" office:value-type="string">
            <text:p text:style-name="P30">800</text:p>
          </table:table-cell>
          <table:table-cell table:style-name="Lentelė1.B6" office:value-type="string">
            <text:p text:style-name="P32">0.0358850955963</text:p>
          </table:table-cell>
          <table:table-cell table:style-name="Lentelė1.C19" office:value-type="string">
            <text:p text:style-name="P32">78335</text:p>
          </table:table-cell>
          <table:table-cell table:style-name="Lentelė1.D6" office:value-type="string">
            <text:p text:style-name="P32">0.235728979111</text:p>
          </table:table-cell>
          <table:table-cell table:style-name="Lentelė1.E6" office:value-type="string">
            <text:p text:style-name="P32">783338</text:p>
          </table:table-cell>
        </table:table-row>
        <table:table-row>
          <table:table-cell table:style-name="Lentelė1.A19" office:value-type="string">
            <text:p text:style-name="P30">1.000</text:p>
          </table:table-cell>
          <table:table-cell table:style-name="Lentelė1.B7" office:value-type="string">
            <text:p text:style-name="P32">0.0518169403076</text:p>
          </table:table-cell>
          <table:table-cell table:style-name="Lentelė1.C19" office:value-type="string">
            <text:p text:style-name="P32">111904</text:p>
          </table:table-cell>
          <table:table-cell table:style-name="Lentelė1.D7" office:value-type="string">
            <text:p text:style-name="P32">0.370328903198</text:p>
          </table:table-cell>
          <table:table-cell table:style-name="Lentelė1.E7" office:value-type="string">
            <text:p text:style-name="P32">1236110</text:p>
          </table:table-cell>
        </table:table-row>
        <table:table-row>
          <table:table-cell table:style-name="Lentelė1.A19" office:value-type="string">
            <text:p text:style-name="P30">1.200</text:p>
          </table:table-cell>
          <table:table-cell table:style-name="Lentelė1.B8" office:value-type="string">
            <text:p text:style-name="P32">0.0570778846741</text:p>
          </table:table-cell>
          <table:table-cell table:style-name="Lentelė1.C19" office:value-type="string">
            <text:p text:style-name="P32">126472</text:p>
          </table:table-cell>
          <table:table-cell table:style-name="Lentelė1.D8" office:value-type="string">
            <text:p text:style-name="P32">0.498943805695</text:p>
          </table:table-cell>
          <table:table-cell table:style-name="Lentelė1.E8" office:value-type="string">
            <text:p text:style-name="P32">1686500</text:p>
          </table:table-cell>
        </table:table-row>
        <table:table-row>
          <table:table-cell table:style-name="Lentelė1.A19" office:value-type="string">
            <text:p text:style-name="P30">1.400</text:p>
          </table:table-cell>
          <table:table-cell table:style-name="Lentelė1.B9" office:value-type="string">
            <text:p text:style-name="P32">0.0687489509583</text:p>
          </table:table-cell>
          <table:table-cell table:style-name="Lentelė1.C19" office:value-type="string">
            <text:p text:style-name="P32">153458</text:p>
          </table:table-cell>
          <table:table-cell table:style-name="Lentelė1.D9" office:value-type="string">
            <text:p text:style-name="P32">0.6734790802</text:p>
          </table:table-cell>
          <table:table-cell table:style-name="Lentelė1.E9" office:value-type="string">
            <text:p text:style-name="P32">2295624</text:p>
          </table:table-cell>
        </table:table-row>
        <table:table-row>
          <table:table-cell table:style-name="Lentelė1.A19" office:value-type="string">
            <text:p text:style-name="P30">1.600</text:p>
          </table:table-cell>
          <table:table-cell table:style-name="Lentelė1.B10" office:value-type="string">
            <text:p text:style-name="P32">0.0854139328003</text:p>
          </table:table-cell>
          <table:table-cell table:style-name="Lentelė1.C19" office:value-type="string">
            <text:p text:style-name="P32">190399</text:p>
          </table:table-cell>
          <table:table-cell table:style-name="Lentelė1.D10" office:value-type="string">
            <text:p text:style-name="P32">0.849053144455</text:p>
          </table:table-cell>
          <table:table-cell table:style-name="Lentelė1.E10" office:value-type="string">
            <text:p text:style-name="P32">2892716</text:p>
          </table:table-cell>
        </table:table-row>
        <table:table-row>
          <table:table-cell table:style-name="Lentelė1.A19" office:value-type="string">
            <text:p text:style-name="P30">1.800</text:p>
          </table:table-cell>
          <table:table-cell table:style-name="Lentelė1.B11" office:value-type="string">
            <text:p text:style-name="P32">0.0842127799988</text:p>
          </table:table-cell>
          <table:table-cell table:style-name="Lentelė1.C19" office:value-type="string">
            <text:p text:style-name="P32">194545</text:p>
          </table:table-cell>
          <table:table-cell table:style-name="Lentelė1.D11" office:value-type="string">
            <text:p text:style-name="P32">1.06589412689</text:p>
          </table:table-cell>
          <table:table-cell table:style-name="Lentelė1.E11" office:value-type="string">
            <text:p text:style-name="P32">3697035</text:p>
          </table:table-cell>
        </table:table-row>
        <table:table-row>
          <table:table-cell table:style-name="Lentelė1.A12" office:value-type="string">
            <text:p text:style-name="P30">2.000</text:p>
          </table:table-cell>
          <table:table-cell table:style-name="Lentelė1.B12" office:value-type="string">
            <text:p text:style-name="P32">0.11750292778</text:p>
          </table:table-cell>
          <table:table-cell table:style-name="Lentelė1.C12" office:value-type="string">
            <text:p text:style-name="P32">258097</text:p>
          </table:table-cell>
          <table:table-cell table:style-name="Lentelė1.D12" office:value-type="string">
            <text:p text:style-name="P32">1.31132292747</text:p>
          </table:table-cell>
          <table:table-cell table:style-name="Lentelė1.E12" office:value-type="string">
            <text:p text:style-name="P32">4491840</text:p>
          </table:table-cell>
        </table:table-row>
        <table:table-row>
          <table:table-cell table:style-name="Lentelė1.A13" office:value-type="string">
            <text:p text:style-name="P30">3.000</text:p>
          </table:table-cell>
          <table:table-cell table:style-name="Lentelė1.B13" office:value-type="string">
            <text:p text:style-name="P32">0.18168592453</text:p>
          </table:table-cell>
          <table:table-cell table:style-name="Lentelė1.C13" office:value-type="string">
            <text:p text:style-name="P32">406869</text:p>
          </table:table-cell>
          <table:table-cell table:style-name="Lentelė1.D13" office:value-type="string">
            <text:p text:style-name="P32">2.7841091156</text:p>
          </table:table-cell>
          <table:table-cell table:style-name="Lentelė1.E13" office:value-type="string">
            <text:p text:style-name="P32">9545275</text:p>
          </table:table-cell>
        </table:table-row>
        <table:table-row>
          <table:table-cell table:style-name="Lentelė1.A14" office:value-type="string">
            <text:p text:style-name="P30">5.000</text:p>
          </table:table-cell>
          <table:table-cell table:style-name="Lentelė1.B14" office:value-type="string">
            <text:p text:style-name="P32">0.313282012939</text:p>
          </table:table-cell>
          <table:table-cell table:style-name="Lentelė1.C14" office:value-type="string">
            <text:p text:style-name="P32">698795</text:p>
          </table:table-cell>
          <table:table-cell table:style-name="Lentelė1.D14" office:value-type="string">
            <text:p text:style-name="P32">7.66326284409</text:p>
          </table:table-cell>
          <table:table-cell table:style-name="Lentelė1.E14" office:value-type="string">
            <text:p text:style-name="P32">26701233</text:p>
          </table:table-cell>
        </table:table-row>
        <table:table-row>
          <table:table-cell table:style-name="Lentelė1.A15" office:value-type="string">
            <text:p text:style-name="P30">10.000</text:p>
          </table:table-cell>
          <table:table-cell table:style-name="Lentelė1.B15" office:value-type="string">
            <text:p text:style-name="P32">0.653005123138</text:p>
          </table:table-cell>
          <table:table-cell table:style-name="Lentelė1.C15" office:value-type="string">
            <text:p text:style-name="P32">1475820</text:p>
          </table:table-cell>
          <table:table-cell table:style-name="Lentelė1.D15" office:value-type="string">
            <text:p text:style-name="P32">29.0159919262</text:p>
          </table:table-cell>
          <table:table-cell table:style-name="Lentelė1.E15" office:value-type="string">
            <text:p text:style-name="P32">103059070</text:p>
          </table:table-cell>
        </table:table-row>
        <table:table-row>
          <table:table-cell table:style-name="Lentelė1.A16" office:value-type="string">
            <text:p text:style-name="P30">20.000</text:p>
          </table:table-cell>
          <table:table-cell table:style-name="Lentelė1.B16" office:value-type="string">
            <text:p text:style-name="P32">1.46271204948</text:p>
          </table:table-cell>
          <table:table-cell table:style-name="Lentelė1.C16" office:value-type="string">
            <text:p text:style-name="P32">3178045</text:p>
          </table:table-cell>
          <table:table-cell table:style-name="Lentelė1.D16" office:value-type="string">
            <text:p text:style-name="P32">114.94175601</text:p>
          </table:table-cell>
          <table:table-cell table:style-name="Lentelė1.E16" office:value-type="string">
            <text:p text:style-name="P32">407102394</text:p>
          </table:table-cell>
        </table:table-row>
        <table:table-row>
          <table:table-cell table:style-name="Lentelė1.A17" office:value-type="string">
            <text:p text:style-name="P30">30.000</text:p>
          </table:table-cell>
          <table:table-cell table:style-name="Lentelė1.B17" office:value-type="string">
            <text:p text:style-name="P32">2.37878799438</text:p>
          </table:table-cell>
          <table:table-cell table:style-name="Lentelė1.C17" office:value-type="string">
            <text:p text:style-name="P32">5067712</text:p>
          </table:table-cell>
          <table:table-cell table:style-name="Lentelė1.D17" office:value-type="string">
            <text:p text:style-name="P32">254.048069</text:p>
          </table:table-cell>
          <table:table-cell table:style-name="Lentelė1.E17" office:value-type="string">
            <text:p text:style-name="P32">909007000</text:p>
          </table:table-cell>
        </table:table-row>
        <text:soft-page-break/>
        <table:table-row>
          <table:table-cell table:style-name="Lentelė1.A18" office:value-type="string">
            <text:p text:style-name="P30">50.000</text:p>
          </table:table-cell>
          <table:table-cell table:style-name="Lentelė1.B18" office:value-type="string">
            <text:p text:style-name="P32">4.39882588387</text:p>
          </table:table-cell>
          <table:table-cell table:style-name="Lentelė1.C18" office:value-type="string">
            <text:p text:style-name="P32">9419899</text:p>
          </table:table-cell>
          <table:table-cell table:style-name="Lentelė1.D18" office:value-type="string">
            <text:p text:style-name="P32">703.124616861</text:p>
          </table:table-cell>
          <table:table-cell table:style-name="Lentelė1.E18" office:value-type="string">
            <text:p text:style-name="P32">2516228387</text:p>
          </table:table-cell>
        </table:table-row>
        <table:table-row>
          <table:table-cell table:style-name="Lentelė1.A19" office:value-type="string">
            <text:p text:style-name="P30">100.000</text:p>
          </table:table-cell>
          <table:table-cell table:style-name="Lentelė1.B19" office:value-type="string">
            <text:p text:style-name="P32">8.94521903992</text:p>
          </table:table-cell>
          <table:table-cell table:style-name="Lentelė1.C19" office:value-type="string">
            <text:p text:style-name="P32">19373869</text:p>
          </table:table-cell>
          <table:table-cell table:style-name="Lentelė1.D19" office:value-type="string">
            <text:p text:style-name="P32">2794.91764808</text:p>
          </table:table-cell>
          <table:table-cell table:style-name="Lentelė1.E19" office:value-type="string">
            <text:p text:style-name="P32">10016471453</text:p>
          </table:table-cell>
        </table:table-row>
      </table:table>
      <text:p text:style-name="Standard"/>
      <text:p text:style-name="P29"><text:span text:style-name="T22">Rūšiavimo algoritmas „Bucket sort“</text:span></text:p>
      <text:p text:style-name="P27"><text:span text:style-name="T22">Šis rikiavimo metodas remiasi „Skaldyk ir valdyk“ paradigma. Metodas – rekursinis. Algoritmo viekimo tvarka: </text:span></text:p>
      <text:p text:style-name="P27"><text:span text:style-name="T22"><text:tab/><text:tab/>*Duomenys yra išskaldomi pagal reikšmes į atskiras kategorijas</text:span></text:p>
      <text:p text:style-name="P27"><text:span text:style-name="T22"><text:tab/><text:tab/>*Įterpiant reikšmę į kategoriją, ši reikšmė yra iš karto įterpiama taip, <text:tab/>jog seka būtų nuosekli</text:span></text:p>
      <text:p text:style-name="P27"><text:span text:style-name="T22"><text:tab/><text:tab/>*Kai visos reikšmės yra išbarstytos į kategorijas, pradedamas suliejimas</text:span></text:p>
      <text:p text:style-name="P27"><text:span text:style-name="T22"><text:tab/><text:tab/>*Suliejimo metu nuosekliai imamos reikšmės nuo žemiausios kategorijos ir <text:tab/>palaipsniui imamos vis kitos reikšmės iki pačios aukščiausios reikšmės</text:span></text:p>
      <text:p text:style-name="P27"><text:span text:style-name="T22"><text:tab/><text:tab/>*Taip ištraukus reikšmes turime surikiuotą sąrašą<text:tab/><text:tab/></text:span></text:p>
      <text:p text:style-name="P23"><text:span text:style-name="T21"><text:s/>Teoriškai šio algoritmo sudėtingumas yra:<text:line-break/></text:span><text:span text:style-name="T21"><draw:frame draw:style-name="fr1" draw:name="Objektas3" text:anchor-type="as-char" svg:y="-0.386cm" svg:width="2.785cm" svg:height="0.51cm" draw:z-index="2"><draw:object xlink:href="./Object 3" xlink:type="simple" xlink:show="embed" xlink:actuate="onLoad"/><draw:image xlink:href="./ObjectReplacements/Object 3" xlink:type="simple" xlink:show="embed" xlink:actuate="onLoad"/><svg:desc>formulė</svg:desc></draw:frame></text:span></text:p>
      <text:p text:style-name="P23"><text:span text:style-name="T21">n – rikiuojamų elementų kiekis. K – kategorijų skaičius</text:span></text:p>
      <text:p text:style-name="P24"><text:span text:style-name="T22">Rūšiavimas „Bucket sort“ masyve</text:span></text:p>
      <text:p text:style-name="P15"><text:span text:style-name="T23">Dešinėje pažymėta, kiek kartų vykdomos eilutės. Skaičiavimo algoritme skaičiuosime tik tas eilutes, kurios yra susijusios su algoritmu.</text:span></text:p>
      <text:p text:style-name="P20"><text:span text:style-name="T24">L1_3_1.py</text:span></text:p>
      <text:p text:style-name="P9">import os</text:p>
      <text:p text:style-name="P2">import struct</text:p>
      <text:p text:style-name="P2">import time</text:p>
      <text:p text:style-name="P2">const = 0</text:p>
      <text:p text:style-name="P2"><text:s text:c="8"/></text:p>
      <text:p text:style-name="P2">def bucketSort(f, length, bucket_files, result_length):</text:p>
      <text:p text:style-name="P2"><text:s text:c="4"/>global const</text:p>
      <text:p text:style-name="P2"><text:s text:c="4"/>for j in xrange(0, length, 4):</text:p>
      <text:p text:style-name="P2"><text:s text:c="8"/>variable = imti(f, j)</text:p>
      <text:p text:style-name="P2"><text:s text:c="8"/>range = variable / 1000000000</text:p>
      <text:p text:style-name="P2"><text:s text:c="8"/>const += 2</text:p>
      <text:p text:style-name="P2"><text:s text:c="8"/>if bucket_files.has_key(range):</text:p>
      <text:p text:style-name="P2"><text:s text:c="12"/>sort_insertion(bucket_files[range], result_length[range], imti(f, j), imti_b(f, j))</text:p>
      <text:p text:style-name="P2"><text:s text:c="12"/>result_length[range] += 4</text:p>
      <text:p text:style-name="P2"><text:s text:c="12"/>const += 2</text:p>
      <text:p text:style-name="P2"><text:s text:c="4"/>pos = 0</text:p>
      <text:p text:style-name="P2"><text:s text:c="4"/>dict_list = sorted(bucket_files)</text:p>
      <text:p text:style-name="P2"><text:s text:c="4"/>const += 2</text:p>
      <text:p text:style-name="P2"><text:s text:c="4"/>for i in xrange(0, len(dict_list)):</text:p>
      <text:p text:style-name="P2"><text:s text:c="8"/>for j in xrange(0, result_length[dict_list[i]], 4):</text:p>
      <text:p text:style-name="P2"><text:s text:c="12"/>val = imti_b(bucket_files[dict_list[i]], j)</text:p>
      <text:p text:style-name="P2"><text:s text:c="12"/>deti(f, pos, val)</text:p>
      <text:p text:style-name="P2"><text:s text:c="12"/>pos += 4</text:p>
      <text:p text:style-name="P2"><text:s text:c="12"/>const += 3</text:p>
      <text:p text:style-name="P2"/>
      <text:p text:style-name="P2">def rik(failo_pav, rez_failo_pav="Bucket"):</text:p>
      <text:p text:style-name="P2"><text:s text:c="4"/>global const</text:p>
      <text:p text:style-name="P2"><text:s text:c="4"/>f = open(failo_pav, 'r+b')</text:p>
      <text:p text:style-name="P2"><text:s text:c="4"/>bucket_files = {}</text:p>
      <text:p text:style-name="P2"><text:s text:c="4"/>result_length = {} <text:s/></text:p>
      <text:p text:style-name="P2"><text:s text:c="4"/>for i in xrange(-10, 10):</text:p>
      <text:p text:style-name="P2"><text:s text:c="8"/>open(rez_failo_pav+"_"+str(i), 'w').close()</text:p>
      <text:p text:style-name="P2"><text:s text:c="8"/>w = open(rez_failo_pav+"_"+str(i), 'r+b')</text:p>
      <text:p text:style-name="P2"><text:s text:c="8"/>w.truncate()</text:p>
      <text:p text:style-name="P2"><text:s text:c="8"/>new_category = {i: w}</text:p>
      <text:p text:style-name="P2"><text:s text:c="8"/>new_length = {i: 0}</text:p>
      <text:p text:style-name="P2"><text:s text:c="8"/>bucket_files.update(new_category)</text:p>
      <text:p text:style-name="P2"><text:s text:c="8"/>result_length.update(new_length)</text:p>
      <text:p text:style-name="P2"><text:s text:c="8"/>const += 7</text:p>
      <text:p text:style-name="P2"><text:s text:c="4"/>length = os.path.getsize(failo_pav)</text:p>
      <text:p text:style-name="P2"><text:s text:c="4"/><text:span text:style-name="T32">#failo_isvedimas(f, length)</text:span></text:p>
      <text:p text:style-name="P2"><text:s text:c="4"/>time1 = time.time()</text:p>
      <text:p text:style-name="P2"><text:s text:c="4"/>bucketSort(f, length, bucket_files, result_length)</text:p>
      <text:p text:style-name="P2"><text:s text:c="4"/>time2 = time.time()</text:p>
      <text:p text:style-name="P2"><text:s text:c="4"/>skirtumas = time2 - time1</text:p>
      <text:p text:style-name="P2"><text:s text:c="4"/><text:span text:style-name="T32">#print "-----ISRIKIUOTAS-----"</text:span></text:p>
      <text:p text:style-name="P2"><text:s text:c="4"/><text:span text:style-name="T32">#failo_isvedimas(f, length)</text:span></text:p>
      <text:p text:style-name="P2"><text:s text:c="4"/>print "Bendras uztruktas laikas sekundemis: %(time)s" %{'time': skirtumas}</text:p>
      <text:p text:style-name="P2"><text:s text:c="4"/>const += 12</text:p>
      <text:p text:style-name="P2"><text:s text:c="4"/>print "Eiluciu kiekis: %(const)s" %{'const': const}</text:p>
      <text:p text:style-name="P2"/>
      <text:p text:style-name="P2"><text:soft-page-break/>def script(parent):</text:p>
      <text:p text:style-name="P2"><text:s text:c="4"/>global const</text:p>
      <text:p text:style-name="P2"><text:s text:c="4"/>for x in xrange(1, 18):</text:p>
      <text:p text:style-name="P2"><text:s text:c="8"/>const = 0</text:p>
      <text:p text:style-name="P2"><text:s text:c="8"/>file_name = "T%(test)s" %{'test': x}</text:p>
      <text:p text:style-name="P2"><text:s text:c="8"/>print file_name</text:p>
      <text:p text:style-name="P2"><text:s text:c="8"/>rik(parent+file_name)</text:p>
      <text:p text:style-name="P2"><text:s text:c="4"/></text:p>
      <text:p text:style-name="P2">def imti(f, i):</text:p>
      <text:p text:style-name="P2"><text:s text:c="4"/>global const</text:p>
      <text:p text:style-name="P2"><text:s text:c="4"/>f.seek(i)</text:p>
      <text:p text:style-name="P2"><text:s text:c="4"/>var = struct.unpack('i', f.read(4))[0]</text:p>
      <text:p text:style-name="P2"><text:s text:c="4"/>const += 3</text:p>
      <text:p text:style-name="P2"><text:s text:c="4"/>return var</text:p>
      <text:p text:style-name="P2"/>
      <text:p text:style-name="P2">def imti_b(f, i):</text:p>
      <text:p text:style-name="P2"><text:s text:c="4"/>global const</text:p>
      <text:p text:style-name="P2"><text:s text:c="4"/>f.seek(i)</text:p>
      <text:p text:style-name="P2"><text:s text:c="4"/>var = f.read(4)</text:p>
      <text:p text:style-name="P2"><text:s text:c="4"/>const += 3</text:p>
      <text:p text:style-name="P2"><text:s text:c="4"/>return var</text:p>
      <text:p text:style-name="P2"/>
      <text:p text:style-name="P2">def deti(f, i, r):</text:p>
      <text:p text:style-name="P2"><text:s text:c="4"/>global const</text:p>
      <text:p text:style-name="P2"><text:s text:c="4"/>f.seek(i)</text:p>
      <text:p text:style-name="P2"><text:s text:c="4"/>f.write(r)</text:p>
      <text:p text:style-name="P2"><text:s text:c="4"/>const += 2</text:p>
      <text:p text:style-name="P2"><text:s text:c="4"/></text:p>
      <text:p text:style-name="P2">def failo_isvedimas(f, length):</text:p>
      <text:p text:style-name="P2"><text:s text:c="4"/>global const</text:p>
      <text:p text:style-name="P2"><text:s text:c="4"/>for j in xrange(0, length, 4):</text:p>
      <text:p text:style-name="P2"><text:s text:c="8"/>print imti(f, j)</text:p>
      <text:p text:style-name="P2"><text:s text:c="8"/>const += 1</text:p>
      <text:p text:style-name="P2"><text:s text:c="8"/></text:p>
      <text:p text:style-name="P2">def sort_insertion(f, length, value, value_b):</text:p>
      <text:p text:style-name="P2"><text:s text:c="4"/>global const</text:p>
      <text:p text:style-name="P2"><text:s text:c="4"/>if length == 0:</text:p>
      <text:p text:style-name="P2"><text:s text:c="8"/>deti(f, 0, value_b)</text:p>
      <text:p text:style-name="P2"><text:s text:c="8"/>const += 1</text:p>
      <text:p text:style-name="P2"><text:s text:c="4"/>else:</text:p>
      <text:p text:style-name="P2"><text:s text:c="8"/>j = 0</text:p>
      <text:p text:style-name="P2"><text:s text:c="8"/>const += 1</text:p>
      <text:p text:style-name="P2"><text:s text:c="8"/>while j &lt; length and imti(f, j) &lt; value:</text:p>
      <text:p text:style-name="P2"><text:s text:c="12"/>j += 4</text:p>
      <text:p text:style-name="P2"><text:s text:c="12"/>const += 1</text:p>
      <text:p text:style-name="P2"><text:s text:c="8"/>value_to_write = value_b</text:p>
      <text:p text:style-name="P2"><text:s text:c="8"/>value_to_take = imti_b(f, j)</text:p>
      <text:p text:style-name="P2"><text:s text:c="8"/>const += 2</text:p>
      <text:p text:style-name="P2"><text:s text:c="8"/>for x in xrange(j, length + 4, 4):</text:p>
      <text:p text:style-name="P2"><text:s text:c="12"/>deti(f, x, value_to_write)</text:p>
      <text:p text:style-name="P2"><text:s text:c="12"/>value_to_write = value_to_take</text:p>
      <text:p text:style-name="P2"><text:s text:c="12"/>const += 2</text:p>
      <text:p text:style-name="P2"><text:s text:c="12"/>try:</text:p>
      <text:p text:style-name="P2"><text:s text:c="16"/>value_to_take = imti_b(f, x+4)</text:p>
      <text:p text:style-name="P2"><text:s text:c="16"/>const += 1</text:p>
      <text:p text:style-name="P2"><text:s text:c="12"/>except:</text:p>
      <text:p text:style-name="P2"><text:s text:c="16"/>const += 1</text:p>
      <text:p text:style-name="P7"><text:span text:style-name="T15"><text:s text:c="16"/></text:span><text:span text:style-name="T15">pass</text:span></text:p>
      <text:p text:style-name="P20"><text:span text:style-name="T24">Rūšiavimas „Bucket sort“ sąraše</text:span></text:p>
      <text:p text:style-name="P20"><text:span text:style-name="T24">L1_3_2.py</text:span></text:p>
      <text:p text:style-name="P9">import os</text:p>
      <text:p text:style-name="P2">import struct</text:p>
      <text:p text:style-name="P2">import time</text:p>
      <text:p text:style-name="P2">const = 0</text:p>
      <text:p text:style-name="P2"><text:s text:c="8"/></text:p>
      <text:p text:style-name="P2">def bucketSort(f, length, bucket_files, result_length):</text:p>
      <text:p text:style-name="P2"><text:s text:c="4"/>global const</text:p>
      <text:p text:style-name="P2"><text:s text:c="4"/>for j in xrange(0, length, 4):</text:p>
      <text:p text:style-name="P2"><text:s text:c="8"/>variable = imti_list(f, j)</text:p>
      <text:p text:style-name="P2"><text:s text:c="8"/>range = variable / 1000000000</text:p>
      <text:p text:style-name="P2"><text:s text:c="8"/>const += 2</text:p>
      <text:p text:style-name="P2"><text:s text:c="8"/>if bucket_files.has_key(range):</text:p>
      <text:p text:style-name="P2"><text:s text:c="12"/>sort_insertion(bucket_files[range], result_length[range], imti_list(f, j), imti_list_b(f, j))</text:p>
      <text:p text:style-name="P2"><text:s text:c="12"/>result_length[range] += 4</text:p>
      <text:p text:style-name="P2"><text:s text:c="12"/>const += 2</text:p>
      <text:p text:style-name="P2"><text:s text:c="4"/>pos = 0</text:p>
      <text:p text:style-name="P2"><text:s text:c="4"/>dict_list = sorted(bucket_files)</text:p>
      <text:p text:style-name="P2"><text:s text:c="4"/>const += 2</text:p>
      <text:p text:style-name="P2"><text:s text:c="4"/>for i in xrange(0, len(dict_list)):</text:p>
      <text:p text:style-name="P2"><text:s text:c="8"/>for j in xrange(0, result_length[dict_list[i]], 4):</text:p>
      <text:p text:style-name="P2"><text:s text:c="12"/>val = imti_list_b(bucket_files[dict_list[i]], j)</text:p>
      <text:p text:style-name="P2"><text:soft-page-break/><text:s text:c="12"/>deti_list(f, pos, val)</text:p>
      <text:p text:style-name="P2"><text:s text:c="12"/>pos += 4</text:p>
      <text:p text:style-name="P2"><text:s text:c="12"/>const += 3</text:p>
      <text:p text:style-name="P2"/>
      <text:p text:style-name="P2">def rik(failo_pav, rez_failo_pav="Bucket"):</text:p>
      <text:p text:style-name="P2"><text:s text:c="4"/>global const</text:p>
      <text:p text:style-name="P2"><text:s text:c="4"/>f = open(failo_pav, 'r+b')</text:p>
      <text:p text:style-name="P2"><text:s text:c="4"/>bucket_files = {}</text:p>
      <text:p text:style-name="P2"><text:s text:c="4"/>result_length = {} <text:s/></text:p>
      <text:p text:style-name="P2"><text:s text:c="4"/>for i in xrange(-10, 10):</text:p>
      <text:p text:style-name="P2"><text:s text:c="8"/>open(rez_failo_pav+"_"+str(i), 'w').close()</text:p>
      <text:p text:style-name="P2"><text:s text:c="8"/>w = open(rez_failo_pav+"_"+str(i), 'r+b')</text:p>
      <text:p text:style-name="P2"><text:s text:c="8"/>w.truncate()</text:p>
      <text:p text:style-name="P2"><text:s text:c="8"/>new_category = {i: w}</text:p>
      <text:p text:style-name="P2"><text:s text:c="8"/>new_length = {i: 0}</text:p>
      <text:p text:style-name="P2"><text:s text:c="8"/>bucket_files.update(new_category)</text:p>
      <text:p text:style-name="P2"><text:s text:c="8"/>result_length.update(new_length)</text:p>
      <text:p text:style-name="P2"><text:s text:c="8"/>const += 7</text:p>
      <text:p text:style-name="P2"><text:s text:c="4"/>length = os.path.getsize(failo_pav)</text:p>
      <text:p text:style-name="P2"><text:s text:c="4"/><text:span text:style-name="T32">#failo_isvedimas_list(f)</text:span></text:p>
      <text:p text:style-name="P2"><text:s text:c="4"/>time1 = time.time()</text:p>
      <text:p text:style-name="P2"><text:s text:c="4"/>bucketSort(f, length, bucket_files, result_length)</text:p>
      <text:p text:style-name="P2"><text:s text:c="4"/>time2 = time.time()</text:p>
      <text:p text:style-name="P2"><text:s text:c="4"/>skirtumas = time2 - time1</text:p>
      <text:p text:style-name="P2"><text:s text:c="4"/><text:span text:style-name="T32">#print "-----ISRIKIUOTAS-----"</text:span></text:p>
      <text:p text:style-name="P2"><text:s text:c="4"/><text:span text:style-name="T32">#failo_isvedimas_list(f)</text:span></text:p>
      <text:p text:style-name="P2"><text:s text:c="4"/>print "Bendras uztruktas laikas sekundemis: %(time)s" %{'time': skirtumas}</text:p>
      <text:p text:style-name="P2"><text:s text:c="4"/>const += 12</text:p>
      <text:p text:style-name="P2"><text:s text:c="4"/>print "Eiluciu kiekis: %(const)s" %{'const': const}</text:p>
      <text:p text:style-name="P2"><text:s text:c="4"/></text:p>
      <text:p text:style-name="P2">def script(parent):</text:p>
      <text:p text:style-name="P2"><text:s text:c="4"/>global const</text:p>
      <text:p text:style-name="P2"><text:s text:c="4"/>for x in xrange(1, 18):</text:p>
      <text:p text:style-name="P2"><text:s text:c="8"/>const = 0</text:p>
      <text:p text:style-name="P2"><text:s text:c="8"/>file_name = "T%(test)s" %{'test': x}</text:p>
      <text:p text:style-name="P2"><text:s text:c="8"/>print file_name</text:p>
      <text:p text:style-name="P2"><text:s text:c="8"/>rik(parent+file_name)</text:p>
      <text:p text:style-name="P2"><text:s text:c="4"/></text:p>
      <text:p text:style-name="P2">def pereiti(f, j):</text:p>
      <text:p text:style-name="P2"><text:s text:c="4"/>global const</text:p>
      <text:p text:style-name="P2"><text:s text:c="4"/>i = f.tell()</text:p>
      <text:p text:style-name="P2"><text:s text:c="4"/>const += 1</text:p>
      <text:p text:style-name="P2"><text:s text:c="4"/>if i &lt; j:</text:p>
      <text:p text:style-name="P2"><text:s text:c="8"/>for x in xrange(i+4, j+4, 4):</text:p>
      <text:p text:style-name="P2"><text:s text:c="12"/>f.seek(x)</text:p>
      <text:p text:style-name="P2"><text:s text:c="12"/>const += 1</text:p>
      <text:p text:style-name="P2"><text:s text:c="4"/>if i &gt; j:</text:p>
      <text:p text:style-name="P2"><text:s text:c="8"/>for x in xrange(i-4, j-4, -4):</text:p>
      <text:p text:style-name="P2"><text:s text:c="12"/>f.seek(x)</text:p>
      <text:p text:style-name="P2"><text:s text:c="12"/>const += 1</text:p>
      <text:p text:style-name="P2"><text:s text:c="4"/>if i == j:</text:p>
      <text:p text:style-name="P2"><text:s text:c="8"/>pass</text:p>
      <text:p text:style-name="P2"><text:s text:c="4"/>const += 1</text:p>
      <text:p text:style-name="P2"><text:s text:c="8"/></text:p>
      <text:p text:style-name="P2">def imti_list(f, j):</text:p>
      <text:p text:style-name="P2"><text:s text:c="4"/>global const</text:p>
      <text:p text:style-name="P2"><text:s text:c="4"/>pereiti(f, j)</text:p>
      <text:p text:style-name="P2"><text:s text:c="4"/>val = f.read(4)</text:p>
      <text:p text:style-name="P2"><text:s text:c="4"/>const += 2</text:p>
      <text:p text:style-name="P2"><text:s text:c="4"/>if val == '':</text:p>
      <text:p text:style-name="P2"><text:s text:c="8"/>const += 1</text:p>
      <text:p text:style-name="P2"><text:s text:c="8"/>return ''</text:p>
      <text:p text:style-name="P2"><text:s text:c="4"/>else:</text:p>
      <text:p text:style-name="P2"><text:s text:c="8"/>const += 1</text:p>
      <text:p text:style-name="P2"><text:s text:c="8"/>return struct.unpack('i', val)[0]</text:p>
      <text:p text:style-name="P2"/>
      <text:p text:style-name="P2">def imti_list_b(f, j):</text:p>
      <text:p text:style-name="P2"><text:s text:c="4"/>global const</text:p>
      <text:p text:style-name="P2"><text:s text:c="4"/>pereiti(f, j)</text:p>
      <text:p text:style-name="P2"><text:s text:c="4"/>const += 2</text:p>
      <text:p text:style-name="P2"><text:s text:c="4"/>return f.read(4)</text:p>
      <text:p text:style-name="P2"/>
      <text:p text:style-name="P2">def deti_list(f, j, r):</text:p>
      <text:p text:style-name="P2"><text:s text:c="4"/>global const</text:p>
      <text:p text:style-name="P2"><text:s text:c="4"/>pereiti(f, j)</text:p>
      <text:p text:style-name="P2"><text:s text:c="4"/>f.write(r)</text:p>
      <text:p text:style-name="P2"><text:s text:c="4"/>const += 2</text:p>
      <text:p text:style-name="P2"><text:s text:c="4"/></text:p>
      <text:p text:style-name="P2">def failo_isvedimas_list(f):</text:p>
      <text:p text:style-name="P2"><text:s text:c="4"/>global const</text:p>
      <text:p text:style-name="P2"><text:s text:c="4"/>value = 0</text:p>
      <text:p text:style-name="P2"><text:s text:c="4"/>f.seek(0)</text:p>
      <text:p text:style-name="P2"><text:soft-page-break/><text:s text:c="4"/>offset = 0</text:p>
      <text:p text:style-name="P2"><text:s text:c="4"/>const += 3</text:p>
      <text:p text:style-name="P2"><text:s text:c="4"/>while value != '':</text:p>
      <text:p text:style-name="P2"><text:s text:c="8"/>value = imti_list(f, offset)</text:p>
      <text:p text:style-name="P2"><text:s text:c="8"/>const += 1</text:p>
      <text:p text:style-name="P2"><text:s text:c="8"/>if value == '':</text:p>
      <text:p text:style-name="P2"><text:s text:c="12"/>const += 1</text:p>
      <text:p text:style-name="P2"><text:s text:c="12"/>break</text:p>
      <text:p text:style-name="P2"><text:s text:c="8"/>print (value)</text:p>
      <text:p text:style-name="P2"><text:s text:c="8"/>offset += 4</text:p>
      <text:p text:style-name="P2"><text:s text:c="8"/>const += 2</text:p>
      <text:p text:style-name="P2"><text:s text:c="8"/></text:p>
      <text:p text:style-name="P2">def sort_insertion(f, length, value, value_b):</text:p>
      <text:p text:style-name="P2"><text:s text:c="4"/>global const</text:p>
      <text:p text:style-name="P2"><text:s text:c="4"/>if length == 0:</text:p>
      <text:p text:style-name="P2"><text:s text:c="8"/>deti_list(f, 0, value_b)</text:p>
      <text:p text:style-name="P2"><text:s text:c="8"/>const += 1</text:p>
      <text:p text:style-name="P2"><text:s text:c="4"/>else:</text:p>
      <text:p text:style-name="P2"><text:s text:c="8"/>j = 0</text:p>
      <text:p text:style-name="P2"><text:s text:c="8"/>const += 1</text:p>
      <text:p text:style-name="P2"><text:s text:c="8"/>while j &lt; length and imti_list(f, j) &lt; value:</text:p>
      <text:p text:style-name="P2"><text:s text:c="12"/>j += 4</text:p>
      <text:p text:style-name="P2"><text:s text:c="12"/>const += 1</text:p>
      <text:p text:style-name="P2"><text:s text:c="8"/>value_to_write = value_b</text:p>
      <text:p text:style-name="P2"><text:s text:c="8"/>value_to_take = imti_list_b(f, j)</text:p>
      <text:p text:style-name="P2"><text:s text:c="8"/>const += 2</text:p>
      <text:p text:style-name="P2"><text:s text:c="8"/>for x in xrange(j, length + 4, 4):</text:p>
      <text:p text:style-name="P2"><text:s text:c="12"/>deti_list(f, x, value_to_write)</text:p>
      <text:p text:style-name="P2"><text:s text:c="12"/>value_to_write = value_to_take</text:p>
      <text:p text:style-name="P2"><text:s text:c="12"/>const += 2</text:p>
      <text:p text:style-name="P2"><text:s text:c="12"/>try:</text:p>
      <text:p text:style-name="P2"><text:s text:c="16"/>value_to_take = imti_list_b(f, x+4)</text:p>
      <text:p text:style-name="P2"><text:s text:c="16"/>const += 1</text:p>
      <text:p text:style-name="P2"><text:s text:c="12"/>except:</text:p>
      <text:p text:style-name="P2"><text:s text:c="16"/>const += 1</text:p>
      <text:p text:style-name="P2"><text:s text:c="16"/>pass</text:p>
      <text:p text:style-name="P7"><text:span text:style-name="T15"><text:s text:c="4"/></text:span></text:p>
      <text:p text:style-name="P4"><text:span text:style-name="T12">Algoritmo ekspermentinis tyrimas</text:span></text:p>
      <text:p text:style-name="P6"><text:span text:style-name="T12">Algoritmas testuojamas rikiuojant sveikuosius skaičius. Buvo sugeneruota daug atsitiktinių skaičių, nurodant failo dydį.<text:line-break/>Rikiuojant buvo skaičiuojama rikiavimo trukmė, palyginamas rikiavimas masyve ir sąraše. Duomenų imtis 200 iki 100.000.</text:span></text:p>
      <table:table table:name="Lentelė2" table:style-name="Lentelė2">
        <table:table-column table:style-name="Lentelė2.A"/>
        <table:table-column table:style-name="Lentelė2.B"/>
        <table:table-column table:style-name="Lentelė2.C"/>
        <table:table-column table:style-name="Lentelė2.A" table:number-columns-repeated="2"/>
        <table:table-row>
          <table:table-cell table:style-name="Lentelė2.A1" table:number-rows-spanned="2" office:value-type="string">
            <text:p text:style-name="P31">Elementų sk.</text:p>
          </table:table-cell>
          <table:table-cell table:style-name="Lentelė2.B1" table:number-columns-spanned="2" office:value-type="string">
            <text:p text:style-name="P31">Masyvas</text:p>
          </table:table-cell>
          <table:covered-table-cell/>
          <table:table-cell table:style-name="Lentelė2.D1" table:number-columns-spanned="2" office:value-type="string">
            <text:p text:style-name="P31">Sąrašas</text:p>
          </table:table-cell>
          <table:covered-table-cell/>
        </table:table-row>
        <table:table-row>
          <table:covered-table-cell/>
          <table:table-cell table:style-name="Lentelė2.B2" office:value-type="string">
            <text:p text:style-name="P31">Trukmė (s)</text:p>
          </table:table-cell>
          <table:table-cell table:style-name="Lentelė2.C19" office:value-type="string">
            <text:p text:style-name="P31">Operacijų sk.</text:p>
          </table:table-cell>
          <table:table-cell table:style-name="Lentelė2.D2" office:value-type="string">
            <text:p text:style-name="P31">Trukmė (s)</text:p>
          </table:table-cell>
          <table:table-cell table:style-name="Lentelė2.E2" office:value-type="string">
            <text:p text:style-name="P31">Operacijų sk.</text:p>
          </table:table-cell>
        </table:table-row>
        <table:table-row>
          <table:table-cell table:style-name="Lentelė2.A19" office:value-type="string">
            <text:p text:style-name="P30">200</text:p>
          </table:table-cell>
          <table:table-cell table:style-name="Lentelė2.B3" office:value-type="string">
            <text:p text:style-name="P32">0.0172638893127</text:p>
          </table:table-cell>
          <table:table-cell table:style-name="Lentelė2.C19" office:value-type="string">
            <text:p text:style-name="P32">34486</text:p>
          </table:table-cell>
          <table:table-cell table:style-name="Lentelė2.D3" office:value-type="string">
            <text:p text:style-name="P32">0.0241098403931</text:p>
          </table:table-cell>
          <table:table-cell table:style-name="Lentelė2.E3" office:value-type="string">
            <text:p text:style-name="P32">56096</text:p>
          </table:table-cell>
        </table:table-row>
        <table:table-row>
          <table:table-cell table:style-name="Lentelė2.A19" office:value-type="string">
            <text:p text:style-name="P30">400</text:p>
          </table:table-cell>
          <table:table-cell table:style-name="Lentelė2.B4" office:value-type="string">
            <text:p text:style-name="P32">0.0555970668793</text:p>
          </table:table-cell>
          <table:table-cell table:style-name="Lentelė2.C19" office:value-type="string">
            <text:p text:style-name="P32">118993</text:p>
          </table:table-cell>
          <table:table-cell table:style-name="Lentelė2.D4" office:value-type="string">
            <text:p text:style-name="P32">0.078996181488</text:p>
          </table:table-cell>
          <table:table-cell table:style-name="Lentelė2.E4" office:value-type="string">
            <text:p text:style-name="P32">195951</text:p>
          </table:table-cell>
        </table:table-row>
        <table:table-row>
          <table:table-cell table:style-name="Lentelė2.A19" office:value-type="string">
            <text:p text:style-name="P30">600</text:p>
          </table:table-cell>
          <table:table-cell table:style-name="Lentelė2.B5" office:value-type="string">
            <text:p text:style-name="P32">0.11394906044</text:p>
          </table:table-cell>
          <table:table-cell table:style-name="Lentelė2.C19" office:value-type="string">
            <text:p text:style-name="P32">255736</text:p>
          </table:table-cell>
          <table:table-cell table:style-name="Lentelė2.D5" office:value-type="string">
            <text:p text:style-name="P32">0.168732881546</text:p>
          </table:table-cell>
          <table:table-cell table:style-name="Lentelė2.E5" office:value-type="string">
            <text:p text:style-name="P32">422188</text:p>
          </table:table-cell>
        </table:table-row>
        <table:table-row>
          <table:table-cell table:style-name="Lentelė2.A19" office:value-type="string">
            <text:p text:style-name="P30">800</text:p>
          </table:table-cell>
          <table:table-cell table:style-name="Lentelė2.B6" office:value-type="string">
            <text:p text:style-name="P32">0.199162006378</text:p>
          </table:table-cell>
          <table:table-cell table:style-name="Lentelė2.C19" office:value-type="string">
            <text:p text:style-name="P32">455735</text:p>
          </table:table-cell>
          <table:table-cell table:style-name="Lentelė2.D6" office:value-type="string">
            <text:p text:style-name="P32">0.30180811882</text:p>
          </table:table-cell>
          <table:table-cell table:style-name="Lentelė2.E6" office:value-type="string">
            <text:p text:style-name="P32">754576</text:p>
          </table:table-cell>
        </table:table-row>
        <table:table-row>
          <table:table-cell table:style-name="Lentelė2.A19" office:value-type="string">
            <text:p text:style-name="P30">1.000</text:p>
          </table:table-cell>
          <table:table-cell table:style-name="Lentelė2.B7" office:value-type="string">
            <text:p text:style-name="P32">0.313737154007</text:p>
          </table:table-cell>
          <table:table-cell table:style-name="Lentelė2.C19" office:value-type="string">
            <text:p text:style-name="P32">711695</text:p>
          </table:table-cell>
          <table:table-cell table:style-name="Lentelė2.D7" office:value-type="string">
            <text:p text:style-name="P32">0.465600967407</text:p>
          </table:table-cell>
          <table:table-cell table:style-name="Lentelė2.E7" office:value-type="string">
            <text:p text:style-name="P32">1178508</text:p>
          </table:table-cell>
        </table:table-row>
        <table:table-row>
          <table:table-cell table:style-name="Lentelė2.A19" office:value-type="string">
            <text:p text:style-name="P30">1.200</text:p>
          </table:table-cell>
          <table:table-cell table:style-name="Lentelė2.B8" office:value-type="string">
            <text:p text:style-name="P32">0.456677913666</text:p>
          </table:table-cell>
          <table:table-cell table:style-name="Lentelė2.C19" office:value-type="string">
            <text:p text:style-name="P32">1001335</text:p>
          </table:table-cell>
          <table:table-cell table:style-name="Lentelė2.D8" office:value-type="string">
            <text:p text:style-name="P32">0.653183937073</text:p>
          </table:table-cell>
          <table:table-cell table:style-name="Lentelė2.E8" office:value-type="string">
            <text:p text:style-name="P32">1662029</text:p>
          </table:table-cell>
        </table:table-row>
        <table:table-row>
          <table:table-cell table:style-name="Lentelė2.A19" office:value-type="string">
            <text:p text:style-name="P30">1.400</text:p>
          </table:table-cell>
          <table:table-cell table:style-name="Lentelė2.B9" office:value-type="string">
            <text:p text:style-name="P32">0.576724052429</text:p>
          </table:table-cell>
          <table:table-cell table:style-name="Lentelė2.C19" office:value-type="string">
            <text:p text:style-name="P32">1329738</text:p>
          </table:table-cell>
          <table:table-cell table:style-name="Lentelė2.D9" office:value-type="string">
            <text:p text:style-name="P32">0.8708589077</text:p>
          </table:table-cell>
          <table:table-cell table:style-name="Lentelė2.E9" office:value-type="string">
            <text:p text:style-name="P32">2209305</text:p>
          </table:table-cell>
        </table:table-row>
        <table:table-row>
          <table:table-cell table:style-name="Lentelė2.A19" office:value-type="string">
            <text:p text:style-name="P30">1.600</text:p>
          </table:table-cell>
          <table:table-cell table:style-name="Lentelė2.B10" office:value-type="string">
            <text:p text:style-name="P32">0.760828018188</text:p>
          </table:table-cell>
          <table:table-cell table:style-name="Lentelė2.C19" office:value-type="string">
            <text:p text:style-name="P32">1719055</text:p>
          </table:table-cell>
          <table:table-cell table:style-name="Lentelė2.D10" office:value-type="string">
            <text:p text:style-name="P32">1.10874414444</text:p>
          </table:table-cell>
          <table:table-cell table:style-name="Lentelė2.E10" office:value-type="string">
            <text:p text:style-name="P32">2857383</text:p>
          </table:table-cell>
        </table:table-row>
        <table:table-row>
          <table:table-cell table:style-name="Lentelė2.A19" office:value-type="string">
            <text:p text:style-name="P30">1.800</text:p>
          </table:table-cell>
          <table:table-cell table:style-name="Lentelė2.B11" office:value-type="string">
            <text:p text:style-name="P32">0.996230125427</text:p>
          </table:table-cell>
          <table:table-cell table:style-name="Lentelė2.C19" office:value-type="string">
            <text:p text:style-name="P32">2226430</text:p>
          </table:table-cell>
          <table:table-cell table:style-name="Lentelė2.D11" office:value-type="string">
            <text:p text:style-name="P32">1.44347405434</text:p>
          </table:table-cell>
          <table:table-cell table:style-name="Lentelė2.E11" office:value-type="string">
            <text:p text:style-name="P32">3697037</text:p>
          </table:table-cell>
        </table:table-row>
        <table:table-row>
          <table:table-cell table:style-name="Lentelė2.A12" office:value-type="string">
            <text:p text:style-name="P30">2.000</text:p>
          </table:table-cell>
          <table:table-cell table:style-name="Lentelė2.B12" office:value-type="string">
            <text:p text:style-name="P32">1.24052000046</text:p>
          </table:table-cell>
          <table:table-cell table:style-name="Lentelė2.C12" office:value-type="string">
            <text:p text:style-name="P32">2681600</text:p>
          </table:table-cell>
          <table:table-cell table:style-name="Lentelė2.D12" office:value-type="string">
            <text:p text:style-name="P32">1.78206801414</text:p>
          </table:table-cell>
          <table:table-cell table:style-name="Lentelė2.E12" office:value-type="string">
            <text:p text:style-name="P32">4455230</text:p>
          </table:table-cell>
        </table:table-row>
        <table:table-row>
          <table:table-cell table:style-name="Lentelė2.A13" office:value-type="string">
            <text:p text:style-name="P30">3.000</text:p>
          </table:table-cell>
          <table:table-cell table:style-name="Lentelė2.B13" office:value-type="string">
            <text:p text:style-name="P32">2.6599919796</text:p>
          </table:table-cell>
          <table:table-cell table:style-name="Lentelė2.C13" office:value-type="string">
            <text:p text:style-name="P32">5973089</text:p>
          </table:table-cell>
          <table:table-cell table:style-name="Lentelė2.D13" office:value-type="string">
            <text:p text:style-name="P32">3.89628505707</text:p>
          </table:table-cell>
          <table:table-cell table:style-name="Lentelė2.E13" office:value-type="string">
            <text:p text:style-name="P32">9941081</text:p>
          </table:table-cell>
        </table:table-row>
        <table:table-row>
          <table:table-cell table:style-name="Lentelė2.A14" office:value-type="string">
            <text:p text:style-name="P30">5.000</text:p>
          </table:table-cell>
          <table:table-cell table:style-name="Lentelė2.B14" office:value-type="string">
            <text:p text:style-name="P32">7.33256602287</text:p>
          </table:table-cell>
          <table:table-cell table:style-name="Lentelė2.C14" office:value-type="string">
            <text:p text:style-name="P32">16575953</text:p>
          </table:table-cell>
          <table:table-cell table:style-name="Lentelė2.D14" office:value-type="string">
            <text:p text:style-name="P32">10.7687971592</text:p>
          </table:table-cell>
          <table:table-cell table:style-name="Lentelė2.E14" office:value-type="string">
            <text:p text:style-name="P32">27603363</text:p>
          </table:table-cell>
        </table:table-row>
        <table:table-row>
          <table:table-cell table:style-name="Lentelė2.A15" office:value-type="string">
            <text:p text:style-name="P30">10.000</text:p>
          </table:table-cell>
          <table:table-cell table:style-name="Lentelė2.B15" office:value-type="string">
            <text:p text:style-name="P32">29.5510778427</text:p>
          </table:table-cell>
          <table:table-cell table:style-name="Lentelė2.C15" office:value-type="string">
            <text:p text:style-name="P32">66196647</text:p>
          </table:table-cell>
          <table:table-cell table:style-name="Lentelė2.D15" office:value-type="string">
            <text:p text:style-name="P32">43.6714830399</text:p>
          </table:table-cell>
          <table:table-cell table:style-name="Lentelė2.E15" office:value-type="string">
            <text:p text:style-name="P32">110270250</text:p>
          </table:table-cell>
        </table:table-row>
        <table:table-row>
          <table:table-cell table:style-name="Lentelė2.A16" office:value-type="string">
            <text:p text:style-name="P30">20.000</text:p>
          </table:table-cell>
          <table:table-cell table:style-name="Lentelė2.B16" office:value-type="string">
            <text:p text:style-name="P32">117.724260092</text:p>
          </table:table-cell>
          <table:table-cell table:style-name="Lentelė2.C16" office:value-type="string">
            <text:p text:style-name="P32">263500943</text:p>
          </table:table-cell>
          <table:table-cell table:style-name="Lentelė2.D16" office:value-type="string">
            <text:p text:style-name="P32">174.706534863</text:p>
          </table:table-cell>
          <table:table-cell table:style-name="Lentelė2.E16" office:value-type="string">
            <text:p text:style-name="P32">439015347</text:p>
          </table:table-cell>
        </table:table-row>
        <text:soft-page-break/>
        <table:table-row>
          <table:table-cell table:style-name="Lentelė2.A17" office:value-type="string">
            <text:p text:style-name="P30">30.000</text:p>
          </table:table-cell>
          <table:table-cell table:style-name="Lentelė2.B17" office:value-type="string">
            <text:p text:style-name="P32">265.602306843</text:p>
          </table:table-cell>
          <table:table-cell table:style-name="Lentelė2.C17" office:value-type="string">
            <text:p text:style-name="P32">593854711</text:p>
          </table:table-cell>
          <table:table-cell table:style-name="Lentelė2.D17" office:value-type="string">
            <text:p text:style-name="P32">394.671413183</text:p>
          </table:table-cell>
          <table:table-cell table:style-name="Lentelė2.E17" office:value-type="string">
            <text:p text:style-name="P32">989608952</text:p>
          </table:table-cell>
        </table:table-row>
        <table:table-row>
          <table:table-cell table:style-name="Lentelė2.A18" office:value-type="string">
            <text:p text:style-name="P30">50.000</text:p>
          </table:table-cell>
          <table:table-cell table:style-name="Lentelė2.B18" office:value-type="string">
            <text:p text:style-name="P32">734.482411146</text:p>
          </table:table-cell>
          <table:table-cell table:style-name="Lentelė2.C18" office:value-type="string">
            <text:p text:style-name="P32">1643497575</text:p>
          </table:table-cell>
          <table:table-cell table:style-name="Lentelė2.D18" office:value-type="string">
            <text:p text:style-name="P32">1098.88654399</text:p>
          </table:table-cell>
          <table:table-cell table:style-name="Lentelė2.E18" office:value-type="string">
            <text:p text:style-name="P32">2738745233</text:p>
          </table:table-cell>
        </table:table-row>
        <table:table-row>
          <table:table-cell table:style-name="Lentelė2.A19" office:value-type="string">
            <text:p text:style-name="P30">100.000</text:p>
          </table:table-cell>
          <table:table-cell table:style-name="Lentelė2.B19" office:value-type="string">
            <text:p text:style-name="P32">2956.100564</text:p>
          </table:table-cell>
          <table:table-cell table:style-name="Lentelė2.C19" office:value-type="string">
            <text:p text:style-name="P32">6588102715</text:p>
          </table:table-cell>
          <table:table-cell table:style-name="Lentelė2.D19" office:value-type="string">
            <text:p text:style-name="P32">4513.14706802</text:p>
          </table:table-cell>
          <table:table-cell table:style-name="Lentelė2.E19" office:value-type="string">
            <text:p text:style-name="P32">1097954074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NimbusRomNo9L-Regu" svg:font-family="NimbusRomNo9L-Regu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imbusRomNo9L-Regu1" svg:font-family="NimbusRomNo9L-Regu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utvydas </meta:initial-creator>
    <meta:creation-date>2013-11-05T18:56:43</meta:creation-date>
    <dc:date>2013-11-06T16:13:30</dc:date>
    <dc:creator>Tautvydas </dc:creator>
    <meta:editing-duration>PT21H1M36S</meta:editing-duration>
    <meta:editing-cycles>7</meta:editing-cycles>
    <meta:generator>LibreOffice/3.5$Linux_X86_64 LibreOffice_project/350m1$Build-2</meta:generator>
    <meta:document-statistic meta:table-count="3" meta:image-count="0" meta:object-count="3" meta:page-count="13" meta:paragraph-count="1021" meta:word-count="2920" meta:character-count="23402" meta:non-whitespace-character-count="17487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row>
            <mi>n</mi>
            <mo stretchy="false">∗</mo>
            <mi mathvariant="italic">log2</mi>
          </mrow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O(n * log2(n)) </annotation>
  </semantics>
</math>
</file>

<file path=Object 2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sup>
            <mi>n</mi>
            <mrow>
              <mn>2</mn>
            </mrow>
          </msup>
        </mrow>
        <mo stretchy="false">)</mo>
      </mrow>
    </mrow>
    <annotation encoding="StarMath 5.0">T(n) = O(n^{2}) </annotation>
  </semantics>
</math>
</file>

<file path=Object 3/content.xml><?xml version="1.0" encoding="utf-8"?>
<math xmlns="http://www.w3.org/1998/Math/MathML">
  <semantics>
    <mrow>
      <mi>T</mi>
      <mrow>
        <mrow>
          <mo stretchy="false">(</mo>
          <mrow>
            <mi>n</mi>
          </mrow>
          <mo stretchy="false">)</mo>
        </mrow>
        <mo stretchy="false">=</mo>
        <mi>O</mi>
      </mrow>
      <mrow>
        <mo stretchy="false">(</mo>
        <mrow>
          <mrow>
            <mi>n</mi>
            <mo stretchy="false">∗</mo>
            <mi>k</mi>
          </mrow>
        </mrow>
        <mo stretchy="false">)</mo>
      </mrow>
    </mrow>
    <annotation encoding="StarMath 5.0">T(n) = O(n*k) </annotation>
  </semantics>
</math>
</file>